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47.99pt" style:use-optimal-column-width="true"/>
    </style:style>
    <style:style style:name="ACOL-8" style:family="table-column">
      <style:table-column-properties style:column-width="265.5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11pt" style:use-optimal-column-width="true"/>
    </style:style>
    <style:style style:name="ACOL-11" style:family="table-column">
      <style:table-column-properties style:column-width="102.8pt" style:use-optimal-column-width="true"/>
    </style:style>
    <style:style style:name="ACOL-12" style:family="table-column">
      <style:table-column-properties style:column-width="104.2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7"/>
        <table:table-column table:style-name="ACOL-9"/>
        <table:table-column table:style-name="ACOL-7" table:number-columns-repeated="2"/>
        <table:table-column table:style-name="ACOL-10"/>
        <table:table-column table:style-name="ACOL-11" table:number-columns-repeated="3"/>
        <table:table-column table:style-name="ACOL-7"/>
        <table:table-column table:style-name="ACOL-12"/>
        <table:table-column table:style-name="ACOL-10"/>
        <table:table-column table:style-name="ACOL-11" table:number-columns-repeated="2"/>
        <table:table-column table:style-name="ACOL-0" table:number-columns-repeated="2"/>
        <table:table-column table:style-name="ACOL-10" table:number-columns-repeated="2"/>
        <table:table-column table:style-name="ACOL-0" table:number-columns-repeated="231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4" office:value-type="string">
            <text:p>RSL</text:p>
          </table:table-cell>
          <table:table-cell table:style-name="ACE-4" office:value-type="string">
            <text:p>RSL_2sigma_upper</text:p>
          </table:table-cell>
          <table:table-cell table:style-name="ACE-4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comment</text:p>
          </table:table-cell>
          <table:table-cell table:style-name="ACE-0" office:value-type="string">
            <text:p>uplift_rat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4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6200">
            <text:p>662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 sp. <text:s text:c="12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]-[.F2]*[.R$2]" office:value-type="float" office:value="-60.780000000000001">
            <text:p>−60.8</text:p>
          </table:table-cell>
          <table:table-cell table:style-name="ACE-4" table:formula="of:=SQRT(([.Y2]-[.M2])^2+[.T2]^2)" office:value-type="float" office:value="9.9105802050132255">
            <text:p>9.9</text:p>
          </table:table-cell>
          <table:table-cell table:style-name="ACE-4" table:formula="of:=SQRT(([.M2]-[.X2])^2+[.U2]^2)" office:value-type="float" office:value="10.268807136177015">
            <text:p>10.3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 office:value-type="float" office:value="0.0019">
            <text:p>0.0019</text:p>
          </table:table-cell>
          <table:table-cell table:style-name="ACE-0" office:value-type="float" office:value="65">
            <text:p>6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]+[.G2]*2" office:value-type="float" office:value="68000">
            <text:p>68000</text:p>
          </table:table-cell>
          <table:table-cell table:style-name="ACE-0" table:formula="of:=[.F2]-[.G2]*2" office:value-type="float" office:value="64400">
            <text:p>64400</text:p>
          </table:table-cell>
          <table:table-cell table:style-name="ACE-0" table:formula="of:=[.S2]-[.V2]*([.R$2]+[.R$3])" office:value-type="float" office:value="-71">
            <text:p>−71</text:p>
          </table:table-cell>
          <table:table-cell table:style-name="ACE-0" table:formula="of:=[.S2]-[.W2]*([.R$2]-[.R$3])" office:value-type="float" office:value="-50.920000000000002">
            <text:p>−50.9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351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7800">
            <text:p>678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Cyph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]-[.F3]*[.R$2]" office:value-type="float" office:value="-63.819999999999993">
            <text:p>−63.8</text:p>
          </table:table-cell>
          <table:table-cell table:style-name="ACE-4" table:formula="of:=SQRT(([.Y3]-[.M3])^2+[.T3]^2)" office:value-type="float" office:value="14.015719746056559">
            <text:p>14.0</text:p>
          </table:table-cell>
          <table:table-cell table:style-name="ACE-4" table:formula="of:=SQRT(([.M3]-[.X3])^2+[.U3]^2)" office:value-type="float" office:value="14.813790872021922">
            <text:p>14.8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 office:value-type="float" office:value="0.0001">
            <text:p>0.0001</text:p>
          </table:table-cell>
          <table:table-cell table:style-name="ACE-0" office:value-type="float" office:value="65">
            <text:p>6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]+[.G3]*2" office:value-type="float" office:value="71800">
            <text:p>71800</text:p>
          </table:table-cell>
          <table:table-cell table:style-name="ACE-0" table:formula="of:=[.F3]-[.G3]*2" office:value-type="float" office:value="63800">
            <text:p>63800</text:p>
          </table:table-cell>
          <table:table-cell table:style-name="ACE-0" table:formula="of:=[.S3]-[.V3]*([.R$2]+[.R$3])" office:value-type="float" office:value="-78.599999999999994">
            <text:p>−78.6</text:p>
          </table:table-cell>
          <table:table-cell table:style-name="ACE-0" table:formula="of:=[.S3]-[.W3]*([.R$2]-[.R$3])" office:value-type="float" office:value="-49.840000000000003">
            <text:p>−49.8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3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74900">
            <text:p>749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 speciosa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]-[.F4]*[.R$2]" office:value-type="float" office:value="-85.310000000000002">
            <text:p>−85.3</text:p>
          </table:table-cell>
          <table:table-cell table:style-name="ACE-4" table:formula="of:=SQRT(([.Y4]-[.M4])^2+[.T4]^2)" office:value-type="float" office:value="10.776497575743262">
            <text:p>10.8</text:p>
          </table:table-cell>
          <table:table-cell table:style-name="ACE-4" table:formula="of:=SQRT(([.M4]-[.X4])^2+[.U4]^2)" office:value-type="float" office:value="11.134994387066392">
            <text:p>11.1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57">
            <text:p>5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]+[.G4]*2" office:value-type="float" office:value="76700">
            <text:p>76700</text:p>
          </table:table-cell>
          <table:table-cell table:style-name="ACE-0" table:formula="of:=[.F4]-[.G4]*2" office:value-type="float" office:value="73100">
            <text:p>73100</text:p>
          </table:table-cell>
          <table:table-cell table:style-name="ACE-0" table:formula="of:=[.S4]-[.V4]*([.R$2]+[.R$3])" office:value-type="float" office:value="-96.400000000000006">
            <text:p>−96.4</text:p>
          </table:table-cell>
          <table:table-cell table:style-name="ACE-0" table:formula="of:=[.S4]-[.W4]*([.R$2]-[.R$3])" office:value-type="float" office:value="-74.579999999999984">
            <text:p>−74.5799999999999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1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5000">
            <text:p>650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dae <text:s text:c="1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]-[.F5]*[.R$2]" office:value-type="float" office:value="-73.5">
            <text:p>−73.5</text:p>
          </table:table-cell>
          <table:table-cell table:style-name="ACE-4" table:formula="of:=SQRT(([.Y5]-[.M5])^2+[.T5]^2)" office:value-type="float" office:value="9.7912001307296439">
            <text:p>9.8</text:p>
          </table:table-cell>
          <table:table-cell table:style-name="ACE-4" table:formula="of:=SQRT(([.M5]-[.X5])^2+[.U5]^2)" office:value-type="float" office:value="10.149384217773997">
            <text:p>10.1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50">
            <text:p>5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]+[.G5]*2" office:value-type="float" office:value="66800">
            <text:p>66800</text:p>
          </table:table-cell>
          <table:table-cell table:style-name="ACE-0" table:formula="of:=[.F5]-[.G5]*2" office:value-type="float" office:value="63200">
            <text:p>63200</text:p>
          </table:table-cell>
          <table:table-cell table:style-name="ACE-0" table:formula="of:=[.S5]-[.V5]*([.R$2]+[.R$3])" office:value-type="float" office:value="-83.599999999999994">
            <text:p>−83.6</text:p>
          </table:table-cell>
          <table:table-cell table:style-name="ACE-0" table:formula="of:=[.S5]-[.W5]*([.R$2]-[.R$3])" office:value-type="float" office:value="-63.759999999999991">
            <text:p>−63.7599999999999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3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3700">
            <text:p>637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]-[.F6]*[.R$2]" office:value-type="float" office:value="-86.030000000000001">
            <text:p>−86.0</text:p>
          </table:table-cell>
          <table:table-cell table:style-name="ACE-4" table:formula="of:=SQRT(([.Y6]-[.M6])^2+[.T6]^2)" office:value-type="float" office:value="9.6618890492491172">
            <text:p>9.7</text:p>
          </table:table-cell>
          <table:table-cell table:style-name="ACE-4" table:formula="of:=SQRT(([.M6]-[.X6])^2+[.U6]^2)" office:value-type="float" office:value="10.020024950068736">
            <text:p>10.0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35">
            <text:p>3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6]+[.G6]*2" office:value-type="float" office:value="65500">
            <text:p>65500</text:p>
          </table:table-cell>
          <table:table-cell table:style-name="ACE-0" table:formula="of:=[.F6]-[.G6]*2" office:value-type="float" office:value="61900">
            <text:p>61900</text:p>
          </table:table-cell>
          <table:table-cell table:style-name="ACE-0" table:formula="of:=[.S6]-[.V6]*([.R$2]+[.R$3])" office:value-type="float" office:value="-96">
            <text:p>−96</text:p>
          </table:table-cell>
          <table:table-cell table:style-name="ACE-0" table:formula="of:=[.S6]-[.W6]*([.R$2]-[.R$3])" office:value-type="float" office:value="-76.420000000000002">
            <text:p>−76.4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1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1200">
            <text:p>612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Montastorea curt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]-[.F7]*[.R$2]" office:value-type="float" office:value="-95.780000000000001">
            <text:p>−95.8</text:p>
          </table:table-cell>
          <table:table-cell table:style-name="ACE-4" table:formula="of:=SQRT(([.Y7]-[.M7])^2+[.T7]^2)" office:value-type="float" office:value="9.4132672330068257">
            <text:p>9.4</text:p>
          </table:table-cell>
          <table:table-cell table:style-name="ACE-4" table:formula="of:=SQRT(([.M7]-[.X7])^2+[.U7]^2)" office:value-type="float" office:value="9.7713049282068756">
            <text:p>9.8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20.5">
            <text:p>20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7]+[.G7]*2" office:value-type="float" office:value="63000">
            <text:p>63000</text:p>
          </table:table-cell>
          <table:table-cell table:style-name="ACE-0" table:formula="of:=[.F7]-[.G7]*2" office:value-type="float" office:value="59400">
            <text:p>59400</text:p>
          </table:table-cell>
          <table:table-cell table:style-name="ACE-0" table:formula="of:=[.S7]-[.V7]*([.R$2]+[.R$3])" office:value-type="float" office:value="-105.5">
            <text:p>−105.5</text:p>
          </table:table-cell>
          <table:table-cell table:style-name="ACE-0" table:formula="of:=[.S7]-[.W7]*([.R$2]-[.R$3])" office:value-type="float" office:value="-86.420000000000002">
            <text:p>−86.4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5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7600">
            <text:p>676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Favia sp. <text:s text:c="12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]-[.F8]*[.R$2]" office:value-type="float" office:value="-111.44">
            <text:p>−111.4</text:p>
          </table:table-cell>
          <table:table-cell table:style-name="ACE-4" table:formula="of:=SQRT(([.Y8]-[.M8])^2+[.T8]^2)" office:value-type="float" office:value="10.40815065225326">
            <text:p>10.4</text:p>
          </table:table-cell>
          <table:table-cell table:style-name="ACE-4" table:formula="of:=SQRT(([.M8]-[.X8])^2+[.U8]^2)" office:value-type="float" office:value="10.806368492699129">
            <text:p>10.8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17">
            <text:p>1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8]+[.G8]*2" office:value-type="float" office:value="69600">
            <text:p>69600</text:p>
          </table:table-cell>
          <table:table-cell table:style-name="ACE-0" table:formula="of:=[.F8]-[.G8]*2" office:value-type="float" office:value="65600">
            <text:p>65600</text:p>
          </table:table-cell>
          <table:table-cell table:style-name="ACE-0" table:formula="of:=[.S8]-[.V8]*([.R$2]+[.R$3])" office:value-type="float" office:value="-122.20000000000002">
            <text:p>−122.2</text:p>
          </table:table-cell>
          <table:table-cell table:style-name="ACE-0" table:formula="of:=[.S8]-[.W8]*([.R$2]-[.R$3])" office:value-type="float" office:value="-101.08">
            <text:p>−101.0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60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1400">
            <text:p>614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Oulophyllia crispa <text:s text:c="3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S9]-[.F9]*[.R$2]" office:value-type="float" office:value="-87.159999999999997">
            <text:p>−87.2</text:p>
          </table:table-cell>
          <table:table-cell table:style-name="ACE-4" table:formula="of:=SQRT(([.Y9]-[.M9])^2+[.T9]^2)" office:value-type="float" office:value="9.4133097261271459">
            <text:p>9.4</text:p>
          </table:table-cell>
          <table:table-cell table:style-name="ACE-4" table:formula="of:=SQRT(([.M9]-[.X9])^2+[.U9]^2)" office:value-type="float" office:value="9.7203703633143554">
            <text:p>9.7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29.5">
            <text:p>29.5</text:p>
          </table:table-cell>
          <table:table-cell table:style-name="ACE-0" office:value-type="float" office:value="2.6925824035672519">
            <text:p>2.69258240356725</text:p>
          </table:table-cell>
          <table:table-cell table:style-name="ACE-0" office:value-type="float" office:value="2.6925824035672519">
            <text:p>2.69258240356725</text:p>
          </table:table-cell>
          <table:table-cell table:style-name="ACE-0" table:formula="of:=[.F9]+[.G9]*2" office:value-type="float" office:value="63000">
            <text:p>63000</text:p>
          </table:table-cell>
          <table:table-cell table:style-name="ACE-0" table:formula="of:=[.F9]-[.G9]*2" office:value-type="float" office:value="59800">
            <text:p>59800</text:p>
          </table:table-cell>
          <table:table-cell table:style-name="ACE-0" table:formula="of:=[.S9]-[.V9]*([.R$2]+[.R$3])" office:value-type="float" office:value="-96.5">
            <text:p>−96.5</text:p>
          </table:table-cell>
          <table:table-cell table:style-name="ACE-0" table:formula="of:=[.S9]-[.W9]*([.R$2]-[.R$3])" office:value-type="float" office:value="-78.140000000000001">
            <text:p>−78.1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5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2400">
            <text:p>624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Goni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S10]-[.F10]*[.R$2]" office:value-type="float" office:value="-78.060000000000002">
            <text:p>−78.1</text:p>
          </table:table-cell>
          <table:table-cell table:style-name="ACE-4" table:formula="of:=SQRT(([.Y10]-[.M10])^2+[.T10]^2)" office:value-type="float" office:value="11.850080168505194">
            <text:p>11.9</text:p>
          </table:table-cell>
          <table:table-cell table:style-name="ACE-4" table:formula="of:=SQRT(([.M10]-[.X10])^2+[.U10]^2)" office:value-type="float" office:value="12.098082492692797">
            <text:p>12.1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40.5">
            <text:p>40.5</text:p>
          </table:table-cell>
          <table:table-cell table:style-name="ACE-0" office:value-type="float" office:value="7.5663729752107782">
            <text:p>7.56637297521078</text:p>
          </table:table-cell>
          <table:table-cell table:style-name="ACE-0" office:value-type="float" office:value="7.5663729752107782">
            <text:p>7.56637297521078</text:p>
          </table:table-cell>
          <table:table-cell table:style-name="ACE-0" table:formula="of:=[.F10]+[.G10]*2" office:value-type="float" office:value="64000">
            <text:p>64000</text:p>
          </table:table-cell>
          <table:table-cell table:style-name="ACE-0" table:formula="of:=[.F10]-[.G10]*2" office:value-type="float" office:value="60800">
            <text:p>60800</text:p>
          </table:table-cell>
          <table:table-cell table:style-name="ACE-0" table:formula="of:=[.S10]-[.V10]*([.R$2]+[.R$3])" office:value-type="float" office:value="-87.5">
            <text:p>−87.5</text:p>
          </table:table-cell>
          <table:table-cell table:style-name="ACE-0" table:formula="of:=[.S10]-[.W10]*([.R$2]-[.R$3])" office:value-type="float" office:value="-68.939999999999998">
            <text:p>−68.9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6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2300">
            <text:p>523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Oulophyllia crispa <text:s text:c="3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S11]-[.F11]*[.R$2]" office:value-type="float" office:value="-64.870000000000005">
            <text:p>−64.9</text:p>
          </table:table-cell>
          <table:table-cell table:style-name="ACE-4" table:formula="of:=SQRT(([.Y11]-[.M11])^2+[.T11]^2)" office:value-type="float" office:value="11.091532806605237">
            <text:p>11.1</text:p>
          </table:table-cell>
          <table:table-cell table:style-name="ACE-4" table:formula="of:=SQRT(([.M11]-[.X11])^2+[.U11]^2)" office:value-type="float" office:value="11.327616695492475">
            <text:p>11.3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34.5">
            <text:p>34.5</text:p>
          </table:table-cell>
          <table:table-cell table:style-name="ACE-0" office:value-type="float" office:value="7.5663729752107782">
            <text:p>7.56637297521078</text:p>
          </table:table-cell>
          <table:table-cell table:style-name="ACE-0" office:value-type="float" office:value="7.5663729752107782">
            <text:p>7.56637297521078</text:p>
          </table:table-cell>
          <table:table-cell table:style-name="ACE-0" table:formula="of:=[.F11]+[.G11]*2" office:value-type="float" office:value="53900">
            <text:p>53900</text:p>
          </table:table-cell>
          <table:table-cell table:style-name="ACE-0" table:formula="of:=[.F11]-[.G11]*2" office:value-type="float" office:value="50700">
            <text:p>50700</text:p>
          </table:table-cell>
          <table:table-cell table:style-name="ACE-0" table:formula="of:=[.S11]-[.V11]*([.R$2]+[.R$3])" office:value-type="float" office:value="-73.299999999999997">
            <text:p>−73.3</text:p>
          </table:table-cell>
          <table:table-cell table:style-name="ACE-0" table:formula="of:=[.S11]-[.W11]*([.R$2]-[.R$3])" office:value-type="float" office:value="-56.759999999999991">
            <text:p>−56.7599999999999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0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1300">
            <text:p>513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2]-[.F12]*[.R$2]" office:value-type="float" office:value="-79.469999999999999">
            <text:p>−79.5</text:p>
          </table:table-cell>
          <table:table-cell table:style-name="ACE-4" table:formula="of:=SQRT(([.Y12]-[.M12])^2+[.T12]^2)" office:value-type="float" office:value="7.3582674591237911">
            <text:p>7.4</text:p>
          </table:table-cell>
          <table:table-cell table:style-name="ACE-4" table:formula="of:=SQRT(([.M12]-[.X12])^2+[.U12]^2)" office:value-type="float" office:value="7.596110847005856">
            <text:p>7.6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2]+[.G12]*2" office:value-type="float" office:value="52500">
            <text:p>52500</text:p>
          </table:table-cell>
          <table:table-cell table:style-name="ACE-0" table:formula="of:=[.F12]-[.G12]*2" office:value-type="float" office:value="50100">
            <text:p>50100</text:p>
          </table:table-cell>
          <table:table-cell table:style-name="ACE-0" table:formula="of:=[.S12]-[.V12]*([.R$2]+[.R$3])" office:value-type="float" office:value="-87">
            <text:p>−87</text:p>
          </table:table-cell>
          <table:table-cell table:style-name="ACE-0" table:formula="of:=[.S12]-[.W12]*([.R$2]-[.R$3])" office:value-type="float" office:value="-72.179999999999993">
            <text:p>−72.1799999999999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9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1800">
            <text:p>61800</text:p>
          </table:table-cell>
          <table:table-cell table:style-name="ACE-0" office:value-type="float" office:value="1600">
            <text:p>1600</text:p>
          </table:table-cell>
          <table:table-cell table:style-name="ACE-0" office:value-type="string">
            <text:p>Favia pallida <text:s text:c="8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3]-[.F13]*[.R$2]" office:value-type="float" office:value="-97.420000000000002">
            <text:p>−97.4</text:p>
          </table:table-cell>
          <table:table-cell table:style-name="ACE-4" table:formula="of:=SQRT(([.Y13]-[.M13])^2+[.T13]^2)" office:value-type="float" office:value="11.981802869351505">
            <text:p>12.0</text:p>
          </table:table-cell>
          <table:table-cell table:style-name="ACE-4" table:formula="of:=SQRT(([.M13]-[.X13])^2+[.U13]^2)" office:value-type="float" office:value="12.619683038808857">
            <text:p>12.6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3]+[.G13]*2" office:value-type="float" office:value="65000">
            <text:p>65000</text:p>
          </table:table-cell>
          <table:table-cell table:style-name="ACE-0" table:formula="of:=[.F13]-[.G13]*2" office:value-type="float" office:value="58600">
            <text:p>58600</text:p>
          </table:table-cell>
          <table:table-cell table:style-name="ACE-0" table:formula="of:=[.S13]-[.V13]*([.R$2]+[.R$3])" office:value-type="float" office:value="-110">
            <text:p>−110</text:p>
          </table:table-cell>
          <table:table-cell table:style-name="ACE-0" table:formula="of:=[.S13]-[.W13]*([.R$2]-[.R$3])" office:value-type="float" office:value="-85.480000000000004">
            <text:p>−85.4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7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4300">
            <text:p>543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4]-[.F14]*[.R$2]" office:value-type="float" office:value="-85.170000000000002">
            <text:p>−85.2</text:p>
          </table:table-cell>
          <table:table-cell table:style-name="ACE-4" table:formula="of:=SQRT(([.Y14]-[.M14])^2+[.T14]^2)" office:value-type="float" office:value="8.012646254515424">
            <text:p>8.0</text:p>
          </table:table-cell>
          <table:table-cell table:style-name="ACE-4" table:formula="of:=SQRT(([.M14]-[.X14])^2+[.U14]^2)" office:value-type="float" office:value="8.2905307429621224">
            <text:p>8.3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4]+[.G14]*2" office:value-type="float" office:value="55700">
            <text:p>55700</text:p>
          </table:table-cell>
          <table:table-cell table:style-name="ACE-0" table:formula="of:=[.F14]-[.G14]*2" office:value-type="float" office:value="52900">
            <text:p>52900</text:p>
          </table:table-cell>
          <table:table-cell table:style-name="ACE-0" table:formula="of:=[.S14]-[.V14]*([.R$2]+[.R$3])" office:value-type="float" office:value="-93.400000000000006">
            <text:p>−93.4</text:p>
          </table:table-cell>
          <table:table-cell table:style-name="ACE-0" table:formula="of:=[.S14]-[.W14]*([.R$2]-[.R$3])" office:value-type="float" office:value="-77.219999999999999">
            <text:p>−77.2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4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6100">
            <text:p>561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Caur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5]-[.F15]*[.R$2]" office:value-type="float" office:value="-83.590000000000003">
            <text:p>−83.6</text:p>
          </table:table-cell>
          <table:table-cell table:style-name="ACE-4" table:formula="of:=SQRT(([.Y15]-[.M15])^2+[.T15]^2)" office:value-type="float" office:value="8.9063179821966916">
            <text:p>8.9</text:p>
          </table:table-cell>
          <table:table-cell table:style-name="ACE-4" table:formula="of:=SQRT(([.M15]-[.X15])^2+[.U15]^2)" office:value-type="float" office:value="9.2641297486596059">
            <text:p>9.3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23">
            <text:p>2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5]+[.G15]*2" office:value-type="float" office:value="57900">
            <text:p>57900</text:p>
          </table:table-cell>
          <table:table-cell table:style-name="ACE-0" table:formula="of:=[.F15]-[.G15]*2" office:value-type="float" office:value="54300">
            <text:p>54300</text:p>
          </table:table-cell>
          <table:table-cell table:style-name="ACE-0" table:formula="of:=[.S15]-[.V15]*([.R$2]+[.R$3])" office:value-type="float" office:value="-92.799999999999997">
            <text:p>−92.8</text:p>
          </table:table-cell>
          <table:table-cell table:style-name="ACE-0" table:formula="of:=[.S15]-[.W15]*([.R$2]-[.R$3])" office:value-type="float" office:value="-74.739999999999995">
            <text:p>−74.7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7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6500">
            <text:p>565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Caur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6]-[.F16]*[.R$2]" office:value-type="float" office:value="-84.349999999999994">
            <text:p>−84.3</text:p>
          </table:table-cell>
          <table:table-cell table:style-name="ACE-4" table:formula="of:=SQRT(([.Y16]-[.M16])^2+[.T16]^2)" office:value-type="float" office:value="8.5884166177474199">
            <text:p>8.6</text:p>
          </table:table-cell>
          <table:table-cell table:style-name="ACE-4" table:formula="of:=SQRT(([.M16]-[.X16])^2+[.U16]^2)" office:value-type="float" office:value="8.9063179821966916">
            <text:p>8.9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23">
            <text:p>2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6]+[.G16]*2" office:value-type="float" office:value="58100">
            <text:p>58100</text:p>
          </table:table-cell>
          <table:table-cell table:style-name="ACE-0" table:formula="of:=[.F16]-[.G16]*2" office:value-type="float" office:value="54900">
            <text:p>54900</text:p>
          </table:table-cell>
          <table:table-cell table:style-name="ACE-0" table:formula="of:=[.S16]-[.V16]*([.R$2]+[.R$3])" office:value-type="float" office:value="-93.200000000000003">
            <text:p>−93.2</text:p>
          </table:table-cell>
          <table:table-cell table:style-name="ACE-0" table:formula="of:=[.S16]-[.W16]*([.R$2]-[.R$3])" office:value-type="float" office:value="-75.819999999999993">
            <text:p>−75.8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1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97700">
            <text:p>97700</text:p>
          </table:table-cell>
          <table:table-cell table:style-name="ACE-0" office:value-type="float" office:value="1500">
            <text:p>1500</text:p>
          </table:table-cell>
          <table:table-cell table:style-name="ACE-0" office:value-type="string">
            <text:p>Acropora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]-[.F17]*[.R$2]" office:value-type="float" office:value="9.3700000000000045">
            <text:p>9.4</text:p>
          </table:table-cell>
          <table:table-cell table:style-name="ACE-4" table:formula="of:=SQRT(([.Y17]-[.M17])^2+[.T17]^2)" office:value-type="float" office:value="15.202924060850913">
            <text:p>15.2</text:p>
          </table:table-cell>
          <table:table-cell table:style-name="ACE-4" table:formula="of:=SQRT(([.M17]-[.X17])^2+[.U17]^2)" office:value-type="float" office:value="15.801673961957333">
            <text:p>15.8</text:p>
          </table:table-cell>
          <table:table-cell table:style-name="ACE-0" office:value-type="string">
            <text:p>InagakiOmura2006</text:p>
          </table:table-cell>
          <table:table-cell table:number-columns-repeated="2" table:style-name="ACE-0"/>
          <table:table-cell table:style-name="ACE-0" office:value-type="float" office:value="195">
            <text:p>19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]+[.G17]*2" office:value-type="float" office:value="100700">
            <text:p>100700</text:p>
          </table:table-cell>
          <table:table-cell table:style-name="ACE-0" table:formula="of:=[.F17]-[.G17]*2" office:value-type="float" office:value="94700">
            <text:p>94700</text:p>
          </table:table-cell>
          <table:table-cell table:style-name="ACE-0" table:formula="of:=[.S17]-[.V17]*([.R$2]+[.R$3])" office:value-type="float" office:value="-6.4000000000000057">
            <text:p>−6.400000000000006</text:p>
          </table:table-cell>
          <table:table-cell table:style-name="ACE-0" table:formula="of:=[.S17]-[.W17]*([.R$2]-[.R$3])" office:value-type="float" office:value="24.539999999999992">
            <text:p>24.53999999999999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5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103000">
            <text:p>103000</text:p>
          </table:table-cell>
          <table:table-cell table:style-name="ACE-0" office:value-type="float" office:value="1500">
            <text:p>1500</text:p>
          </table:table-cell>
          <table:table-cell table:style-name="ACE-0" office:value-type="string">
            <text:p>Pleisiastrea versi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]-[.F18]*[.R$2]" office:value-type="float" office:value="-15.699999999999989">
            <text:p>−15.7</text:p>
          </table:table-cell>
          <table:table-cell table:style-name="ACE-4" table:formula="of:=SQRT(([.Y18]-[.M18])^2+[.T18]^2)" office:value-type="float" office:value="15.731814898478802">
            <text:p>15.7</text:p>
          </table:table-cell>
          <table:table-cell table:style-name="ACE-4" table:formula="of:=SQRT(([.M18]-[.X18])^2+[.U18]^2)" office:value-type="float" office:value="16.330646037435272">
            <text:p>16.3</text:p>
          </table:table-cell>
          <table:table-cell table:style-name="ACE-0" office:value-type="string">
            <text:p>InagakiOmura2006</text:p>
          </table:table-cell>
          <table:table-cell table:style-name="ACE-0" office:value-type="string">
            <text:p>Redated AO268</text:p>
          </table:table-cell>
          <table:table-cell table:style-name="ACE-0"/>
          <table:table-cell table:style-name="ACE-0" office:value-type="float" office:value="180">
            <text:p>18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]+[.G18]*2" office:value-type="float" office:value="106000">
            <text:p>106000</text:p>
          </table:table-cell>
          <table:table-cell table:style-name="ACE-0" table:formula="of:=[.F18]-[.G18]*2" office:value-type="float" office:value="100000">
            <text:p>100000</text:p>
          </table:table-cell>
          <table:table-cell table:style-name="ACE-0" table:formula="of:=[.S18]-[.V18]*([.R$2]+[.R$3])" office:value-type="float" office:value="-32">
            <text:p>−32</text:p>
          </table:table-cell>
          <table:table-cell table:style-name="ACE-0" table:formula="of:=[.S18]-[.W18]*([.R$2]-[.R$3])" office:value-type="float" office:value="0">
            <text:p>0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2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104500">
            <text:p>104500</text:p>
          </table:table-cell>
          <table:table-cell table:style-name="ACE-0" office:value-type="float" office:value="1500">
            <text:p>15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]-[.F19]*[.R$2]" office:value-type="float" office:value="-3.5500000000000114">
            <text:p>−3.6</text:p>
          </table:table-cell>
          <table:table-cell table:style-name="ACE-4" table:formula="of:=SQRT(([.Y19]-[.M19])^2+[.T19]^2)" office:value-type="float" office:value="15.881514411415578">
            <text:p>15.9</text:p>
          </table:table-cell>
          <table:table-cell table:style-name="ACE-4" table:formula="of:=SQRT(([.M19]-[.X19])^2+[.U19]^2)" office:value-type="float" office:value="16.480367107561641">
            <text:p>16.5</text:p>
          </table:table-cell>
          <table:table-cell table:style-name="ACE-0" office:value-type="string">
            <text:p>InagakiOmura2006</text:p>
          </table:table-cell>
          <table:table-cell table:number-columns-repeated="2" table:style-name="ACE-0"/>
          <table:table-cell table:style-name="ACE-0" office:value-type="float" office:value="195">
            <text:p>19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]+[.G19]*2" office:value-type="float" office:value="107500">
            <text:p>107500</text:p>
          </table:table-cell>
          <table:table-cell table:style-name="ACE-0" table:formula="of:=[.F19]-[.G19]*2" office:value-type="float" office:value="101500">
            <text:p>101500</text:p>
          </table:table-cell>
          <table:table-cell table:style-name="ACE-0" table:formula="of:=[.S19]-[.V19]*([.R$2]+[.R$3])" office:value-type="float" office:value="-20">
            <text:p>−20</text:p>
          </table:table-cell>
          <table:table-cell table:style-name="ACE-0" table:formula="of:=[.S19]-[.W19]*([.R$2]-[.R$3])" office:value-type="float" office:value="12.300000000000011">
            <text:p>12.30000000000001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2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122100">
            <text:p>122100</text:p>
          </table:table-cell>
          <table:table-cell table:style-name="ACE-0" office:value-type="float" office:value="1900">
            <text:p>19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0]-[.F20]*[.R$2]" office:value-type="float" office:value="-26.990000000000009">
            <text:p>−27.0</text:p>
          </table:table-cell>
          <table:table-cell table:style-name="ACE-4" table:formula="of:=SQRT(([.Y20]-[.M20])^2+[.T20]^2)" office:value-type="float" office:value="19.076228662919736">
            <text:p>19.1</text:p>
          </table:table-cell>
          <table:table-cell table:style-name="ACE-4" table:formula="of:=SQRT(([.M20]-[.X20])^2+[.U20]^2)" office:value-type="float" office:value="19.835223719434072">
            <text:p>19.8</text:p>
          </table:table-cell>
          <table:table-cell table:style-name="ACE-0" office:value-type="string">
            <text:p>InagakiOmura2006</text:p>
          </table:table-cell>
          <table:table-cell table:style-name="ACE-0" office:value-type="string">
            <text:p>redated AO007</text:p>
          </table:table-cell>
          <table:table-cell table:style-name="ACE-0"/>
          <table:table-cell table:style-name="ACE-0" office:value-type="float" office:value="205">
            <text:p>20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0]+[.G20]*2" office:value-type="float" office:value="125900">
            <text:p>125900</text:p>
          </table:table-cell>
          <table:table-cell table:style-name="ACE-0" table:formula="of:=[.F20]-[.G20]*2" office:value-type="float" office:value="118300">
            <text:p>118300</text:p>
          </table:table-cell>
          <table:table-cell table:style-name="ACE-0" table:formula="of:=[.S20]-[.V20]*([.R$2]+[.R$3])" office:value-type="float" office:value="-46.800000000000011">
            <text:p>−46.80000000000001</text:p>
          </table:table-cell>
          <table:table-cell table:style-name="ACE-0" table:formula="of:=[.S20]-[.W20]*([.R$2]-[.R$3])" office:value-type="float" office:value="-7.9399999999999977">
            <text:p>−7.93999999999999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2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142700">
            <text:p>142700</text:p>
          </table:table-cell>
          <table:table-cell table:style-name="ACE-0" office:value-type="float" office:value="2900">
            <text:p>2900</text:p>
          </table:table-cell>
          <table:table-cell table:style-name="ACE-0" office:value-type="string">
            <text:p>Pleisiastrea versi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1]-[.F21]*[.R$2]" office:value-type="float" office:value="-71.129999999999995">
            <text:p>−71.1</text:p>
          </table:table-cell>
          <table:table-cell table:style-name="ACE-4" table:formula="of:=SQRT(([.Y21]-[.M21])^2+[.T21]^2)" office:value-type="float" office:value="24.730226444575884">
            <text:p>24.7</text:p>
          </table:table-cell>
          <table:table-cell table:style-name="ACE-4" table:formula="of:=SQRT(([.M21]-[.X21])^2+[.U21]^2)" office:value-type="float" office:value="25.889320191924703">
            <text:p>25.9</text:p>
          </table:table-cell>
          <table:table-cell table:style-name="ACE-0" office:value-type="string">
            <text:p>InagakiOmura2006</text:p>
          </table:table-cell>
          <table:table-cell table:number-columns-repeated="2" table:style-name="ACE-0"/>
          <table:table-cell table:style-name="ACE-0" office:value-type="float" office:value="200">
            <text:p>20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1]+[.G21]*2" office:value-type="float" office:value="148500">
            <text:p>148500</text:p>
          </table:table-cell>
          <table:table-cell table:style-name="ACE-0" table:formula="of:=[.F21]-[.G21]*2" office:value-type="float" office:value="136900">
            <text:p>136900</text:p>
          </table:table-cell>
          <table:table-cell table:style-name="ACE-0" table:formula="of:=[.S21]-[.V21]*([.R$2]+[.R$3])" office:value-type="float" office:value="-97">
            <text:p>−97</text:p>
          </table:table-cell>
          <table:table-cell table:style-name="ACE-0" table:formula="of:=[.S21]-[.W21]*([.R$2]-[.R$3])" office:value-type="float" office:value="-46.419999999999987">
            <text:p>−46.4199999999999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2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154800">
            <text:p>154800</text:p>
          </table:table-cell>
          <table:table-cell table:style-name="ACE-0" office:value-type="float" office:value="3200">
            <text:p>3200</text:p>
          </table:table-cell>
          <table:table-cell table:style-name="ACE-0" office:value-type="string">
            <text:p>Acanth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2]-[.F22]*[.R$2]" office:value-type="float" office:value="-91.120000000000005">
            <text:p>−91.1</text:p>
          </table:table-cell>
          <table:table-cell table:style-name="ACE-4" table:formula="of:=SQRT(([.Y22]-[.M22])^2+[.T22]^2)" office:value-type="float" office:value="27.018512172212592">
            <text:p>27.0</text:p>
          </table:table-cell>
          <table:table-cell table:style-name="ACE-4" table:formula="of:=SQRT(([.M22]-[.X22])^2+[.U22]^2)" office:value-type="float" office:value="28.29767481613996">
            <text:p>28.3</text:p>
          </table:table-cell>
          <table:table-cell table:style-name="ACE-0" office:value-type="string">
            <text:p>InagakiOmura2006</text:p>
          </table:table-cell>
          <table:table-cell table:number-columns-repeated="2" table:style-name="ACE-0"/>
          <table:table-cell table:style-name="ACE-0" office:value-type="float" office:value="203">
            <text:p>20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2]+[.G22]*2" office:value-type="float" office:value="161200">
            <text:p>161200</text:p>
          </table:table-cell>
          <table:table-cell table:style-name="ACE-0" table:formula="of:=[.F22]-[.G22]*2" office:value-type="float" office:value="148400">
            <text:p>148400</text:p>
          </table:table-cell>
          <table:table-cell table:style-name="ACE-0" table:formula="of:=[.S22]-[.V22]*([.R$2]+[.R$3])" office:value-type="float" office:value="-119.40000000000003">
            <text:p>−119.4</text:p>
          </table:table-cell>
          <table:table-cell table:style-name="ACE-0" table:formula="of:=[.S22]-[.W22]*([.R$2]-[.R$3])" office:value-type="float" office:value="-64.120000000000005">
            <text:p>−64.1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4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131000">
            <text:p>131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3]-[.F23]*[.R$2]" office:value-type="float" office:value="-78.900000000000006">
            <text:p>−78.9</text:p>
          </table:table-cell>
          <table:table-cell table:style-name="ACE-4" table:formula="of:=SQRT(([.Y23]-[.M23])^2+[.T23]^2)" office:value-type="float" office:value="20.324615617521541">
            <text:p>20.3</text:p>
          </table:table-cell>
          <table:table-cell table:style-name="ACE-4" table:formula="of:=SQRT(([.M23]-[.X23])^2+[.U23]^2)" office:value-type="float" office:value="21.123683390924029">
            <text:p>21.1</text:p>
          </table:table-cell>
          <table:table-cell table:style-name="ACE-0" office:value-type="string">
            <text:p>InagakiOmura2006,KonishiEtal1974</text:p>
          </table:table-cell>
          <table:table-cell table:number-columns-repeated="2" table:style-name="ACE-0"/>
          <table:table-cell table:style-name="ACE-0" office:value-type="float" office:value="170">
            <text:p>17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3]+[.G23]*2" office:value-type="float" office:value="135000">
            <text:p>135000</text:p>
          </table:table-cell>
          <table:table-cell table:style-name="ACE-0" table:formula="of:=[.F23]-[.G23]*2" office:value-type="float" office:value="127000">
            <text:p>127000</text:p>
          </table:table-cell>
          <table:table-cell table:style-name="ACE-0" table:formula="of:=[.S23]-[.V23]*([.R$2]+[.R$3])" office:value-type="float" office:value="-100">
            <text:p>−100</text:p>
          </table:table-cell>
          <table:table-cell table:style-name="ACE-0" table:formula="of:=[.S23]-[.W23]*([.R$2]-[.R$3])" office:value-type="float" office:value="-58.599999999999994">
            <text:p>−58.5999999999999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7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127000">
            <text:p>127000</text:p>
          </table:table-cell>
          <table:table-cell table:style-name="ACE-0" office:value-type="float" office:value="4500">
            <text:p>45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4]-[.F24]*[.R$2]" office:value-type="float" office:value="-71.300000000000011">
            <text:p>−71.3</text:p>
          </table:table-cell>
          <table:table-cell table:style-name="ACE-4" table:formula="of:=SQRT(([.Y24]-[.M24])^2+[.T24]^2)" office:value-type="float" office:value="28.917295862511079">
            <text:p>28.9</text:p>
          </table:table-cell>
          <table:table-cell table:style-name="ACE-4" table:formula="of:=SQRT(([.M24]-[.X24])^2+[.U24]^2)" office:value-type="float" office:value="30.71628232713066">
            <text:p>30.7</text:p>
          </table:table-cell>
          <table:table-cell table:style-name="ACE-0" office:value-type="string">
            <text:p>InagakiOmura2006,KonishiEtal1974</text:p>
          </table:table-cell>
          <table:table-cell table:number-columns-repeated="2" table:style-name="ACE-0"/>
          <table:table-cell table:style-name="ACE-0" office:value-type="float" office:value="170">
            <text:p>17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4]+[.G24]*2" office:value-type="float" office:value="136000">
            <text:p>136000</text:p>
          </table:table-cell>
          <table:table-cell table:style-name="ACE-0" table:formula="of:=[.F24]-[.G24]*2" office:value-type="float" office:value="118000">
            <text:p>118000</text:p>
          </table:table-cell>
          <table:table-cell table:style-name="ACE-0" table:formula="of:=[.S24]-[.V24]*([.R$2]+[.R$3])" office:value-type="float" office:value="-102">
            <text:p>−102</text:p>
          </table:table-cell>
          <table:table-cell table:style-name="ACE-0" table:formula="of:=[.S24]-[.W24]*([.R$2]-[.R$3])" office:value-type="float" office:value="-42.400000000000006">
            <text:p>−42.4000000000000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09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104000">
            <text:p>104000</text:p>
          </table:table-cell>
          <table:table-cell table:style-name="ACE-0" office:value-type="float" office:value="5500">
            <text:p>550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5]-[.F25]*[.R$2]" office:value-type="float" office:value="-17.599999999999994">
            <text:p>−17.6</text:p>
          </table:table-cell>
          <table:table-cell table:style-name="ACE-4" table:formula="of:=SQRT(([.Y25]-[.M25])^2+[.T25]^2)" office:value-type="float" office:value="30.216551755618962">
            <text:p>30.2</text:p>
          </table:table-cell>
          <table:table-cell table:style-name="ACE-4" table:formula="of:=SQRT(([.M25]-[.X25])^2+[.U25]^2)" office:value-type="float" office:value="32.415428425365604">
            <text:p>32.4</text:p>
          </table:table-cell>
          <table:table-cell table:style-name="ACE-0" office:value-type="string">
            <text:p>InagakiOmura2006,OmuraEtal1985</text:p>
          </table:table-cell>
          <table:table-cell table:number-columns-repeated="2" table:style-name="ACE-0"/>
          <table:table-cell table:style-name="ACE-0" office:value-type="float" office:value="180">
            <text:p>18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5]+[.G25]*2" office:value-type="float" office:value="115000">
            <text:p>115000</text:p>
          </table:table-cell>
          <table:table-cell table:style-name="ACE-0" table:formula="of:=[.F25]-[.G25]*2" office:value-type="float" office:value="93000">
            <text:p>93000</text:p>
          </table:table-cell>
          <table:table-cell table:style-name="ACE-0" table:formula="of:=[.S25]-[.V25]*([.R$2]+[.R$3])" office:value-type="float" office:value="-50">
            <text:p>−50</text:p>
          </table:table-cell>
          <table:table-cell table:style-name="ACE-0" table:formula="of:=[.S25]-[.W25]*([.R$2]-[.R$3])" office:value-type="float" office:value="12.599999999999994">
            <text:p>12.59999999999999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239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126000">
            <text:p>126000</text:p>
          </table:table-cell>
          <table:table-cell table:style-name="ACE-0" office:value-type="float" office:value="6000">
            <text:p>6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6]-[.F26]*[.R$2]" office:value-type="float" office:value="-34.400000000000006">
            <text:p>−34.4</text:p>
          </table:table-cell>
          <table:table-cell table:style-name="ACE-4" table:formula="of:=SQRT(([.Y26]-[.M26])^2+[.T26]^2)" office:value-type="float" office:value="34.214616759507933">
            <text:p>34.2</text:p>
          </table:table-cell>
          <table:table-cell table:style-name="ACE-4" table:formula="of:=SQRT(([.M26]-[.X26])^2+[.U26]^2)" office:value-type="float" office:value="36.613658653568066">
            <text:p>36.6</text:p>
          </table:table-cell>
          <table:table-cell table:style-name="ACE-0" office:value-type="string">
            <text:p>InagakiOmura2006,Omura1988</text:p>
          </table:table-cell>
          <table:table-cell table:number-columns-repeated="2" table:style-name="ACE-0"/>
          <table:table-cell table:style-name="ACE-0" office:value-type="float" office:value="205">
            <text:p>20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6]+[.G26]*2" office:value-type="float" office:value="138000">
            <text:p>138000</text:p>
          </table:table-cell>
          <table:table-cell table:style-name="ACE-0" table:formula="of:=[.F26]-[.G26]*2" office:value-type="float" office:value="114000">
            <text:p>114000</text:p>
          </table:table-cell>
          <table:table-cell table:style-name="ACE-0" table:formula="of:=[.S26]-[.V26]*([.R$2]+[.R$3])" office:value-type="float" office:value="-71">
            <text:p>−71</text:p>
          </table:table-cell>
          <table:table-cell table:style-name="ACE-0" table:formula="of:=[.S26]-[.W26]*([.R$2]-[.R$3])" office:value-type="float" office:value="-0.19999999999998863">
            <text:p>−0.19999999999998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24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103000">
            <text:p>103000</text:p>
          </table:table-cell>
          <table:table-cell table:style-name="ACE-0" office:value-type="float" office:value="4500">
            <text:p>45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7]-[.F27]*[.R$2]" office:value-type="float" office:value="-15.699999999999989">
            <text:p>−15.7</text:p>
          </table:table-cell>
          <table:table-cell table:style-name="ACE-4" table:formula="of:=SQRT(([.Y27]-[.M27])^2+[.T27]^2)" office:value-type="float" office:value="26.518861212352238">
            <text:p>26.5</text:p>
          </table:table-cell>
          <table:table-cell table:style-name="ACE-4" table:formula="of:=SQRT(([.M27]-[.X27])^2+[.U27]^2)" office:value-type="float" office:value="28.317662332897477">
            <text:p>28.3</text:p>
          </table:table-cell>
          <table:table-cell table:style-name="ACE-0" office:value-type="string">
            <text:p>InagakiOmura2006,Omura1988</text:p>
          </table:table-cell>
          <table:table-cell table:number-columns-repeated="2" table:style-name="ACE-0"/>
          <table:table-cell table:style-name="ACE-0" office:value-type="float" office:value="180">
            <text:p>18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7]+[.G27]*2" office:value-type="float" office:value="112000">
            <text:p>112000</text:p>
          </table:table-cell>
          <table:table-cell table:style-name="ACE-0" table:formula="of:=[.F27]-[.G27]*2" office:value-type="float" office:value="94000">
            <text:p>94000</text:p>
          </table:table-cell>
          <table:table-cell table:style-name="ACE-0" table:formula="of:=[.S27]-[.V27]*([.R$2]+[.R$3])" office:value-type="float" office:value="-44">
            <text:p>−44</text:p>
          </table:table-cell>
          <table:table-cell table:style-name="ACE-0" table:formula="of:=[.S27]-[.W27]*([.R$2]-[.R$3])" office:value-type="float" office:value="10.800000000000011">
            <text:p>10.80000000000001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24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47000">
            <text:p>347000</text:p>
          </table:table-cell>
          <table:table-cell table:style-name="ACE-0" office:value-type="float" office:value="35500">
            <text:p>3550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8]-[.F28]*[.R$2]" office:value-type="float" office:value="-489.29999999999995">
            <text:p>−489.3</text:p>
          </table:table-cell>
          <table:table-cell table:style-name="ACE-4" table:formula="of:=SQRT(([.Y28]-[.M28])^2+[.T28]^2)" office:value-type="float" office:value="162.5030768939468">
            <text:p>162.5</text:p>
          </table:table-cell>
          <table:table-cell table:style-name="ACE-4" table:formula="of:=SQRT(([.M28]-[.X28])^2+[.U28]^2)" office:value-type="float" office:value="176.70282963212563">
            <text:p>176.7</text:p>
          </table:table-cell>
          <table:table-cell table:style-name="ACE-0" office:value-type="string">
            <text:p>InagakiOmura2006,Omura1988</text:p>
          </table:table-cell>
          <table:table-cell table:style-name="ACE-0" office:value-type="string">
            <text:p>reported error is +71 -43</text:p>
          </table:table-cell>
          <table:table-cell table:style-name="ACE-0"/>
          <table:table-cell table:style-name="ACE-0" office:value-type="float" office:value="170">
            <text:p>17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8]+[.G28]*2" office:value-type="float" office:value="418000">
            <text:p>418000</text:p>
          </table:table-cell>
          <table:table-cell table:style-name="ACE-0" table:formula="of:=[.F28]-[.G28]*2" office:value-type="float" office:value="276000">
            <text:p>276000</text:p>
          </table:table-cell>
          <table:table-cell table:style-name="ACE-0" table:formula="of:=[.S28]-[.V28]*([.R$2]+[.R$3])" office:value-type="float" office:value="-666">
            <text:p>−666</text:p>
          </table:table-cell>
          <table:table-cell table:style-name="ACE-0" table:formula="of:=[.S28]-[.W28]*([.R$2]-[.R$3])" office:value-type="float" office:value="-326.80000000000001">
            <text:p>−326.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26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121000">
            <text:p>121000</text:p>
          </table:table-cell>
          <table:table-cell table:style-name="ACE-0" office:value-type="float" office:value="4500">
            <text:p>4500</text:p>
          </table:table-cell>
          <table:table-cell table:style-name="ACE-0" office:value-type="string">
            <text:p>Por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9]-[.F29]*[.R$2]" office:value-type="float" office:value="-29.900000000000006">
            <text:p>−29.9</text:p>
          </table:table-cell>
          <table:table-cell table:style-name="ACE-4" table:formula="of:=SQRT(([.Y29]-[.M29])^2+[.T29]^2)" office:value-type="float" office:value="28.317662332897477">
            <text:p>28.3</text:p>
          </table:table-cell>
          <table:table-cell table:style-name="ACE-4" table:formula="of:=SQRT(([.M29]-[.X29])^2+[.U29]^2)" office:value-type="float" office:value="30.116606714568618">
            <text:p>30.1</text:p>
          </table:table-cell>
          <table:table-cell table:style-name="ACE-0" office:value-type="string">
            <text:p>InagakiOmura2006,Omura1988</text:p>
          </table:table-cell>
          <table:table-cell table:number-columns-repeated="2" table:style-name="ACE-0"/>
          <table:table-cell table:style-name="ACE-0" office:value-type="float" office:value="200">
            <text:p>20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9]+[.G29]*2" office:value-type="float" office:value="130000">
            <text:p>130000</text:p>
          </table:table-cell>
          <table:table-cell table:style-name="ACE-0" table:formula="of:=[.F29]-[.G29]*2" office:value-type="float" office:value="112000">
            <text:p>112000</text:p>
          </table:table-cell>
          <table:table-cell table:style-name="ACE-0" table:formula="of:=[.S29]-[.V29]*([.R$2]+[.R$3])" office:value-type="float" office:value="-60">
            <text:p>−60</text:p>
          </table:table-cell>
          <table:table-cell table:style-name="ACE-0" table:formula="of:=[.S29]-[.W29]*([.R$2]-[.R$3])" office:value-type="float" office:value="-1.5999999999999943">
            <text:p>−1.59999999999999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4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8000">
            <text:p>38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0]-[.F30]*[.R$2]" office:value-type="float" office:value="-47.200000000000003">
            <text:p>−47.2</text:p>
          </table:table-cell>
          <table:table-cell table:style-name="ACE-4" table:formula="of:=SQRT(([.Y30]-[.M30])^2+[.T30]^2)" office:value-type="float" office:value="11.045361017187268">
            <text:p>11.0</text:p>
          </table:table-cell>
          <table:table-cell table:style-name="ACE-4" table:formula="of:=SQRT(([.M30]-[.X30])^2+[.U30]^2)" office:value-type="float" office:value="11.842297074469966">
            <text:p>11.8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0]+[.G30]*2" office:value-type="float" office:value="42000">
            <text:p>42000</text:p>
          </table:table-cell>
          <table:table-cell table:style-name="ACE-0" table:formula="of:=[.F30]-[.G30]*2" office:value-type="float" office:value="34000">
            <text:p>34000</text:p>
          </table:table-cell>
          <table:table-cell table:style-name="ACE-0" table:formula="of:=[.S30]-[.V30]*([.R$2]+[.R$3])" office:value-type="float" office:value="-59">
            <text:p>−59</text:p>
          </table:table-cell>
          <table:table-cell table:style-name="ACE-0" table:formula="of:=[.S30]-[.W30]*([.R$2]-[.R$3])" office:value-type="float" office:value="-36.199999999999996">
            <text:p>−36.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9000">
            <text:p>39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1]-[.F31]*[.R$2]" office:value-type="float" office:value="-46.099999999999994">
            <text:p>−46.1</text:p>
          </table:table-cell>
          <table:table-cell table:style-name="ACE-4" table:formula="of:=SQRT(([.Y31]-[.M31])^2+[.T31]^2)" office:value-type="float" office:value="11.144954015158604">
            <text:p>11.1</text:p>
          </table:table-cell>
          <table:table-cell table:style-name="ACE-4" table:formula="of:=SQRT(([.M31]-[.X31])^2+[.U31]^2)" office:value-type="float" office:value="11.941942890501533">
            <text:p>11.9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8">
            <text:p>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1]+[.G31]*2" office:value-type="float" office:value="43000">
            <text:p>43000</text:p>
          </table:table-cell>
          <table:table-cell table:style-name="ACE-0" table:formula="of:=[.F31]-[.G31]*2" office:value-type="float" office:value="35000">
            <text:p>35000</text:p>
          </table:table-cell>
          <table:table-cell table:style-name="ACE-0" table:formula="of:=[.S31]-[.V31]*([.R$2]+[.R$3])" office:value-type="float" office:value="-58">
            <text:p>−58</text:p>
          </table:table-cell>
          <table:table-cell table:style-name="ACE-0" table:formula="of:=[.S31]-[.W31]*([.R$2]-[.R$3])" office:value-type="float" office:value="-35">
            <text:p>−3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9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1000">
            <text:p>41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Galax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2]-[.F32]*[.R$2]" office:value-type="float" office:value="-57.900000000000006">
            <text:p>−57.9</text:p>
          </table:table-cell>
          <table:table-cell table:style-name="ACE-4" table:formula="of:=SQRT(([.Y32]-[.M32])^2+[.T32]^2)" office:value-type="float" office:value="18.527007313648912">
            <text:p>18.5</text:p>
          </table:table-cell>
          <table:table-cell table:style-name="ACE-4" table:formula="of:=SQRT(([.M32]-[.X32])^2+[.U32]^2)" office:value-type="float" office:value="20.124860247961966">
            <text:p>20.1</text:p>
          </table:table-cell>
          <table:table-cell table:style-name="ACE-0" office:value-type="string">
            <text:p>OmuraEtal2000,OmuraEtal1985</text:p>
          </table:table-cell>
          <table:table-cell table:number-columns-repeated="2"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2]+[.G32]*2" office:value-type="float" office:value="49000">
            <text:p>49000</text:p>
          </table:table-cell>
          <table:table-cell table:style-name="ACE-0" table:formula="of:=[.F32]-[.G32]*2" office:value-type="float" office:value="33000">
            <text:p>33000</text:p>
          </table:table-cell>
          <table:table-cell table:style-name="ACE-0" table:formula="of:=[.S32]-[.V32]*([.R$2]+[.R$3])" office:value-type="float" office:value="-78">
            <text:p>−78</text:p>
          </table:table-cell>
          <table:table-cell table:style-name="ACE-0" table:formula="of:=[.S32]-[.W32]*([.R$2]-[.R$3])" office:value-type="float" office:value="-39.399999999999999">
            <text:p>−39.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3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2000">
            <text:p>42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3]-[.F33]*[.R$2]" office:value-type="float" office:value="-51.799999999999997">
            <text:p>−51.8</text:p>
          </table:table-cell>
          <table:table-cell table:style-name="ACE-4" table:formula="of:=SQRT(([.Y33]-[.M33])^2+[.T33]^2)" office:value-type="float" office:value="15.033296378372908">
            <text:p>15.0</text:p>
          </table:table-cell>
          <table:table-cell table:style-name="ACE-4" table:formula="of:=SQRT(([.M33]-[.X33])^2+[.U33]^2)" office:value-type="float" office:value="16.230834852218788">
            <text:p>16.2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8">
            <text:p>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3]+[.G33]*2" office:value-type="float" office:value="48000">
            <text:p>48000</text:p>
          </table:table-cell>
          <table:table-cell table:style-name="ACE-0" table:formula="of:=[.F33]-[.G33]*2" office:value-type="float" office:value="36000">
            <text:p>36000</text:p>
          </table:table-cell>
          <table:table-cell table:style-name="ACE-0" table:formula="of:=[.S33]-[.V33]*([.R$2]+[.R$3])" office:value-type="float" office:value="-68">
            <text:p>−68</text:p>
          </table:table-cell>
          <table:table-cell table:style-name="ACE-0" table:formula="of:=[.S33]-[.W33]*([.R$2]-[.R$3])" office:value-type="float" office:value="-36.799999999999997">
            <text:p>−36.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3000">
            <text:p>43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4]-[.F34]*[.R$2]" office:value-type="float" office:value="-54.700000000000003">
            <text:p>−54.7</text:p>
          </table:table-cell>
          <table:table-cell table:style-name="ACE-4" table:formula="of:=SQRT(([.Y34]-[.M34])^2+[.T34]^2)" office:value-type="float" office:value="15.133076356114781">
            <text:p>15.1</text:p>
          </table:table-cell>
          <table:table-cell table:style-name="ACE-4" table:formula="of:=SQRT(([.M34]-[.X34])^2+[.U34]^2)" office:value-type="float" office:value="16.330646037435258">
            <text:p>16.3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7">
            <text:p>2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4]+[.G34]*2" office:value-type="float" office:value="49000">
            <text:p>49000</text:p>
          </table:table-cell>
          <table:table-cell table:style-name="ACE-0" table:formula="of:=[.F34]-[.G34]*2" office:value-type="float" office:value="37000">
            <text:p>37000</text:p>
          </table:table-cell>
          <table:table-cell table:style-name="ACE-0" table:formula="of:=[.S34]-[.V34]*([.R$2]+[.R$3])" office:value-type="float" office:value="-71">
            <text:p>−71</text:p>
          </table:table-cell>
          <table:table-cell table:style-name="ACE-0" table:formula="of:=[.S34]-[.W34]*([.R$2]-[.R$3])" office:value-type="float" office:value="-39.599999999999994">
            <text:p>−39.5999999999999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24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5000">
            <text:p>45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Por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5]-[.F35]*[.R$2]" office:value-type="float" office:value="-60.5">
            <text:p>−60.5</text:p>
          </table:table-cell>
          <table:table-cell table:style-name="ACE-4" table:formula="of:=SQRT(([.Y35]-[.M35])^2+[.T35]^2)" office:value-type="float" office:value="11.742657280190036">
            <text:p>11.7</text:p>
          </table:table-cell>
          <table:table-cell table:style-name="ACE-4" table:formula="of:=SQRT(([.M35]-[.X35])^2+[.U35]^2)" office:value-type="float" office:value="12.539936203984453">
            <text:p>12.5</text:p>
          </table:table-cell>
          <table:table-cell table:style-name="ACE-0" office:value-type="string">
            <text:p>OmuraEtal2000,Omura1988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5]+[.G35]*2" office:value-type="float" office:value="49000">
            <text:p>49000</text:p>
          </table:table-cell>
          <table:table-cell table:style-name="ACE-0" table:formula="of:=[.F35]-[.G35]*2" office:value-type="float" office:value="41000">
            <text:p>41000</text:p>
          </table:table-cell>
          <table:table-cell table:style-name="ACE-0" table:formula="of:=[.S35]-[.V35]*([.R$2]+[.R$3])" office:value-type="float" office:value="-73">
            <text:p>−73</text:p>
          </table:table-cell>
          <table:table-cell table:style-name="ACE-0" table:formula="of:=[.S35]-[.W35]*([.R$2]-[.R$3])" office:value-type="float" office:value="-48.799999999999997">
            <text:p>−48.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09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6000">
            <text:p>46000</text:p>
          </table:table-cell>
          <table:table-cell table:style-name="ACE-0" office:value-type="float" office:value="5000">
            <text:p>5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6]-[.F36]*[.R$2]" office:value-type="float" office:value="-62.400000000000006">
            <text:p>−62.4</text:p>
          </table:table-cell>
          <table:table-cell table:style-name="ACE-4" table:formula="of:=SQRT(([.Y36]-[.M36])^2+[.T36]^2)" office:value-type="float" office:value="22.622113075484357">
            <text:p>22.6</text:p>
          </table:table-cell>
          <table:table-cell table:style-name="ACE-4" table:formula="of:=SQRT(([.M36]-[.X36])^2+[.U36]^2)" office:value-type="float" office:value="24.62031681355867">
            <text:p>24.6</text:p>
          </table:table-cell>
          <table:table-cell table:style-name="ACE-0" office:value-type="string">
            <text:p>OmuraEtal2000,OmuraEtal198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6]+[.G36]*2" office:value-type="float" office:value="56000">
            <text:p>56000</text:p>
          </table:table-cell>
          <table:table-cell table:style-name="ACE-0" table:formula="of:=[.F36]-[.G36]*2" office:value-type="float" office:value="36000">
            <text:p>36000</text:p>
          </table:table-cell>
          <table:table-cell table:style-name="ACE-0" table:formula="of:=[.S36]-[.V36]*([.R$2]+[.R$3])" office:value-type="float" office:value="-87">
            <text:p>−87</text:p>
          </table:table-cell>
          <table:table-cell table:style-name="ACE-0" table:formula="of:=[.S36]-[.W36]*([.R$2]-[.R$3])" office:value-type="float" office:value="-39.799999999999997">
            <text:p>−39.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7300">
            <text:p>473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7]-[.F37]*[.R$2]" office:value-type="float" office:value="-71.870000000000005">
            <text:p>−71.9</text:p>
          </table:table-cell>
          <table:table-cell table:style-name="ACE-4" table:formula="of:=SQRT(([.Y37]-[.M37])^2+[.T37]^2)" office:value-type="float" office:value="7.3186405841522237">
            <text:p>7.3</text:p>
          </table:table-cell>
          <table:table-cell table:style-name="ACE-4" table:formula="of:=SQRT(([.M37]-[.X37])^2+[.U37]^2)" office:value-type="float" office:value="7.596110847005856">
            <text:p>7.6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7]+[.G37]*2" office:value-type="float" office:value="48700">
            <text:p>48700</text:p>
          </table:table-cell>
          <table:table-cell table:style-name="ACE-0" table:formula="of:=[.F37]-[.G37]*2" office:value-type="float" office:value="45900">
            <text:p>45900</text:p>
          </table:table-cell>
          <table:table-cell table:style-name="ACE-0" table:formula="of:=[.S37]-[.V37]*([.R$2]+[.R$3])" office:value-type="float" office:value="-79.400000000000006">
            <text:p>−79.4</text:p>
          </table:table-cell>
          <table:table-cell table:style-name="ACE-0" table:formula="of:=[.S37]-[.W37]*([.R$2]-[.R$3])" office:value-type="float" office:value="-64.620000000000005">
            <text:p>−64.6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44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9100">
            <text:p>491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Ples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8]-[.F38]*[.R$2]" office:value-type="float" office:value="-75.290000000000006">
            <text:p>−75.3</text:p>
          </table:table-cell>
          <table:table-cell table:style-name="ACE-4" table:formula="of:=SQRT(([.Y38]-[.M38])^2+[.T38]^2)" office:value-type="float" office:value="7.1403711388134514">
            <text:p>7.1</text:p>
          </table:table-cell>
          <table:table-cell table:style-name="ACE-4" table:formula="of:=SQRT(([.M38]-[.X38])^2+[.U38]^2)" office:value-type="float" office:value="7.378082406696203">
            <text:p>7.4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8]+[.G38]*2" office:value-type="float" office:value="50300">
            <text:p>50300</text:p>
          </table:table-cell>
          <table:table-cell table:style-name="ACE-0" table:formula="of:=[.F38]-[.G38]*2" office:value-type="float" office:value="47900">
            <text:p>47900</text:p>
          </table:table-cell>
          <table:table-cell table:style-name="ACE-0" table:formula="of:=[.S38]-[.V38]*([.R$2]+[.R$3])" office:value-type="float" office:value="-82.600000000000009">
            <text:p>−82.60000000000001</text:p>
          </table:table-cell>
          <table:table-cell table:style-name="ACE-0" table:formula="of:=[.S38]-[.W38]*([.R$2]-[.R$3])" office:value-type="float" office:value="-68.219999999999999">
            <text:p>−68.2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7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0000">
            <text:p>50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9]-[.F39]*[.R$2]" office:value-type="float" office:value="-45">
            <text:p>−45.0</text:p>
          </table:table-cell>
          <table:table-cell table:style-name="ACE-4" table:formula="of:=SQRT(([.Y39]-[.M39])^2+[.T39]^2)" office:value-type="float" office:value="12.240914998479488">
            <text:p>12.2</text:p>
          </table:table-cell>
          <table:table-cell table:style-name="ACE-4" table:formula="of:=SQRT(([.M39]-[.X39])^2+[.U39]^2)" office:value-type="float" office:value="13.038404810405298">
            <text:p>13.0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50">
            <text:p>5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9]+[.G39]*2" office:value-type="float" office:value="54000">
            <text:p>54000</text:p>
          </table:table-cell>
          <table:table-cell table:style-name="ACE-0" table:formula="of:=[.F39]-[.G39]*2" office:value-type="float" office:value="46000">
            <text:p>46000</text:p>
          </table:table-cell>
          <table:table-cell table:style-name="ACE-0" table:formula="of:=[.S39]-[.V39]*([.R$2]+[.R$3])" office:value-type="float" office:value="-58">
            <text:p>−58</text:p>
          </table:table-cell>
          <table:table-cell table:style-name="ACE-0" table:formula="of:=[.S39]-[.W39]*([.R$2]-[.R$3])" office:value-type="float" office:value="-32.799999999999997">
            <text:p>−32.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12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0000">
            <text:p>50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0]-[.F40]*[.R$2]" office:value-type="float" office:value="-85">
            <text:p>−85.0</text:p>
          </table:table-cell>
          <table:table-cell table:style-name="ACE-4" table:formula="of:=SQRT(([.Y40]-[.M40])^2+[.T40]^2)" office:value-type="float" office:value="15.831613941730637">
            <text:p>15.8</text:p>
          </table:table-cell>
          <table:table-cell table:style-name="ACE-4" table:formula="of:=SQRT(([.M40]-[.X40])^2+[.U40]^2)" office:value-type="float" office:value="17.029386365926403">
            <text:p>17.0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0]+[.G40]*2" office:value-type="float" office:value="56000">
            <text:p>56000</text:p>
          </table:table-cell>
          <table:table-cell table:style-name="ACE-0" table:formula="of:=[.F40]-[.G40]*2" office:value-type="float" office:value="44000">
            <text:p>44000</text:p>
          </table:table-cell>
          <table:table-cell table:style-name="ACE-0" table:formula="of:=[.S40]-[.V40]*([.R$2]+[.R$3])" office:value-type="float" office:value="-102">
            <text:p>−102</text:p>
          </table:table-cell>
          <table:table-cell table:style-name="ACE-0" table:formula="of:=[.S40]-[.W40]*([.R$2]-[.R$3])" office:value-type="float" office:value="-69.200000000000003">
            <text:p>−69.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0800">
            <text:p>508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Gon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1]-[.F41]*[.R$2]" office:value-type="float" office:value="-64.519999999999996">
            <text:p>−64.5</text:p>
          </table:table-cell>
          <table:table-cell table:style-name="ACE-4" table:formula="of:=SQRT(([.Y41]-[.M41])^2+[.T41]^2)" office:value-type="float" office:value="8.0225681673638576">
            <text:p>8.0</text:p>
          </table:table-cell>
          <table:table-cell table:style-name="ACE-4" table:formula="of:=SQRT(([.M41]-[.X41])^2+[.U41]^2)" office:value-type="float" office:value="8.3401678640180865">
            <text:p>8.3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32">
            <text:p>3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1]+[.G41]*2" office:value-type="float" office:value="52400">
            <text:p>52400</text:p>
          </table:table-cell>
          <table:table-cell table:style-name="ACE-0" table:formula="of:=[.F41]-[.G41]*2" office:value-type="float" office:value="49200">
            <text:p>49200</text:p>
          </table:table-cell>
          <table:table-cell table:style-name="ACE-0" table:formula="of:=[.S41]-[.V41]*([.R$2]+[.R$3])" office:value-type="float" office:value="-72.799999999999997">
            <text:p>−72.8</text:p>
          </table:table-cell>
          <table:table-cell table:style-name="ACE-0" table:formula="of:=[.S41]-[.W41]*([.R$2]-[.R$3])" office:value-type="float" office:value="-56.560000000000002">
            <text:p>−56.5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1000">
            <text:p>510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2]-[.F42]*[.R$2]" office:value-type="float" office:value="-64.900000000000006">
            <text:p>−64.9</text:p>
          </table:table-cell>
          <table:table-cell table:style-name="ACE-4" table:formula="of:=SQRT(([.Y42]-[.M42])^2+[.T42]^2)" office:value-type="float" office:value="7.6853366874848152">
            <text:p>7.7</text:p>
          </table:table-cell>
          <table:table-cell table:style-name="ACE-4" table:formula="of:=SQRT(([.M42]-[.X42])^2+[.U42]^2)" office:value-type="float" office:value="7.9630396206473737">
            <text:p>8.0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32">
            <text:p>3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2]+[.G42]*2" office:value-type="float" office:value="52400">
            <text:p>52400</text:p>
          </table:table-cell>
          <table:table-cell table:style-name="ACE-0" table:formula="of:=[.F42]-[.G42]*2" office:value-type="float" office:value="49600">
            <text:p>49600</text:p>
          </table:table-cell>
          <table:table-cell table:style-name="ACE-0" table:formula="of:=[.S42]-[.V42]*([.R$2]+[.R$3])" office:value-type="float" office:value="-72.799999999999997">
            <text:p>−72.8</text:p>
          </table:table-cell>
          <table:table-cell table:style-name="ACE-0" table:formula="of:=[.S42]-[.W42]*([.R$2]-[.R$3])" office:value-type="float" office:value="-57.280000000000001">
            <text:p>−57.2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12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1000">
            <text:p>51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3]-[.F43]*[.R$2]" office:value-type="float" office:value="-86.900000000000006">
            <text:p>−86.9</text:p>
          </table:table-cell>
          <table:table-cell table:style-name="ACE-4" table:formula="of:=SQRT(([.Y43]-[.M43])^2+[.T43]^2)" office:value-type="float" office:value="12.340583454602148">
            <text:p>12.3</text:p>
          </table:table-cell>
          <table:table-cell table:style-name="ACE-4" table:formula="of:=SQRT(([.M43]-[.X43])^2+[.U43]^2)" office:value-type="float" office:value="13.138112497615472">
            <text:p>13.1</text:p>
          </table:table-cell>
          <table:table-cell table:style-name="ACE-0" office:value-type="string">
            <text:p>OmuraEtal2000,KonishiEtal1974</text:p>
          </table:table-cell>
          <table:table-cell table:number-columns-repeated="2" table:style-name="ACE-0"/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3]+[.G43]*2" office:value-type="float" office:value="55000">
            <text:p>55000</text:p>
          </table:table-cell>
          <table:table-cell table:style-name="ACE-0" table:formula="of:=[.F43]-[.G43]*2" office:value-type="float" office:value="47000">
            <text:p>47000</text:p>
          </table:table-cell>
          <table:table-cell table:style-name="ACE-0" table:formula="of:=[.S43]-[.V43]*([.R$2]+[.R$3])" office:value-type="float" office:value="-100">
            <text:p>−100</text:p>
          </table:table-cell>
          <table:table-cell table:style-name="ACE-0" table:formula="of:=[.S43]-[.W43]*([.R$2]-[.R$3])" office:value-type="float" office:value="-74.599999999999994">
            <text:p>−74.6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8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1000">
            <text:p>51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4]-[.F44]*[.R$2]" office:value-type="float" office:value="-71.900000000000006">
            <text:p>−71.9</text:p>
          </table:table-cell>
          <table:table-cell table:style-name="ACE-4" table:formula="of:=SQRT(([.Y44]-[.M44])^2+[.T44]^2)" office:value-type="float" office:value="15.931415505221128">
            <text:p>15.9</text:p>
          </table:table-cell>
          <table:table-cell table:style-name="ACE-4" table:formula="of:=SQRT(([.M44]-[.X44])^2+[.U44]^2)" office:value-type="float" office:value="17.129214809792064">
            <text:p>17.1</text:p>
          </table:table-cell>
          <table:table-cell table:style-name="ACE-0" office:value-type="string">
            <text:p>OmuraEtal2000,OmuraEtal198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4]+[.G44]*2" office:value-type="float" office:value="57000">
            <text:p>57000</text:p>
          </table:table-cell>
          <table:table-cell table:style-name="ACE-0" table:formula="of:=[.F44]-[.G44]*2" office:value-type="float" office:value="45000">
            <text:p>45000</text:p>
          </table:table-cell>
          <table:table-cell table:style-name="ACE-0" table:formula="of:=[.S44]-[.V44]*([.R$2]+[.R$3])" office:value-type="float" office:value="-89">
            <text:p>−89</text:p>
          </table:table-cell>
          <table:table-cell table:style-name="ACE-0" table:formula="of:=[.S44]-[.W44]*([.R$2]-[.R$3])" office:value-type="float" office:value="-56">
            <text:p>−56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9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1000">
            <text:p>51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Gon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5]-[.F45]*[.R$2]" office:value-type="float" office:value="-71.900000000000006">
            <text:p>−71.9</text:p>
          </table:table-cell>
          <table:table-cell table:style-name="ACE-4" table:formula="of:=SQRT(([.Y45]-[.M45])^2+[.T45]^2)" office:value-type="float" office:value="19.525624189766649">
            <text:p>19.5</text:p>
          </table:table-cell>
          <table:table-cell table:style-name="ACE-4" table:formula="of:=SQRT(([.M45]-[.X45])^2+[.U45]^2)" office:value-type="float" office:value="21.123683390924029">
            <text:p>21.1</text:p>
          </table:table-cell>
          <table:table-cell table:style-name="ACE-0" office:value-type="string">
            <text:p>OmuraEtal2000,OmuraEtal198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5]+[.G45]*2" office:value-type="float" office:value="59000">
            <text:p>59000</text:p>
          </table:table-cell>
          <table:table-cell table:style-name="ACE-0" table:formula="of:=[.F45]-[.G45]*2" office:value-type="float" office:value="43000">
            <text:p>43000</text:p>
          </table:table-cell>
          <table:table-cell table:style-name="ACE-0" table:formula="of:=[.S45]-[.V45]*([.R$2]+[.R$3])" office:value-type="float" office:value="-93">
            <text:p>−93</text:p>
          </table:table-cell>
          <table:table-cell table:style-name="ACE-0" table:formula="of:=[.S45]-[.W45]*([.R$2]-[.R$3])" office:value-type="float" office:value="-52.399999999999991">
            <text:p>−52.39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2300">
            <text:p>523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Symphyll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6]-[.F46]*[.R$2]" office:value-type="float" office:value="-79.370000000000005">
            <text:p>−79.4</text:p>
          </table:table-cell>
          <table:table-cell table:style-name="ACE-4" table:formula="of:=SQRT(([.Y46]-[.M46])^2+[.T46]^2)" office:value-type="float" office:value="8.1714197052899085">
            <text:p>8.2</text:p>
          </table:table-cell>
          <table:table-cell table:style-name="ACE-4" table:formula="of:=SQRT(([.M46]-[.X46])^2+[.U46]^2)" office:value-type="float" office:value="8.4891047820132304">
            <text:p>8.5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6]+[.G46]*2" office:value-type="float" office:value="53900">
            <text:p>53900</text:p>
          </table:table-cell>
          <table:table-cell table:style-name="ACE-0" table:formula="of:=[.F46]-[.G46]*2" office:value-type="float" office:value="50700">
            <text:p>50700</text:p>
          </table:table-cell>
          <table:table-cell table:style-name="ACE-0" table:formula="of:=[.S46]-[.V46]*([.R$2]+[.R$3])" office:value-type="float" office:value="-87.799999999999997">
            <text:p>−87.8</text:p>
          </table:table-cell>
          <table:table-cell table:style-name="ACE-0" table:formula="of:=[.S46]-[.W46]*([.R$2]-[.R$3])" office:value-type="float" office:value="-71.259999999999991">
            <text:p>−71.25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2400">
            <text:p>524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7]-[.F47]*[.R$2]" office:value-type="float" office:value="-77.560000000000002">
            <text:p>−77.6</text:p>
          </table:table-cell>
          <table:table-cell table:style-name="ACE-4" table:formula="of:=SQRT(([.Y47]-[.M47])^2+[.T47]^2)" office:value-type="float" office:value="7.8241676873645849">
            <text:p>7.8</text:p>
          </table:table-cell>
          <table:table-cell table:style-name="ACE-4" table:formula="of:=SQRT(([.M47]-[.X47])^2+[.U47]^2)" office:value-type="float" office:value="8.1019503824696493">
            <text:p>8.1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22">
            <text:p>2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7]+[.G47]*2" office:value-type="float" office:value="53800">
            <text:p>53800</text:p>
          </table:table-cell>
          <table:table-cell table:style-name="ACE-0" table:formula="of:=[.F47]-[.G47]*2" office:value-type="float" office:value="51000">
            <text:p>51000</text:p>
          </table:table-cell>
          <table:table-cell table:style-name="ACE-0" table:formula="of:=[.S47]-[.V47]*([.R$2]+[.R$3])" office:value-type="float" office:value="-85.600000000000009">
            <text:p>−85.60000000000001</text:p>
          </table:table-cell>
          <table:table-cell table:style-name="ACE-0" table:formula="of:=[.S47]-[.W47]*([.R$2]-[.R$3])" office:value-type="float" office:value="-69.799999999999997">
            <text:p>−69.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4000">
            <text:p>54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8]-[.F48]*[.R$2]" office:value-type="float" office:value="-62.599999999999994">
            <text:p>−62.6</text:p>
          </table:table-cell>
          <table:table-cell table:style-name="ACE-4" table:formula="of:=SQRT(([.Y48]-[.M48])^2+[.T48]^2)" office:value-type="float" office:value="12.639620247459963">
            <text:p>12.6</text:p>
          </table:table-cell>
          <table:table-cell table:style-name="ACE-4" table:formula="of:=SQRT(([.M48]-[.X48])^2+[.U48]^2)" office:value-type="float" office:value="13.437261625792665">
            <text:p>13.4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8]+[.G48]*2" office:value-type="float" office:value="58000">
            <text:p>58000</text:p>
          </table:table-cell>
          <table:table-cell table:style-name="ACE-0" table:formula="of:=[.F48]-[.G48]*2" office:value-type="float" office:value="50000">
            <text:p>50000</text:p>
          </table:table-cell>
          <table:table-cell table:style-name="ACE-0" table:formula="of:=[.S48]-[.V48]*([.R$2]+[.R$3])" office:value-type="float" office:value="-76">
            <text:p>−76</text:p>
          </table:table-cell>
          <table:table-cell table:style-name="ACE-0" table:formula="of:=[.S48]-[.W48]*([.R$2]-[.R$3])" office:value-type="float" office:value="-50">
            <text:p>−50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4000">
            <text:p>54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9]-[.F49]*[.R$2]" office:value-type="float" office:value="-62.599999999999994">
            <text:p>−62.6</text:p>
          </table:table-cell>
          <table:table-cell table:style-name="ACE-4" table:formula="of:=SQRT(([.Y49]-[.M49])^2+[.T49]^2)" office:value-type="float" office:value="19.825236442474019">
            <text:p>19.8</text:p>
          </table:table-cell>
          <table:table-cell table:style-name="ACE-4" table:formula="of:=SQRT(([.M49]-[.X49])^2+[.U49]^2)" office:value-type="float" office:value="21.423351745233525">
            <text:p>21.4</text:p>
          </table:table-cell>
          <table:table-cell table:style-name="ACE-0" office:value-type="string">
            <text:p>OmuraEtal2000,OmuraKonishi1970</text:p>
          </table:table-cell>
          <table:table-cell table:number-columns-repeated="2"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9]+[.G49]*2" office:value-type="float" office:value="62000">
            <text:p>62000</text:p>
          </table:table-cell>
          <table:table-cell table:style-name="ACE-0" table:formula="of:=[.F49]-[.G49]*2" office:value-type="float" office:value="46000">
            <text:p>46000</text:p>
          </table:table-cell>
          <table:table-cell table:style-name="ACE-0" table:formula="of:=[.S49]-[.V49]*([.R$2]+[.R$3])" office:value-type="float" office:value="-84">
            <text:p>−84</text:p>
          </table:table-cell>
          <table:table-cell table:style-name="ACE-0" table:formula="of:=[.S49]-[.W49]*([.R$2]-[.R$3])" office:value-type="float" office:value="-42.799999999999997">
            <text:p>−42.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3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5000">
            <text:p>55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0]-[.F50]*[.R$2]" office:value-type="float" office:value="-78.5">
            <text:p>−78.5</text:p>
          </table:table-cell>
          <table:table-cell table:style-name="ACE-4" table:formula="of:=SQRT(([.Y50]-[.M50])^2+[.T50]^2)" office:value-type="float" office:value="12.739309243440166">
            <text:p>12.7</text:p>
          </table:table-cell>
          <table:table-cell table:style-name="ACE-4" table:formula="of:=SQRT(([.M50]-[.X50])^2+[.U50]^2)" office:value-type="float" office:value="13.536986370680884">
            <text:p>13.5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6">
            <text:p>2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0]+[.G50]*2" office:value-type="float" office:value="59000">
            <text:p>59000</text:p>
          </table:table-cell>
          <table:table-cell table:style-name="ACE-0" table:formula="of:=[.F50]-[.G50]*2" office:value-type="float" office:value="51000">
            <text:p>51000</text:p>
          </table:table-cell>
          <table:table-cell table:style-name="ACE-0" table:formula="of:=[.S50]-[.V50]*([.R$2]+[.R$3])" office:value-type="float" office:value="-92">
            <text:p>−92</text:p>
          </table:table-cell>
          <table:table-cell table:style-name="ACE-0" table:formula="of:=[.S50]-[.W50]*([.R$2]-[.R$3])" office:value-type="float" office:value="-65.799999999999997">
            <text:p>−65.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15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5000">
            <text:p>55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1]-[.F51]*[.R$2]" office:value-type="float" office:value="-79.5">
            <text:p>−79.5</text:p>
          </table:table-cell>
          <table:table-cell table:style-name="ACE-4" table:formula="of:=SQRT(([.Y51]-[.M51])^2+[.T51]^2)" office:value-type="float" office:value="12.739309243440166">
            <text:p>12.7</text:p>
          </table:table-cell>
          <table:table-cell table:style-name="ACE-4" table:formula="of:=SQRT(([.M51]-[.X51])^2+[.U51]^2)" office:value-type="float" office:value="13.536986370680884">
            <text:p>13.5</text:p>
          </table:table-cell>
          <table:table-cell table:style-name="ACE-0" office:value-type="string">
            <text:p>OmuraEtal2000,OmuraEtal1985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1]+[.G51]*2" office:value-type="float" office:value="59000">
            <text:p>59000</text:p>
          </table:table-cell>
          <table:table-cell table:style-name="ACE-0" table:formula="of:=[.F51]-[.G51]*2" office:value-type="float" office:value="51000">
            <text:p>51000</text:p>
          </table:table-cell>
          <table:table-cell table:style-name="ACE-0" table:formula="of:=[.S51]-[.V51]*([.R$2]+[.R$3])" office:value-type="float" office:value="-93">
            <text:p>−93</text:p>
          </table:table-cell>
          <table:table-cell table:style-name="ACE-0" table:formula="of:=[.S51]-[.W51]*([.R$2]-[.R$3])" office:value-type="float" office:value="-66.799999999999997">
            <text:p>−66.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35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8200">
            <text:p>58200</text:p>
          </table:table-cell>
          <table:table-cell table:style-name="ACE-0" office:value-type="float" office:value="1700">
            <text:p>17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2]-[.F52]*[.R$2]" office:value-type="float" office:value="-95.579999999999998">
            <text:p>−95.6</text:p>
          </table:table-cell>
          <table:table-cell table:style-name="ACE-4" table:formula="of:=SQRT(([.Y52]-[.M52])^2+[.T52]^2)" office:value-type="float" office:value="11.981802869351505">
            <text:p>12.0</text:p>
          </table:table-cell>
          <table:table-cell table:style-name="ACE-4" table:formula="of:=SQRT(([.M52]-[.X52])^2+[.U52]^2)" office:value-type="float" office:value="12.659557654199459">
            <text:p>12.7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15">
            <text:p>1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2]+[.G52]*2" office:value-type="float" office:value="61600">
            <text:p>61600</text:p>
          </table:table-cell>
          <table:table-cell table:style-name="ACE-0" table:formula="of:=[.F52]-[.G52]*2" office:value-type="float" office:value="54800">
            <text:p>54800</text:p>
          </table:table-cell>
          <table:table-cell table:style-name="ACE-0" table:formula="of:=[.S52]-[.V52]*([.R$2]+[.R$3])" office:value-type="float" office:value="-108.2">
            <text:p>−108.2</text:p>
          </table:table-cell>
          <table:table-cell table:style-name="ACE-0" table:formula="of:=[.S52]-[.W52]*([.R$2]-[.R$3])" office:value-type="float" office:value="-83.640000000000001">
            <text:p>−83.6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35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0400">
            <text:p>60400</text:p>
          </table:table-cell>
          <table:table-cell table:style-name="ACE-0" office:value-type="float" office:value="1600">
            <text:p>16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3]-[.F53]*[.R$2]" office:value-type="float" office:value="-74.760000000000005">
            <text:p>−74.8</text:p>
          </table:table-cell>
          <table:table-cell table:style-name="ACE-4" table:formula="of:=SQRT(([.Y53]-[.M53])^2+[.T53]^2)" office:value-type="float" office:value="11.842297074469981">
            <text:p>11.8</text:p>
          </table:table-cell>
          <table:table-cell table:style-name="ACE-4" table:formula="of:=SQRT(([.M53]-[.X53])^2+[.U53]^2)" office:value-type="float" office:value="12.480128204469693">
            <text:p>12.5</text:p>
          </table:table-cell>
          <table:table-cell table:style-name="ACE-0" office:value-type="string">
            <text:p>OmuraEtal2000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3]+[.G53]*2" office:value-type="float" office:value="63600">
            <text:p>63600</text:p>
          </table:table-cell>
          <table:table-cell table:style-name="ACE-0" table:formula="of:=[.F53]-[.G53]*2" office:value-type="float" office:value="57200">
            <text:p>57200</text:p>
          </table:table-cell>
          <table:table-cell table:style-name="ACE-0" table:formula="of:=[.S53]-[.V53]*([.R$2]+[.R$3])" office:value-type="float" office:value="-87.200000000000003">
            <text:p>−87.2</text:p>
          </table:table-cell>
          <table:table-cell table:style-name="ACE-0" table:formula="of:=[.S53]-[.W53]*([.R$2]-[.R$3])" office:value-type="float" office:value="-62.959999999999994">
            <text:p>−62.95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1000">
            <text:p>610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4]-[.F54]*[.R$2]" office:value-type="float" office:value="-104.90000000000001">
            <text:p>−104.9</text:p>
          </table:table-cell>
          <table:table-cell table:style-name="ACE-4" table:formula="of:=SQRT(([.Y54]-[.M54])^2+[.T54]^2)" office:value-type="float" office:value="9.7514101544340779">
            <text:p>9.8</text:p>
          </table:table-cell>
          <table:table-cell table:style-name="ACE-4" table:formula="of:=SQRT(([.M54]-[.X54])^2+[.U54]^2)" office:value-type="float" office:value="10.149384217773997">
            <text:p>10.1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11">
            <text:p>1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4]+[.G54]*2" office:value-type="float" office:value="63000">
            <text:p>63000</text:p>
          </table:table-cell>
          <table:table-cell table:style-name="ACE-0" table:formula="of:=[.F54]-[.G54]*2" office:value-type="float" office:value="59000">
            <text:p>59000</text:p>
          </table:table-cell>
          <table:table-cell table:style-name="ACE-0" table:formula="of:=[.S54]-[.V54]*([.R$2]+[.R$3])" office:value-type="float" office:value="-115">
            <text:p>−115</text:p>
          </table:table-cell>
          <table:table-cell table:style-name="ACE-0" table:formula="of:=[.S54]-[.W54]*([.R$2]-[.R$3])" office:value-type="float" office:value="-95.200000000000003">
            <text:p>−95.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1200">
            <text:p>612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5]-[.F55]*[.R$2]" office:value-type="float" office:value="-95.280000000000001">
            <text:p>−95.3</text:p>
          </table:table-cell>
          <table:table-cell table:style-name="ACE-4" table:formula="of:=SQRT(([.Y55]-[.M55])^2+[.T55]^2)" office:value-type="float" office:value="9.4132672330068257">
            <text:p>9.4</text:p>
          </table:table-cell>
          <table:table-cell table:style-name="ACE-4" table:formula="of:=SQRT(([.M55]-[.X55])^2+[.U55]^2)" office:value-type="float" office:value="9.7713049282068756">
            <text:p>9.8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21">
            <text:p>2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5]+[.G55]*2" office:value-type="float" office:value="63000">
            <text:p>63000</text:p>
          </table:table-cell>
          <table:table-cell table:style-name="ACE-0" table:formula="of:=[.F55]-[.G55]*2" office:value-type="float" office:value="59400">
            <text:p>59400</text:p>
          </table:table-cell>
          <table:table-cell table:style-name="ACE-0" table:formula="of:=[.S55]-[.V55]*([.R$2]+[.R$3])" office:value-type="float" office:value="-105">
            <text:p>−105</text:p>
          </table:table-cell>
          <table:table-cell table:style-name="ACE-0" table:formula="of:=[.S55]-[.W55]*([.R$2]-[.R$3])" office:value-type="float" office:value="-85.920000000000002">
            <text:p>−85.9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6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1400">
            <text:p>614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Symphill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6]-[.F56]*[.R$2]" office:value-type="float" office:value="-89.659999999999997">
            <text:p>−89.7</text:p>
          </table:table-cell>
          <table:table-cell table:style-name="ACE-4" table:formula="of:=SQRT(([.Y56]-[.M56])^2+[.T56]^2)" office:value-type="float" office:value="9.0752630815861153">
            <text:p>9.1</text:p>
          </table:table-cell>
          <table:table-cell table:style-name="ACE-4" table:formula="of:=SQRT(([.M56]-[.X56])^2+[.U56]^2)" office:value-type="float" office:value="9.3933806480947037">
            <text:p>9.4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27">
            <text:p>2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6]+[.G56]*2" office:value-type="float" office:value="63000">
            <text:p>63000</text:p>
          </table:table-cell>
          <table:table-cell table:style-name="ACE-0" table:formula="of:=[.F56]-[.G56]*2" office:value-type="float" office:value="59800">
            <text:p>59800</text:p>
          </table:table-cell>
          <table:table-cell table:style-name="ACE-0" table:formula="of:=[.S56]-[.V56]*([.R$2]+[.R$3])" office:value-type="float" office:value="-99">
            <text:p>−99</text:p>
          </table:table-cell>
          <table:table-cell table:style-name="ACE-0" table:formula="of:=[.S56]-[.W56]*([.R$2]-[.R$3])" office:value-type="float" office:value="-80.640000000000001">
            <text:p>−80.6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3800">
            <text:p>63800</text:p>
          </table:table-cell>
          <table:table-cell table:style-name="ACE-0" office:value-type="float" office:value="1100">
            <text:p>11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7]-[.F57]*[.R$2]" office:value-type="float" office:value="-86.219999999999999">
            <text:p>−86.2</text:p>
          </table:table-cell>
          <table:table-cell table:style-name="ACE-4" table:formula="of:=SQRT(([.Y57]-[.M57])^2+[.T57]^2)" office:value-type="float" office:value="10.388243354869969">
            <text:p>10.4</text:p>
          </table:table-cell>
          <table:table-cell table:style-name="ACE-4" table:formula="of:=SQRT(([.M57]-[.X57])^2+[.U57]^2)" office:value-type="float" office:value="10.826282833918576">
            <text:p>10.8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35">
            <text:p>3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7]+[.G57]*2" office:value-type="float" office:value="66000">
            <text:p>66000</text:p>
          </table:table-cell>
          <table:table-cell table:style-name="ACE-0" table:formula="of:=[.F57]-[.G57]*2" office:value-type="float" office:value="61600">
            <text:p>61600</text:p>
          </table:table-cell>
          <table:table-cell table:style-name="ACE-0" table:formula="of:=[.S57]-[.V57]*([.R$2]+[.R$3])" office:value-type="float" office:value="-97">
            <text:p>−97</text:p>
          </table:table-cell>
          <table:table-cell table:style-name="ACE-0" table:formula="of:=[.S57]-[.W57]*([.R$2]-[.R$3])" office:value-type="float" office:value="-75.879999999999995">
            <text:p>−75.8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4500">
            <text:p>645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8]-[.F58]*[.R$2]" office:value-type="float" office:value="-112.55">
            <text:p>−112.5</text:p>
          </table:table-cell>
          <table:table-cell table:style-name="ACE-4" table:formula="of:=SQRT(([.Y58]-[.M58])^2+[.T58]^2)" office:value-type="float" office:value="10.099628706046571">
            <text:p>10.1</text:p>
          </table:table-cell>
          <table:table-cell table:style-name="ACE-4" table:formula="of:=SQRT(([.M58]-[.X58])^2+[.U58]^2)" office:value-type="float" office:value="10.497737851556403">
            <text:p>10.5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8]+[.G58]*2" office:value-type="float" office:value="66500">
            <text:p>66500</text:p>
          </table:table-cell>
          <table:table-cell table:style-name="ACE-0" table:formula="of:=[.F58]-[.G58]*2" office:value-type="float" office:value="62500">
            <text:p>62500</text:p>
          </table:table-cell>
          <table:table-cell table:style-name="ACE-0" table:formula="of:=[.S58]-[.V58]*([.R$2]+[.R$3])" office:value-type="float" office:value="-123">
            <text:p>−123</text:p>
          </table:table-cell>
          <table:table-cell table:style-name="ACE-0" table:formula="of:=[.S58]-[.W58]*([.R$2]-[.R$3])" office:value-type="float" office:value="-102.5">
            <text:p>−102.5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5200">
            <text:p>65200</text:p>
          </table:table-cell>
          <table:table-cell table:style-name="ACE-0" office:value-type="float" office:value="1900">
            <text:p>1900</text:p>
          </table:table-cell>
          <table:table-cell table:style-name="ACE-0" office:value-type="string">
            <text:p>Ples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9]-[.F59]*[.R$2]" office:value-type="float" office:value="-88.879999999999995">
            <text:p>−88.9</text:p>
          </table:table-cell>
          <table:table-cell table:style-name="ACE-4" table:formula="of:=SQRT(([.Y59]-[.M59])^2+[.T59]^2)" office:value-type="float" office:value="13.397372876799391">
            <text:p>13.4</text:p>
          </table:table-cell>
          <table:table-cell table:style-name="ACE-4" table:formula="of:=SQRT(([.M59]-[.X59])^2+[.U59]^2)" office:value-type="float" office:value="14.155366473532224">
            <text:p>14.2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35">
            <text:p>3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9]+[.G59]*2" office:value-type="float" office:value="69000">
            <text:p>69000</text:p>
          </table:table-cell>
          <table:table-cell table:style-name="ACE-0" table:formula="of:=[.F59]-[.G59]*2" office:value-type="float" office:value="61400">
            <text:p>61400</text:p>
          </table:table-cell>
          <table:table-cell table:style-name="ACE-0" table:formula="of:=[.S59]-[.V59]*([.R$2]+[.R$3])" office:value-type="float" office:value="-103">
            <text:p>−103</text:p>
          </table:table-cell>
          <table:table-cell table:style-name="ACE-0" table:formula="of:=[.S59]-[.W59]*([.R$2]-[.R$3])" office:value-type="float" office:value="-75.519999999999996">
            <text:p>−75.5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6200">
            <text:p>662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0]-[.F60]*[.R$2]" office:value-type="float" office:value="-60.780000000000001">
            <text:p>−60.8</text:p>
          </table:table-cell>
          <table:table-cell table:style-name="ACE-4" table:formula="of:=SQRT(([.Y60]-[.M60])^2+[.T60]^2)" office:value-type="float" office:value="9.9105802050132255">
            <text:p>9.9</text:p>
          </table:table-cell>
          <table:table-cell table:style-name="ACE-4" table:formula="of:=SQRT(([.M60]-[.X60])^2+[.U60]^2)" office:value-type="float" office:value="10.268807136177015">
            <text:p>10.3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65">
            <text:p>6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60]+[.G60]*2" office:value-type="float" office:value="68000">
            <text:p>68000</text:p>
          </table:table-cell>
          <table:table-cell table:style-name="ACE-0" table:formula="of:=[.F60]-[.G60]*2" office:value-type="float" office:value="64400">
            <text:p>64400</text:p>
          </table:table-cell>
          <table:table-cell table:style-name="ACE-0" table:formula="of:=[.S60]-[.V60]*([.R$2]+[.R$3])" office:value-type="float" office:value="-71">
            <text:p>−71</text:p>
          </table:table-cell>
          <table:table-cell table:style-name="ACE-0" table:formula="of:=[.S60]-[.W60]*([.R$2]-[.R$3])" office:value-type="float" office:value="-50.920000000000002">
            <text:p>−50.9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7300">
            <text:p>67300</text:p>
          </table:table-cell>
          <table:table-cell table:style-name="ACE-0" office:value-type="float" office:value="1300">
            <text:p>1300</text:p>
          </table:table-cell>
          <table:table-cell table:style-name="ACE-0" office:value-type="string">
            <text:p>Ples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1]-[.F61]*[.R$2]" office:value-type="float" office:value="-62.870000000000005">
            <text:p>−62.9</text:p>
          </table:table-cell>
          <table:table-cell table:style-name="ACE-4" table:formula="of:=SQRT(([.Y61]-[.M61])^2+[.T61]^2)" office:value-type="float" office:value="11.453737381309223">
            <text:p>11.5</text:p>
          </table:table-cell>
          <table:table-cell table:style-name="ACE-4" table:formula="of:=SQRT(([.M61]-[.X61])^2+[.U61]^2)" office:value-type="float" office:value="11.971837787073468">
            <text:p>12.0</text:p>
          </table:table-cell>
          <table:table-cell table:style-name="ACE-0" office:value-type="string">
            <text:p>OmuraEtal2000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65">
            <text:p>6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61]+[.G61]*2" office:value-type="float" office:value="69900">
            <text:p>69900</text:p>
          </table:table-cell>
          <table:table-cell table:style-name="ACE-0" table:formula="of:=[.F61]-[.G61]*2" office:value-type="float" office:value="64700">
            <text:p>64700</text:p>
          </table:table-cell>
          <table:table-cell table:style-name="ACE-0" table:formula="of:=[.S61]-[.V61]*([.R$2]+[.R$3])" office:value-type="float" office:value="-74.800000000000011">
            <text:p>−74.80000000000001</text:p>
          </table:table-cell>
          <table:table-cell table:style-name="ACE-0" table:formula="of:=[.S61]-[.W61]*([.R$2]-[.R$3])" office:value-type="float" office:value="-51.459999999999994">
            <text:p>−51.45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7300">
            <text:p>673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2]-[.F62]*[.R$2]" office:value-type="float" office:value="-109.87">
            <text:p>−109.9</text:p>
          </table:table-cell>
          <table:table-cell table:style-name="ACE-4" table:formula="of:=SQRT(([.Y62]-[.M62])^2+[.T62]^2)" office:value-type="float" office:value="10.02002495006875">
            <text:p>10.0</text:p>
          </table:table-cell>
          <table:table-cell table:style-name="ACE-4" table:formula="of:=SQRT(([.M62]-[.X62])^2+[.U62]^2)" office:value-type="float" office:value="10.378289839853204">
            <text:p>10.4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62]+[.G62]*2" office:value-type="float" office:value="69100">
            <text:p>69100</text:p>
          </table:table-cell>
          <table:table-cell table:style-name="ACE-0" table:formula="of:=[.F62]-[.G62]*2" office:value-type="float" office:value="65500">
            <text:p>65500</text:p>
          </table:table-cell>
          <table:table-cell table:style-name="ACE-0" table:formula="of:=[.S62]-[.V62]*([.R$2]+[.R$3])" office:value-type="float" office:value="-120.20000000000002">
            <text:p>−120.2</text:p>
          </table:table-cell>
          <table:table-cell table:style-name="ACE-0" table:formula="of:=[.S62]-[.W62]*([.R$2]-[.R$3])" office:value-type="float" office:value="-99.899999999999991">
            <text:p>−99.89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35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7800">
            <text:p>678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Cyph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3]-[.F63]*[.R$2]" office:value-type="float" office:value="-63.819999999999993">
            <text:p>−63.8</text:p>
          </table:table-cell>
          <table:table-cell table:style-name="ACE-4" table:formula="of:=SQRT(([.Y63]-[.M63])^2+[.T63]^2)" office:value-type="float" office:value="14.015719746056559">
            <text:p>14.0</text:p>
          </table:table-cell>
          <table:table-cell table:style-name="ACE-4" table:formula="of:=SQRT(([.M63]-[.X63])^2+[.U63]^2)" office:value-type="float" office:value="14.813790872021922">
            <text:p>14.8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65">
            <text:p>6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63]+[.G63]*2" office:value-type="float" office:value="71800">
            <text:p>71800</text:p>
          </table:table-cell>
          <table:table-cell table:style-name="ACE-0" table:formula="of:=[.F63]-[.G63]*2" office:value-type="float" office:value="63800">
            <text:p>63800</text:p>
          </table:table-cell>
          <table:table-cell table:style-name="ACE-0" table:formula="of:=[.S63]-[.V63]*([.R$2]+[.R$3])" office:value-type="float" office:value="-78.599999999999994">
            <text:p>−78.6</text:p>
          </table:table-cell>
          <table:table-cell table:style-name="ACE-0" table:formula="of:=[.S63]-[.W63]*([.R$2]-[.R$3])" office:value-type="float" office:value="-49.840000000000003">
            <text:p>−49.8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9800">
            <text:p>698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4]-[.F64]*[.R$2]" office:value-type="float" office:value="-112.62">
            <text:p>−112.6</text:p>
          </table:table-cell>
          <table:table-cell table:style-name="ACE-4" table:formula="of:=SQRT(([.Y64]-[.M64])^2+[.T64]^2)" office:value-type="float" office:value="10.268807136177028">
            <text:p>10.3</text:p>
          </table:table-cell>
          <table:table-cell table:style-name="ACE-4" table:formula="of:=SQRT(([.M64]-[.X64])^2+[.U64]^2)" office:value-type="float" office:value="10.627153899327903">
            <text:p>10.6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64]+[.G64]*2" office:value-type="float" office:value="71600">
            <text:p>71600</text:p>
          </table:table-cell>
          <table:table-cell table:style-name="ACE-0" table:formula="of:=[.F64]-[.G64]*2" office:value-type="float" office:value="68000">
            <text:p>68000</text:p>
          </table:table-cell>
          <table:table-cell table:style-name="ACE-0" table:formula="of:=[.S64]-[.V64]*([.R$2]+[.R$3])" office:value-type="float" office:value="-123.20000000000002">
            <text:p>−123.2</text:p>
          </table:table-cell>
          <table:table-cell table:style-name="ACE-0" table:formula="of:=[.S64]-[.W64]*([.R$2]-[.R$3])" office:value-type="float" office:value="-102.39999999999999">
            <text:p>−102.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7290">
            <text:p>72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5]-[.F65]*[.R$2]" office:value-type="float" office:value="-10.890999999999998">
            <text:p>−10.9</text:p>
          </table:table-cell>
          <table:table-cell table:style-name="ACE-4" table:formula="of:=SQRT(([.Y65]-[.M65])^2+[.T65]^2)" office:value-type="float" office:value="1.1980438222368988">
            <text:p>1.2</text:p>
          </table:table-cell>
          <table:table-cell table:style-name="ACE-4" table:formula="of:=SQRT(([.M65]-[.X65])^2+[.U65]^2)" office:value-type="float" office:value="1.2500003999999383">
            <text:p>1.3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2.96">
            <text:p>2.9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65]+[.G65]*2" office:value-type="float" office:value="7550">
            <text:p>7550</text:p>
          </table:table-cell>
          <table:table-cell table:style-name="ACE-0" table:formula="of:=[.F65]-[.G65]*2" office:value-type="float" office:value="7030">
            <text:p>7030</text:p>
          </table:table-cell>
          <table:table-cell table:style-name="ACE-0" table:formula="of:=[.S65]-[.V65]*([.R$2]+[.R$3])" office:value-type="float" office:value="-12.140000000000001">
            <text:p>−12.14</text:p>
          </table:table-cell>
          <table:table-cell table:style-name="ACE-0" table:formula="of:=[.S65]-[.W65]*([.R$2]-[.R$3])" office:value-type="float" office:value="-9.6939999999999991">
            <text:p>−9.693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7190">
            <text:p>71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6]-[.F66]*[.R$2]" office:value-type="float" office:value="-9.641">
            <text:p>−9.6</text:p>
          </table:table-cell>
          <table:table-cell table:style-name="ACE-4" table:formula="of:=SQRT(([.Y66]-[.M66])^2+[.T66]^2)" office:value-type="float" office:value="1.1880526082627816">
            <text:p>1.2</text:p>
          </table:table-cell>
          <table:table-cell table:style-name="ACE-4" table:formula="of:=SQRT(([.M66]-[.X66])^2+[.U66]^2)" office:value-type="float" office:value="1.2400084677130241">
            <text:p>1.2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4.0199999999999996">
            <text:p>4.0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66]+[.G66]*2" office:value-type="float" office:value="7450">
            <text:p>7450</text:p>
          </table:table-cell>
          <table:table-cell table:style-name="ACE-0" table:formula="of:=[.F66]-[.G66]*2" office:value-type="float" office:value="6930">
            <text:p>6930</text:p>
          </table:table-cell>
          <table:table-cell table:style-name="ACE-0" table:formula="of:=[.S66]-[.V66]*([.R$2]+[.R$3])" office:value-type="float" office:value="-10.880000000000001">
            <text:p>−10.88</text:p>
          </table:table-cell>
          <table:table-cell table:style-name="ACE-0" table:formula="of:=[.S66]-[.W66]*([.R$2]-[.R$3])" office:value-type="float" office:value="-8.4540000000000006">
            <text:p>−8.45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940">
            <text:p>694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7]-[.F67]*[.R$2]" office:value-type="float" office:value="-9.3960000000000008">
            <text:p>−9.4</text:p>
          </table:table-cell>
          <table:table-cell table:style-name="ACE-4" table:formula="of:=SQRT(([.Y67]-[.M67])^2+[.T67]^2)" office:value-type="float" office:value="1.1990429516910563">
            <text:p>1.2</text:p>
          </table:table-cell>
          <table:table-cell table:style-name="ACE-4" table:formula="of:=SQRT(([.M67]-[.X67])^2+[.U67]^2)" office:value-type="float" office:value="1.254996414337505">
            <text:p>1.3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79">
            <text:p>3.79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67]+[.G67]*2" office:value-type="float" office:value="7220">
            <text:p>7220</text:p>
          </table:table-cell>
          <table:table-cell table:style-name="ACE-0" table:formula="of:=[.F67]-[.G67]*2" office:value-type="float" office:value="6660">
            <text:p>6660</text:p>
          </table:table-cell>
          <table:table-cell table:style-name="ACE-0" table:formula="of:=[.S67]-[.V67]*([.R$2]+[.R$3])" office:value-type="float" office:value="-10.649999999999999">
            <text:p>−10.65</text:p>
          </table:table-cell>
          <table:table-cell table:style-name="ACE-0" table:formula="of:=[.S67]-[.W67]*([.R$2]-[.R$3])" office:value-type="float" office:value="-8.1980000000000004">
            <text:p>−8.19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510">
            <text:p>651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8]-[.F68]*[.R$2]" office:value-type="float" office:value="-8.5790000000000006">
            <text:p>−8.6</text:p>
          </table:table-cell>
          <table:table-cell table:style-name="ACE-4" table:formula="of:=SQRT(([.Y68]-[.M68])^2+[.T68]^2)" office:value-type="float" office:value="1.1560817445146345">
            <text:p>1.2</text:p>
          </table:table-cell>
          <table:table-cell table:style-name="ACE-4" table:formula="of:=SQRT(([.M68]-[.X68])^2+[.U68]^2)" office:value-type="float" office:value="1.212031765260299">
            <text:p>1.2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79">
            <text:p>3.79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68]+[.G68]*2" office:value-type="float" office:value="6790">
            <text:p>6790</text:p>
          </table:table-cell>
          <table:table-cell table:style-name="ACE-0" table:formula="of:=[.F68]-[.G68]*2" office:value-type="float" office:value="6230">
            <text:p>6230</text:p>
          </table:table-cell>
          <table:table-cell table:style-name="ACE-0" table:formula="of:=[.S68]-[.V68]*([.R$2]+[.R$3])" office:value-type="float" office:value="-9.7899999999999991">
            <text:p>−9.79</text:p>
          </table:table-cell>
          <table:table-cell table:style-name="ACE-0" table:formula="of:=[.S68]-[.W68]*([.R$2]-[.R$3])" office:value-type="float" office:value="-7.4240000000000004">
            <text:p>−7.42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19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460">
            <text:p>64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9]-[.F69]*[.R$2]" office:value-type="float" office:value="-8.5640000000000001">
            <text:p>−8.6</text:p>
          </table:table-cell>
          <table:table-cell table:style-name="ACE-4" table:formula="of:=SQRT(([.Y69]-[.M69])^2+[.T69]^2)" office:value-type="float" office:value="1.1151215180418679">
            <text:p>1.1</text:p>
          </table:table-cell>
          <table:table-cell table:style-name="ACE-4" table:formula="of:=SQRT(([.M69]-[.X69])^2+[.U69]^2)" office:value-type="float" office:value="1.1670715487921042">
            <text:p>1.2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71">
            <text:p>3.7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69]+[.G69]*2" office:value-type="float" office:value="6720">
            <text:p>6720</text:p>
          </table:table-cell>
          <table:table-cell table:style-name="ACE-0" table:formula="of:=[.F69]-[.G69]*2" office:value-type="float" office:value="6200">
            <text:p>6200</text:p>
          </table:table-cell>
          <table:table-cell table:style-name="ACE-0" table:formula="of:=[.S69]-[.V69]*([.R$2]+[.R$3])" office:value-type="float" office:value="-9.7300000000000004">
            <text:p>−9.73</text:p>
          </table:table-cell>
          <table:table-cell table:style-name="ACE-0" table:formula="of:=[.S69]-[.W69]*([.R$2]-[.R$3])" office:value-type="float" office:value="-7.4500000000000002">
            <text:p>−7.45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9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290">
            <text:p>629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0]-[.F70]*[.R$2]" office:value-type="float" office:value="-8.1110000000000007">
            <text:p>−8.1</text:p>
          </table:table-cell>
          <table:table-cell table:style-name="ACE-4" table:formula="of:=SQRT(([.Y70]-[.M70])^2+[.T70]^2)" office:value-type="float" office:value="1.1341027290329575">
            <text:p>1.1</text:p>
          </table:table-cell>
          <table:table-cell table:style-name="ACE-4" table:formula="of:=SQRT(([.M70]-[.X70])^2+[.U70]^2)" office:value-type="float" office:value="1.1900508392501559">
            <text:p>1.2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8399999999999999">
            <text:p>3.8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0]+[.G70]*2" office:value-type="float" office:value="6570">
            <text:p>6570</text:p>
          </table:table-cell>
          <table:table-cell table:style-name="ACE-0" table:formula="of:=[.F70]-[.G70]*2" office:value-type="float" office:value="6010">
            <text:p>6010</text:p>
          </table:table-cell>
          <table:table-cell table:style-name="ACE-0" table:formula="of:=[.S70]-[.V70]*([.R$2]+[.R$3])" office:value-type="float" office:value="-9.3000000000000007">
            <text:p>−9.3</text:p>
          </table:table-cell>
          <table:table-cell table:style-name="ACE-0" table:formula="of:=[.S70]-[.W70]*([.R$2]-[.R$3])" office:value-type="float" office:value="-6.9779999999999998">
            <text:p>−6.97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1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560">
            <text:p>55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1]-[.F71]*[.R$2]" office:value-type="float" office:value="-7.3339999999999996">
            <text:p>−7.3</text:p>
          </table:table-cell>
          <table:table-cell table:style-name="ACE-4" table:formula="of:=SQRT(([.Y71]-[.M71])^2+[.T71]^2)" office:value-type="float" office:value="0.95331212097612594">
            <text:p>1.0</text:p>
          </table:table-cell>
          <table:table-cell table:style-name="ACE-4" table:formula="of:=SQRT(([.M71]-[.X71])^2+[.U71]^2)" office:value-type="float" office:value="0.9972542303745825">
            <text:p>1.0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23">
            <text:p>3.2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1]+[.G71]*2" office:value-type="float" office:value="5780">
            <text:p>5780</text:p>
          </table:table-cell>
          <table:table-cell table:style-name="ACE-0" table:formula="of:=[.F71]-[.G71]*2" office:value-type="float" office:value="5340">
            <text:p>5340</text:p>
          </table:table-cell>
          <table:table-cell table:style-name="ACE-0" table:formula="of:=[.S71]-[.V71]*([.R$2]+[.R$3])" office:value-type="float" office:value="-8.3300000000000001">
            <text:p>−8.33</text:p>
          </table:table-cell>
          <table:table-cell table:style-name="ACE-0" table:formula="of:=[.S71]-[.W71]*([.R$2]-[.R$3])" office:value-type="float" office:value="-6.3819999999999997">
            <text:p>−6.38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110">
            <text:p>51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2]-[.F72]*[.R$2]" office:value-type="float" office:value="-5.8689999999999998">
            <text:p>−5.9</text:p>
          </table:table-cell>
          <table:table-cell table:style-name="ACE-4" table:formula="of:=SQRT(([.Y72]-[.M72])^2+[.T72]^2)" office:value-type="float" office:value="0.90837712432667528">
            <text:p>0.9</text:p>
          </table:table-cell>
          <table:table-cell table:style-name="ACE-4" table:formula="of:=SQRT(([.M72]-[.X72])^2+[.U72]^2)" office:value-type="float" office:value="0.95231349880173444">
            <text:p>1.0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8399999999999999">
            <text:p>3.8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2]+[.G72]*2" office:value-type="float" office:value="5330">
            <text:p>5330</text:p>
          </table:table-cell>
          <table:table-cell table:style-name="ACE-0" table:formula="of:=[.F72]-[.G72]*2" office:value-type="float" office:value="4890">
            <text:p>4890</text:p>
          </table:table-cell>
          <table:table-cell table:style-name="ACE-0" table:formula="of:=[.S72]-[.V72]*([.R$2]+[.R$3])" office:value-type="float" office:value="-6.8200000000000003">
            <text:p>−6.82</text:p>
          </table:table-cell>
          <table:table-cell table:style-name="ACE-0" table:formula="of:=[.S72]-[.W72]*([.R$2]-[.R$3])" office:value-type="float" office:value="-4.9619999999999997">
            <text:p>−4.96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050">
            <text:p>50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3]-[.F73]*[.R$2]" office:value-type="float" office:value="-5.7550000000000008">
            <text:p>−5.8</text:p>
          </table:table-cell>
          <table:table-cell table:style-name="ACE-4" table:formula="of:=SQRT(([.Y73]-[.M73])^2+[.T73]^2)" office:value-type="float" office:value="0.90238628092408568">
            <text:p>0.9</text:p>
          </table:table-cell>
          <table:table-cell table:style-name="ACE-4" table:formula="of:=SQRT(([.M73]-[.X73])^2+[.U73]^2)" office:value-type="float" office:value="0.94632182686441324">
            <text:p>0.9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8399999999999999">
            <text:p>3.8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3]+[.G73]*2" office:value-type="float" office:value="5270">
            <text:p>5270</text:p>
          </table:table-cell>
          <table:table-cell table:style-name="ACE-0" table:formula="of:=[.F73]-[.G73]*2" office:value-type="float" office:value="4830">
            <text:p>4830</text:p>
          </table:table-cell>
          <table:table-cell table:style-name="ACE-0" table:formula="of:=[.S73]-[.V73]*([.R$2]+[.R$3])" office:value-type="float" office:value="-6.7000000000000011">
            <text:p>−6.700000000000001</text:p>
          </table:table-cell>
          <table:table-cell table:style-name="ACE-0" table:formula="of:=[.S73]-[.W73]*([.R$2]-[.R$3])" office:value-type="float" office:value="-4.8539999999999992">
            <text:p>−4.853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550">
            <text:p>555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avon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4]-[.F74]*[.R$2]" office:value-type="float" office:value="-7.5449999999999999">
            <text:p>−7.5</text:p>
          </table:table-cell>
          <table:table-cell table:style-name="ACE-4" table:formula="of:=SQRT(([.Y74]-[.M74])^2+[.T74]^2)" office:value-type="float" office:value="0.98826565254490162">
            <text:p>1.0</text:p>
          </table:table-cell>
          <table:table-cell table:style-name="ACE-4" table:formula="of:=SQRT(([.M74]-[.X74])^2+[.U74]^2)" office:value-type="float" office:value="1.0362070256469025">
            <text:p>1.0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4]+[.G74]*2" office:value-type="float" office:value="5790">
            <text:p>5790</text:p>
          </table:table-cell>
          <table:table-cell table:style-name="ACE-0" table:formula="of:=[.F74]-[.G74]*2" office:value-type="float" office:value="5310">
            <text:p>5310</text:p>
          </table:table-cell>
          <table:table-cell table:style-name="ACE-0" table:formula="of:=[.S74]-[.V74]*([.R$2]+[.R$3])" office:value-type="float" office:value="-8.5800000000000001">
            <text:p>−8.58</text:p>
          </table:table-cell>
          <table:table-cell table:style-name="ACE-0" table:formula="of:=[.S74]-[.W74]*([.R$2]-[.R$3])" office:value-type="float" office:value="-6.5579999999999998">
            <text:p>−6.55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960">
            <text:p>39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5]-[.F75]*[.R$2]" office:value-type="float" office:value="-5.0540000000000003">
            <text:p>−5.1</text:p>
          </table:table-cell>
          <table:table-cell table:style-name="ACE-4" table:formula="of:=SQRT(([.Y75]-[.M75])^2+[.T75]^2)" office:value-type="float" office:value="0.75765163498800714">
            <text:p>0.8</text:p>
          </table:table-cell>
          <table:table-cell table:style-name="ACE-4" table:formula="of:=SQRT(([.M75]-[.X75])^2+[.U75]^2)" office:value-type="float" office:value="0.7975688058092536">
            <text:p>0.8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2.4700000000000002">
            <text:p>2.47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5]+[.G75]*2" office:value-type="float" office:value="4160">
            <text:p>4160</text:p>
          </table:table-cell>
          <table:table-cell table:style-name="ACE-0" table:formula="of:=[.F75]-[.G75]*2" office:value-type="float" office:value="3760">
            <text:p>3760</text:p>
          </table:table-cell>
          <table:table-cell table:style-name="ACE-0" table:formula="of:=[.S75]-[.V75]*([.R$2]+[.R$3])" office:value-type="float" office:value="-5.8499999999999996">
            <text:p>−5.85</text:p>
          </table:table-cell>
          <table:table-cell table:style-name="ACE-0" table:formula="of:=[.S75]-[.W75]*([.R$2]-[.R$3])" office:value-type="float" office:value="-4.298">
            <text:p>−4.29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850">
            <text:p>38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6]-[.F76]*[.R$2]" office:value-type="float" office:value="-5.3950000000000005">
            <text:p>−5.4</text:p>
          </table:table-cell>
          <table:table-cell table:style-name="ACE-4" table:formula="of:=SQRT(([.Y76]-[.M76])^2+[.T76]^2)" office:value-type="float" office:value="0.67485479919757652">
            <text:p>0.7</text:p>
          </table:table-cell>
          <table:table-cell table:style-name="ACE-4" table:formula="of:=SQRT(([.M76]-[.X76])^2+[.U76]^2)" office:value-type="float" office:value="0.70677082565708582">
            <text:p>0.7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1.9199999999999999">
            <text:p>1.9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6]+[.G76]*2" office:value-type="float" office:value="4010">
            <text:p>4010</text:p>
          </table:table-cell>
          <table:table-cell table:style-name="ACE-0" table:formula="of:=[.F76]-[.G76]*2" office:value-type="float" office:value="3690">
            <text:p>3690</text:p>
          </table:table-cell>
          <table:table-cell table:style-name="ACE-0" table:formula="of:=[.S76]-[.V76]*([.R$2]+[.R$3])" office:value-type="float" office:value="-6.0999999999999996">
            <text:p>−6.1</text:p>
          </table:table-cell>
          <table:table-cell table:style-name="ACE-0" table:formula="of:=[.S76]-[.W76]*([.R$2]-[.R$3])" office:value-type="float" office:value="-4.7219999999999995">
            <text:p>−4.72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2920">
            <text:p>29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7]-[.F77]*[.R$2]" office:value-type="float" office:value="-3.7080000000000002">
            <text:p>−3.7</text:p>
          </table:table-cell>
          <table:table-cell table:style-name="ACE-4" table:formula="of:=SQRT(([.Y77]-[.M77])^2+[.T77]^2)" office:value-type="float" office:value="0.54629296169729347">
            <text:p>0.5</text:p>
          </table:table-cell>
          <table:table-cell table:style-name="ACE-4" table:formula="of:=SQRT(([.M77]-[.X77])^2+[.U77]^2)" office:value-type="float" office:value="0.57418115608229436">
            <text:p>0.6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1.8400000000000001">
            <text:p>1.8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7]+[.G77]*2" office:value-type="float" office:value="3060">
            <text:p>3060</text:p>
          </table:table-cell>
          <table:table-cell table:style-name="ACE-0" table:formula="of:=[.F77]-[.G77]*2" office:value-type="float" office:value="2780">
            <text:p>2780</text:p>
          </table:table-cell>
          <table:table-cell table:style-name="ACE-0" table:formula="of:=[.S77]-[.V77]*([.R$2]+[.R$3])" office:value-type="float" office:value="-4.2800000000000002">
            <text:p>−4.28</text:p>
          </table:table-cell>
          <table:table-cell table:style-name="ACE-0" table:formula="of:=[.S77]-[.W77]*([.R$2]-[.R$3])" office:value-type="float" office:value="-3.1639999999999997">
            <text:p>−3.16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080">
            <text:p>40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8]-[.F78]*[.R$2]" office:value-type="float" office:value="-6.9420000000000002">
            <text:p>−6.9</text:p>
          </table:table-cell>
          <table:table-cell table:style-name="ACE-4" table:formula="of:=SQRT(([.Y78]-[.M78])^2+[.T78]^2)" office:value-type="float" office:value="0.76962588314063407">
            <text:p>0.8</text:p>
          </table:table-cell>
          <table:table-cell table:style-name="ACE-4" table:formula="of:=SQRT(([.M78]-[.X78])^2+[.U78]^2)" office:value-type="float" office:value="0.80954555152875718">
            <text:p>0.8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0.81000000000000005">
            <text:p>0.8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8]+[.G78]*2" office:value-type="float" office:value="4280">
            <text:p>4280</text:p>
          </table:table-cell>
          <table:table-cell table:style-name="ACE-0" table:formula="of:=[.F78]-[.G78]*2" office:value-type="float" office:value="3880">
            <text:p>3880</text:p>
          </table:table-cell>
          <table:table-cell table:style-name="ACE-0" table:formula="of:=[.S78]-[.V78]*([.R$2]+[.R$3])" office:value-type="float" office:value="-7.75">
            <text:p>−7.75</text:p>
          </table:table-cell>
          <table:table-cell table:style-name="ACE-0" table:formula="of:=[.S78]-[.W78]*([.R$2]-[.R$3])" office:value-type="float" office:value="-6.1739999999999995">
            <text:p>−6.173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130">
            <text:p>31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9]-[.F79]*[.R$2]" office:value-type="float" office:value="-5.2969999999999997">
            <text:p>−5.3</text:p>
          </table:table-cell>
          <table:table-cell table:style-name="ACE-4" table:formula="of:=SQRT(([.Y79]-[.M79])^2+[.T79]^2)" office:value-type="float" office:value="0.60307628041567019">
            <text:p>0.6</text:p>
          </table:table-cell>
          <table:table-cell table:style-name="ACE-4" table:formula="of:=SQRT(([.M79]-[.X79])^2+[.U79]^2)" office:value-type="float" office:value="0.63497165291058466">
            <text:p>0.6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0.65000000000000002">
            <text:p>0.65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9]+[.G79]*2" office:value-type="float" office:value="3290">
            <text:p>3290</text:p>
          </table:table-cell>
          <table:table-cell table:style-name="ACE-0" table:formula="of:=[.F79]-[.G79]*2" office:value-type="float" office:value="2970">
            <text:p>2970</text:p>
          </table:table-cell>
          <table:table-cell table:style-name="ACE-0" table:formula="of:=[.S79]-[.V79]*([.R$2]+[.R$3])" office:value-type="float" office:value="-5.9299999999999997">
            <text:p>−5.93</text:p>
          </table:table-cell>
          <table:table-cell table:style-name="ACE-0" table:formula="of:=[.S79]-[.W79]*([.R$2]-[.R$3])" office:value-type="float" office:value="-4.6959999999999997">
            <text:p>−4.696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1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2850">
            <text:p>28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0]-[.F80]*[.R$2]" office:value-type="float" office:value="-4.3849999999999998">
            <text:p>−4.4</text:p>
          </table:table-cell>
          <table:table-cell table:style-name="ACE-4" table:formula="of:=SQRT(([.Y80]-[.M80])^2+[.T80]^2)" office:value-type="float" office:value="0.57517736394959118">
            <text:p>0.6</text:p>
          </table:table-cell>
          <table:table-cell table:style-name="ACE-4" table:formula="of:=SQRT(([.M80]-[.X80])^2+[.U80]^2)" office:value-type="float" office:value="0.60706259973745746">
            <text:p>0.6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1.03">
            <text:p>1.0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0]+[.G80]*2" office:value-type="float" office:value="3010">
            <text:p>3010</text:p>
          </table:table-cell>
          <table:table-cell table:style-name="ACE-0" table:formula="of:=[.F80]-[.G80]*2" office:value-type="float" office:value="2690">
            <text:p>2690</text:p>
          </table:table-cell>
          <table:table-cell table:style-name="ACE-0" table:formula="of:=[.S80]-[.V80]*([.R$2]+[.R$3])" office:value-type="float" office:value="-4.9900000000000002">
            <text:p>−4.99</text:p>
          </table:table-cell>
          <table:table-cell table:style-name="ACE-0" table:formula="of:=[.S80]-[.W80]*([.R$2]-[.R$3])" office:value-type="float" office:value="-3.8119999999999994">
            <text:p>−3.811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2570">
            <text:p>25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1]-[.F81]*[.R$2]" office:value-type="float" office:value="-3.883">
            <text:p>−3.9</text:p>
          </table:table-cell>
          <table:table-cell table:style-name="ACE-4" table:formula="of:=SQRT(([.Y81]-[.M81])^2+[.T81]^2)" office:value-type="float" office:value="0.47563536453884492">
            <text:p>0.5</text:p>
          </table:table-cell>
          <table:table-cell table:style-name="ACE-4" table:formula="of:=SQRT(([.M81]-[.X81])^2+[.U81]^2)" office:value-type="float" office:value="0.49950875868196737">
            <text:p>0.5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1]+[.G81]*2" office:value-type="float" office:value="2690">
            <text:p>2690</text:p>
          </table:table-cell>
          <table:table-cell table:style-name="ACE-0" table:formula="of:=[.F81]-[.G81]*2" office:value-type="float" office:value="2450">
            <text:p>2450</text:p>
          </table:table-cell>
          <table:table-cell table:style-name="ACE-0" table:formula="of:=[.S81]-[.V81]*([.R$2]+[.R$3])" office:value-type="float" office:value="-4.3799999999999999">
            <text:p>−4.38</text:p>
          </table:table-cell>
          <table:table-cell table:style-name="ACE-0" table:formula="of:=[.S81]-[.W81]*([.R$2]-[.R$3])" office:value-type="float" office:value="-3.4100000000000001">
            <text:p>−3.41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7000">
            <text:p>70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2]-[.F82]*[.R$2]" office:value-type="float" office:value="-7.3000000000000007">
            <text:p>−7.3</text:p>
          </table:table-cell>
          <table:table-cell table:style-name="ACE-4" table:formula="of:=SQRT(([.Y82]-[.M82])^2+[.T82]^2)" office:value-type="float" office:value="1.1331037022267658">
            <text:p>1.1</text:p>
          </table:table-cell>
          <table:table-cell table:style-name="ACE-4" table:formula="of:=SQRT(([.M82]-[.X82])^2+[.U82]^2)" office:value-type="float" office:value="1.1810588469674148">
            <text:p>1.2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6">
            <text:p>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2]+[.G82]*2" office:value-type="float" office:value="7240">
            <text:p>7240</text:p>
          </table:table-cell>
          <table:table-cell table:style-name="ACE-0" table:formula="of:=[.F82]-[.G82]*2" office:value-type="float" office:value="6760">
            <text:p>6760</text:p>
          </table:table-cell>
          <table:table-cell table:style-name="ACE-0" table:formula="of:=[.S82]-[.V82]*([.R$2]+[.R$3])" office:value-type="float" office:value="-8.4800000000000004">
            <text:p>−8.48</text:p>
          </table:table-cell>
          <table:table-cell table:style-name="ACE-0" table:formula="of:=[.S82]-[.W82]*([.R$2]-[.R$3])" office:value-type="float" office:value="-6.1679999999999993">
            <text:p>−6.167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640">
            <text:p>664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Acropora robus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3]-[.F83]*[.R$2]" office:value-type="float" office:value="-10.315999999999999">
            <text:p>−10.3</text:p>
          </table:table-cell>
          <table:table-cell table:style-name="ACE-4" table:formula="of:=SQRT(([.Y83]-[.M83])^2+[.T83]^2)" office:value-type="float" office:value="1.1690697156286267">
            <text:p>1.2</text:p>
          </table:table-cell>
          <table:table-cell table:style-name="ACE-4" table:formula="of:=SQRT(([.M83]-[.X83])^2+[.U83]^2)" office:value-type="float" office:value="1.2250208161496687">
            <text:p>1.2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2.2999999999999998">
            <text:p>2.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3]+[.G83]*2" office:value-type="float" office:value="6920">
            <text:p>6920</text:p>
          </table:table-cell>
          <table:table-cell table:style-name="ACE-0" table:formula="of:=[.F83]-[.G83]*2" office:value-type="float" office:value="6360">
            <text:p>6360</text:p>
          </table:table-cell>
          <table:table-cell table:style-name="ACE-0" table:formula="of:=[.S83]-[.V83]*([.R$2]+[.R$3])" office:value-type="float" office:value="-11.539999999999999">
            <text:p>−11.54</text:p>
          </table:table-cell>
          <table:table-cell table:style-name="ACE-0" table:formula="of:=[.S83]-[.W83]*([.R$2]-[.R$3])" office:value-type="float" office:value="-9.1479999999999997">
            <text:p>−9.14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400">
            <text:p>640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Gardineroseris planul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4]-[.F84]*[.R$2]" office:value-type="float" office:value="-8.2599999999999998">
            <text:p>−8.3</text:p>
          </table:table-cell>
          <table:table-cell table:style-name="ACE-4" table:formula="of:=SQRT(([.Y84]-[.M84])^2+[.T84]^2)" office:value-type="float" office:value="1.1450921360309834">
            <text:p>1.1</text:p>
          </table:table-cell>
          <table:table-cell table:style-name="ACE-4" table:formula="of:=SQRT(([.M84]-[.X84])^2+[.U84]^2)" office:value-type="float" office:value="1.2010412149464307">
            <text:p>1.2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3.8999999999999999">
            <text:p>3.9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4]+[.G84]*2" office:value-type="float" office:value="6680">
            <text:p>6680</text:p>
          </table:table-cell>
          <table:table-cell table:style-name="ACE-0" table:formula="of:=[.F84]-[.G84]*2" office:value-type="float" office:value="6120">
            <text:p>6120</text:p>
          </table:table-cell>
          <table:table-cell table:style-name="ACE-0" table:formula="of:=[.S84]-[.V84]*([.R$2]+[.R$3])" office:value-type="float" office:value="-9.4599999999999991">
            <text:p>−9.459999999999999</text:p>
          </table:table-cell>
          <table:table-cell table:style-name="ACE-0" table:formula="of:=[.S84]-[.W84]*([.R$2]-[.R$3])" office:value-type="float" office:value="-7.1159999999999997">
            <text:p>−7.116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330">
            <text:p>633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5]-[.F85]*[.R$2]" office:value-type="float" office:value="-8.1269999999999989">
            <text:p>−8.1</text:p>
          </table:table-cell>
          <table:table-cell table:style-name="ACE-4" table:formula="of:=SQRT(([.Y85]-[.M85])^2+[.T85]^2)" office:value-type="float" office:value="1.1021347467528633">
            <text:p>1.1</text:p>
          </table:table-cell>
          <table:table-cell table:style-name="ACE-4" table:formula="of:=SQRT(([.M85]-[.X85])^2+[.U85]^2)" office:value-type="float" office:value="1.1540836191541759">
            <text:p>1.2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3.8999999999999999">
            <text:p>3.9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5]+[.G85]*2" office:value-type="float" office:value="6590">
            <text:p>6590</text:p>
          </table:table-cell>
          <table:table-cell table:style-name="ACE-0" table:formula="of:=[.F85]-[.G85]*2" office:value-type="float" office:value="6070">
            <text:p>6070</text:p>
          </table:table-cell>
          <table:table-cell table:style-name="ACE-0" table:formula="of:=[.S85]-[.V85]*([.R$2]+[.R$3])" office:value-type="float" office:value="-9.2799999999999994">
            <text:p>−9.28</text:p>
          </table:table-cell>
          <table:table-cell table:style-name="ACE-0" table:formula="of:=[.S85]-[.W85]*([.R$2]-[.R$3])" office:value-type="float" office:value="-7.0259999999999998">
            <text:p>−7.026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150">
            <text:p>61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6]-[.F86]*[.R$2]" office:value-type="float" office:value="-8.7850000000000001">
            <text:p>−8.8</text:p>
          </table:table-cell>
          <table:table-cell table:style-name="ACE-4" table:formula="of:=SQRT(([.Y86]-[.M86])^2+[.T86]^2)" office:value-type="float" office:value="1.0841535869054717">
            <text:p>1.1</text:p>
          </table:table-cell>
          <table:table-cell table:style-name="ACE-4" table:formula="of:=SQRT(([.M86]-[.X86])^2+[.U86]^2)" office:value-type="float" office:value="1.1361007877824922">
            <text:p>1.1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2.8999999999999999">
            <text:p>2.9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6]+[.G86]*2" office:value-type="float" office:value="6410">
            <text:p>6410</text:p>
          </table:table-cell>
          <table:table-cell table:style-name="ACE-0" table:formula="of:=[.F86]-[.G86]*2" office:value-type="float" office:value="5890">
            <text:p>5890</text:p>
          </table:table-cell>
          <table:table-cell table:style-name="ACE-0" table:formula="of:=[.S86]-[.V86]*([.R$2]+[.R$3])" office:value-type="float" office:value="-9.9199999999999999">
            <text:p>−9.92</text:p>
          </table:table-cell>
          <table:table-cell table:style-name="ACE-0" table:formula="of:=[.S86]-[.W86]*([.R$2]-[.R$3])" office:value-type="float" office:value="-7.702">
            <text:p>−7.70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1a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950">
            <text:p>59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7]-[.F87]*[.R$2]" office:value-type="float" office:value="-8.3049999999999997">
            <text:p>−8.3</text:p>
          </table:table-cell>
          <table:table-cell table:style-name="ACE-4" table:formula="of:=SQRT(([.Y87]-[.M87])^2+[.T87]^2)" office:value-type="float" office:value="0.99226055046041173">
            <text:p>1.0</text:p>
          </table:table-cell>
          <table:table-cell table:style-name="ACE-4" table:formula="of:=SQRT(([.M87]-[.X87])^2+[.U87]^2)" office:value-type="float" office:value="1.0362070256469025">
            <text:p>1.0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7]+[.G87]*2" office:value-type="float" office:value="6170">
            <text:p>6170</text:p>
          </table:table-cell>
          <table:table-cell table:style-name="ACE-0" table:formula="of:=[.F87]-[.G87]*2" office:value-type="float" office:value="5730">
            <text:p>5730</text:p>
          </table:table-cell>
          <table:table-cell table:style-name="ACE-0" table:formula="of:=[.S87]-[.V87]*([.R$2]+[.R$3])" office:value-type="float" office:value="-9.3399999999999999">
            <text:p>−9.34</text:p>
          </table:table-cell>
          <table:table-cell table:style-name="ACE-0" table:formula="of:=[.S87]-[.W87]*([.R$2]-[.R$3])" office:value-type="float" office:value="-7.3140000000000001">
            <text:p>−7.31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780">
            <text:p>57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8]-[.F88]*[.R$2]" office:value-type="float" office:value="-8.3819999999999997">
            <text:p>−8.4</text:p>
          </table:table-cell>
          <table:table-cell table:style-name="ACE-4" table:formula="of:=SQRT(([.Y88]-[.M88])^2+[.T88]^2)" office:value-type="float" office:value="1.0112368664165678">
            <text:p>1.0</text:p>
          </table:table-cell>
          <table:table-cell table:style-name="ACE-4" table:formula="of:=SQRT(([.M88]-[.X88])^2+[.U88]^2)" office:value-type="float" office:value="1.0591808155362348">
            <text:p>1.1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2.6000000000000001">
            <text:p>2.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8]+[.G88]*2" office:value-type="float" office:value="6020">
            <text:p>6020</text:p>
          </table:table-cell>
          <table:table-cell table:style-name="ACE-0" table:formula="of:=[.F88]-[.G88]*2" office:value-type="float" office:value="5540">
            <text:p>5540</text:p>
          </table:table-cell>
          <table:table-cell table:style-name="ACE-0" table:formula="of:=[.S88]-[.V88]*([.R$2]+[.R$3])" office:value-type="float" office:value="-9.4400000000000013">
            <text:p>−9.440000000000001</text:p>
          </table:table-cell>
          <table:table-cell table:style-name="ACE-0" table:formula="of:=[.S88]-[.W88]*([.R$2]-[.R$3])" office:value-type="float" office:value="-7.3719999999999999">
            <text:p>−7.37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500">
            <text:p>55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9]-[.F89]*[.R$2]" office:value-type="float" office:value="-6.8499999999999996">
            <text:p>−6.8</text:p>
          </table:table-cell>
          <table:table-cell table:style-name="ACE-4" table:formula="of:=SQRT(([.Y89]-[.M89])^2+[.T89]^2)" office:value-type="float" office:value="0.94732043153306866">
            <text:p>0.9</text:p>
          </table:table-cell>
          <table:table-cell table:style-name="ACE-4" table:formula="of:=SQRT(([.M89]-[.X89])^2+[.U89]^2)" office:value-type="float" office:value="0.99126182212370129">
            <text:p>1.0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3.6000000000000001">
            <text:p>3.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9]+[.G89]*2" office:value-type="float" office:value="5720">
            <text:p>5720</text:p>
          </table:table-cell>
          <table:table-cell table:style-name="ACE-0" table:formula="of:=[.F89]-[.G89]*2" office:value-type="float" office:value="5280">
            <text:p>5280</text:p>
          </table:table-cell>
          <table:table-cell table:style-name="ACE-0" table:formula="of:=[.S89]-[.V89]*([.R$2]+[.R$3])" office:value-type="float" office:value="-7.8399999999999999">
            <text:p>−7.84</text:p>
          </table:table-cell>
          <table:table-cell table:style-name="ACE-0" table:formula="of:=[.S89]-[.W89]*([.R$2]-[.R$3])" office:value-type="float" office:value="-5.9039999999999999">
            <text:p>−5.90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3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360">
            <text:p>536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90]-[.F90]*[.R$2]" office:value-type="float" office:value="-6.5839999999999996">
            <text:p>−6.6</text:p>
          </table:table-cell>
          <table:table-cell table:style-name="ACE-4" table:formula="of:=SQRT(([.Y90]-[.M90])^2+[.T90]^2)" office:value-type="float" office:value="0.96929046214228265">
            <text:p>1.0</text:p>
          </table:table-cell>
          <table:table-cell table:style-name="ACE-4" table:formula="of:=SQRT(([.M90]-[.X90])^2+[.U90]^2)" office:value-type="float" office:value="1.0172295709425692">
            <text:p>1.0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3.6000000000000001">
            <text:p>3.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0]+[.G90]*2" office:value-type="float" office:value="5600">
            <text:p>5600</text:p>
          </table:table-cell>
          <table:table-cell table:style-name="ACE-0" table:formula="of:=[.F90]-[.G90]*2" office:value-type="float" office:value="5120">
            <text:p>5120</text:p>
          </table:table-cell>
          <table:table-cell table:style-name="ACE-0" table:formula="of:=[.S90]-[.V90]*([.R$2]+[.R$3])" office:value-type="float" office:value="-7.6000000000000014">
            <text:p>−7.600000000000001</text:p>
          </table:table-cell>
          <table:table-cell table:style-name="ACE-0" table:formula="of:=[.S90]-[.W90]*([.R$2]-[.R$3])" office:value-type="float" office:value="-5.6159999999999997">
            <text:p>−5.616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3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320">
            <text:p>53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avona minu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91]-[.F91]*[.R$2]" office:value-type="float" office:value="-6.1080000000000005">
            <text:p>−6.1</text:p>
          </table:table-cell>
          <table:table-cell table:style-name="ACE-4" table:formula="of:=SQRT(([.Y91]-[.M91])^2+[.T91]^2)" office:value-type="float" office:value="0.92934600660894939">
            <text:p>0.9</text:p>
          </table:table-cell>
          <table:table-cell table:style-name="ACE-4" table:formula="of:=SQRT(([.M91]-[.X91])^2+[.U91]^2)" office:value-type="float" office:value="0.97328515862515808">
            <text:p>1.0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4">
            <text:p>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1]+[.G91]*2" office:value-type="float" office:value="5540">
            <text:p>5540</text:p>
          </table:table-cell>
          <table:table-cell table:style-name="ACE-0" table:formula="of:=[.F91]-[.G91]*2" office:value-type="float" office:value="5100">
            <text:p>5100</text:p>
          </table:table-cell>
          <table:table-cell table:style-name="ACE-0" table:formula="of:=[.S91]-[.V91]*([.R$2]+[.R$3])" office:value-type="float" office:value="-7.0800000000000001">
            <text:p>−7.08</text:p>
          </table:table-cell>
          <table:table-cell table:style-name="ACE-0" table:formula="of:=[.S91]-[.W91]*([.R$2]-[.R$3])" office:value-type="float" office:value="-5.1799999999999997">
            <text:p>−5.1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310">
            <text:p>53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cropora formos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92]-[.F92]*[.R$2]" office:value-type="float" office:value="-7.8890000000000002">
            <text:p>−7.9</text:p>
          </table:table-cell>
          <table:table-cell table:style-name="ACE-4" table:formula="of:=SQRT(([.Y92]-[.M92])^2+[.T92]^2)" office:value-type="float" office:value="0.92834745650537687">
            <text:p>0.9</text:p>
          </table:table-cell>
          <table:table-cell table:style-name="ACE-4" table:formula="of:=SQRT(([.M92]-[.X92])^2+[.U92]^2)" office:value-type="float" office:value="0.97228648041613663">
            <text:p>1.0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2.2000000000000002">
            <text:p>2.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2]+[.G92]*2" office:value-type="float" office:value="5530">
            <text:p>5530</text:p>
          </table:table-cell>
          <table:table-cell table:style-name="ACE-0" table:formula="of:=[.F92]-[.G92]*2" office:value-type="float" office:value="5090">
            <text:p>5090</text:p>
          </table:table-cell>
          <table:table-cell table:style-name="ACE-0" table:formula="of:=[.S92]-[.V92]*([.R$2]+[.R$3])" office:value-type="float" office:value="-8.8599999999999994">
            <text:p>−8.86</text:p>
          </table:table-cell>
          <table:table-cell table:style-name="ACE-0" table:formula="of:=[.S92]-[.W92]*([.R$2]-[.R$3])" office:value-type="float" office:value="-6.9619999999999989">
            <text:p>−6.961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-0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340">
            <text:p>43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Acropora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93]-[.F93]*[.R$2]" office:value-type="float" office:value="-6.0460000000000003">
            <text:p>−6.0</text:p>
          </table:table-cell>
          <table:table-cell table:style-name="ACE-4" table:formula="of:=SQRT(([.Y93]-[.M93])^2+[.T93]^2)" office:value-type="float" office:value="0.75964728657450054">
            <text:p>0.8</text:p>
          </table:table-cell>
          <table:table-cell table:style-name="ACE-4" table:formula="of:=SQRT(([.M93]-[.X93])^2+[.U93]^2)" office:value-type="float" office:value="0.79557274965901181">
            <text:p>0.8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2.2000000000000002">
            <text:p>2.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3]+[.G93]*2" office:value-type="float" office:value="4520">
            <text:p>4520</text:p>
          </table:table-cell>
          <table:table-cell table:style-name="ACE-0" table:formula="of:=[.F93]-[.G93]*2" office:value-type="float" office:value="4160">
            <text:p>4160</text:p>
          </table:table-cell>
          <table:table-cell table:style-name="ACE-0" table:formula="of:=[.S93]-[.V93]*([.R$2]+[.R$3])" office:value-type="float" office:value="-6.8400000000000007">
            <text:p>−6.840000000000001</text:p>
          </table:table-cell>
          <table:table-cell table:style-name="ACE-0" table:formula="of:=[.S93]-[.W93]*([.R$2]-[.R$3])" office:value-type="float" office:value="-5.2879999999999994">
            <text:p>−5.287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6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090">
            <text:p>30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cropora robus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94]-[.F94]*[.R$2]" office:value-type="float" office:value="-3.7709999999999995">
            <text:p>−3.8</text:p>
          </table:table-cell>
          <table:table-cell table:style-name="ACE-4" table:formula="of:=SQRT(([.Y94]-[.M94])^2+[.T94]^2)" office:value-type="float" office:value="0.56322375660122859">
            <text:p>0.6</text:p>
          </table:table-cell>
          <table:table-cell table:style-name="ACE-4" table:formula="of:=SQRT(([.M94]-[.X94])^2+[.U94]^2)" office:value-type="float" office:value="0.59111843145007748">
            <text:p>0.6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2.1000000000000001">
            <text:p>2.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4]+[.G94]*2" office:value-type="float" office:value="3230">
            <text:p>3230</text:p>
          </table:table-cell>
          <table:table-cell table:style-name="ACE-0" table:formula="of:=[.F94]-[.G94]*2" office:value-type="float" office:value="2950">
            <text:p>2950</text:p>
          </table:table-cell>
          <table:table-cell table:style-name="ACE-0" table:formula="of:=[.S94]-[.V94]*([.R$2]+[.R$3])" office:value-type="float" office:value="-4.3599999999999994">
            <text:p>−4.359999999999999</text:p>
          </table:table-cell>
          <table:table-cell table:style-name="ACE-0" table:formula="of:=[.S94]-[.W94]*([.R$2]-[.R$3])" office:value-type="float" office:value="-3.2099999999999995">
            <text:p>−3.21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6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650">
            <text:p>46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robus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95]-[.F95]*[.R$2]" office:value-type="float" office:value="-8.1350000000000016">
            <text:p>−8.1</text:p>
          </table:table-cell>
          <table:table-cell table:style-name="ACE-4" table:formula="of:=SQRT(([.Y95]-[.M95])^2+[.T95]^2)" office:value-type="float" office:value="0.82651376274082888">
            <text:p>0.8</text:p>
          </table:table-cell>
          <table:table-cell table:style-name="ACE-4" table:formula="of:=SQRT(([.M95]-[.X95])^2+[.U95]^2)" office:value-type="float" office:value="0.86644388162188568">
            <text:p>0.9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0.69999999999999996">
            <text:p>0.7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5]+[.G95]*2" office:value-type="float" office:value="4850">
            <text:p>4850</text:p>
          </table:table-cell>
          <table:table-cell table:style-name="ACE-0" table:formula="of:=[.F95]-[.G95]*2" office:value-type="float" office:value="4450">
            <text:p>4450</text:p>
          </table:table-cell>
          <table:table-cell table:style-name="ACE-0" table:formula="of:=[.S95]-[.V95]*([.R$2]+[.R$3])" office:value-type="float" office:value="-9.0000000000000018">
            <text:p>−9.000000000000002</text:p>
          </table:table-cell>
          <table:table-cell table:style-name="ACE-0" table:formula="of:=[.S95]-[.W95]*([.R$2]-[.R$3])" office:value-type="float" office:value="-7.3099999999999996">
            <text:p>−7.31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9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2590">
            <text:p>25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96]-[.F96]*[.R$2]" office:value-type="float" office:value="-4.1210000000000004">
            <text:p>−4.1</text:p>
          </table:table-cell>
          <table:table-cell table:style-name="ACE-4" table:formula="of:=SQRT(([.Y96]-[.M96])^2+[.T96]^2)" office:value-type="float" office:value="0.51344035680885092">
            <text:p>0.5</text:p>
          </table:table-cell>
          <table:table-cell table:style-name="ACE-4" table:formula="of:=SQRT(([.M96]-[.X96])^2+[.U96]^2)" office:value-type="float" office:value="0.5413141416959284">
            <text:p>0.5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0.80000000000000004">
            <text:p>0.8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6]+[.G96]*2" office:value-type="float" office:value="2730">
            <text:p>2730</text:p>
          </table:table-cell>
          <table:table-cell table:style-name="ACE-0" table:formula="of:=[.F96]-[.G96]*2" office:value-type="float" office:value="2450">
            <text:p>2450</text:p>
          </table:table-cell>
          <table:table-cell table:style-name="ACE-0" table:formula="of:=[.S96]-[.V96]*([.R$2]+[.R$3])" office:value-type="float" office:value="-4.6600000000000001">
            <text:p>−4.66</text:p>
          </table:table-cell>
          <table:table-cell table:style-name="ACE-0" table:formula="of:=[.S96]-[.W96]*([.R$2]-[.R$3])" office:value-type="float" office:value="-3.6100000000000003">
            <text:p>−3.61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40a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330">
            <text:p>5330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97]-[.F97]*[.R$2]" office:value-type="float" office:value="-8.9270000000000014">
            <text:p>−8.9</text:p>
          </table:table-cell>
          <table:table-cell table:style-name="ACE-4" table:formula="of:=SQRT(([.Y97]-[.M97])^2+[.T97]^2)" office:value-type="float" office:value="1.2329351158921558">
            <text:p>1.2</text:p>
          </table:table-cell>
          <table:table-cell table:style-name="ACE-4" table:formula="of:=SQRT(([.M97]-[.X97])^2+[.U97]^2)" office:value-type="float" office:value="1.2935412633542074">
            <text:p>1.3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1.2">
            <text:p>1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97]+[.G97]*2" office:value-type="float" office:value="5660">
            <text:p>5660</text:p>
          </table:table-cell>
          <table:table-cell table:style-name="ACE-0" table:formula="of:=[.F97]-[.G97]*2" office:value-type="float" office:value="5000">
            <text:p>5000</text:p>
          </table:table-cell>
          <table:table-cell table:style-name="ACE-0" table:formula="of:=[.S97]-[.V97]*([.R$2]+[.R$3])" office:value-type="float" office:value="-10.120000000000001">
            <text:p>−10.12</text:p>
          </table:table-cell>
          <table:table-cell table:style-name="ACE-0" table:formula="of:=[.S97]-[.W97]*([.R$2]-[.R$3])" office:value-type="float" office:value="-7.7999999999999998">
            <text:p>−7.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2a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035">
            <text:p>5035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98]-[.F98]*[.R$2]" office:value-type="float" office:value="-7.0664999999999996">
            <text:p>−7.1</text:p>
          </table:table-cell>
          <table:table-cell table:style-name="ACE-4" table:formula="of:=SQRT(([.Y98]-[.M98])^2+[.T98]^2)" office:value-type="float" office:value="1.206029124855615">
            <text:p>1.2</text:p>
          </table:table-cell>
          <table:table-cell table:style-name="ACE-4" table:formula="of:=SQRT(([.M98]-[.X98])^2+[.U98]^2)" office:value-type="float" office:value="1.2663855060762508">
            <text:p>1.3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2.5">
            <text:p>2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98]+[.G98]*2" office:value-type="float" office:value="5365">
            <text:p>5365</text:p>
          </table:table-cell>
          <table:table-cell table:style-name="ACE-0" table:formula="of:=[.F98]-[.G98]*2" office:value-type="float" office:value="4705">
            <text:p>4705</text:p>
          </table:table-cell>
          <table:table-cell table:style-name="ACE-0" table:formula="of:=[.S98]-[.V98]*([.R$2]+[.R$3])" office:value-type="float" office:value="-8.2300000000000004">
            <text:p>−8.23</text:p>
          </table:table-cell>
          <table:table-cell table:style-name="ACE-0" table:formula="of:=[.S98]-[.W98]*([.R$2]-[.R$3])" office:value-type="float" office:value="-5.9689999999999994">
            <text:p>−5.968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9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135">
            <text:p>5135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99]-[.F99]*[.R$2]" office:value-type="float" office:value="-8.3565000000000005">
            <text:p>−8.4</text:p>
          </table:table-cell>
          <table:table-cell table:style-name="ACE-4" table:formula="of:=SQRT(([.Y99]-[.M99])^2+[.T99]^2)" office:value-type="float" office:value="1.198753623560739">
            <text:p>1.2</text:p>
          </table:table-cell>
          <table:table-cell table:style-name="ACE-4" table:formula="of:=SQRT(([.M99]-[.X99])^2+[.U99]^2)" office:value-type="float" office:value="1.2572041401459026">
            <text:p>1.3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1.3999999999999999">
            <text:p>1.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99]+[.G99]*2" office:value-type="float" office:value="5455">
            <text:p>5455</text:p>
          </table:table-cell>
          <table:table-cell table:style-name="ACE-0" table:formula="of:=[.F99]-[.G99]*2" office:value-type="float" office:value="4815">
            <text:p>4815</text:p>
          </table:table-cell>
          <table:table-cell table:style-name="ACE-0" table:formula="of:=[.S99]-[.V99]*([.R$2]+[.R$3])" office:value-type="float" office:value="-9.5099999999999998">
            <text:p>−9.51</text:p>
          </table:table-cell>
          <table:table-cell table:style-name="ACE-0" table:formula="of:=[.S99]-[.W99]*([.R$2]-[.R$3])" office:value-type="float" office:value="-7.2669999999999995">
            <text:p>−7.266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4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390">
            <text:p>439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0]-[.F100]*[.R$2]" office:value-type="float" office:value="-3.4409999999999989">
            <text:p>−3.4</text:p>
          </table:table-cell>
          <table:table-cell table:style-name="ACE-4" table:formula="of:=SQRT(([.Y100]-[.M100])^2+[.T100]^2)" office:value-type="float" office:value="1.0992911352321542">
            <text:p>1.1</text:p>
          </table:table-cell>
          <table:table-cell table:style-name="ACE-4" table:formula="of:=SQRT(([.M100]-[.X100])^2+[.U100]^2)" office:value-type="float" office:value="1.1530485679276494">
            <text:p>1.2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4.9000000000000004">
            <text:p>4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0]+[.G100]*2" office:value-type="float" office:value="4690">
            <text:p>4690</text:p>
          </table:table-cell>
          <table:table-cell table:style-name="ACE-0" table:formula="of:=[.F100]-[.G100]*2" office:value-type="float" office:value="4090">
            <text:p>4090</text:p>
          </table:table-cell>
          <table:table-cell table:style-name="ACE-0" table:formula="of:=[.S100]-[.V100]*([.R$2]+[.R$3])" office:value-type="float" office:value="-4.4800000000000004">
            <text:p>−4.48</text:p>
          </table:table-cell>
          <table:table-cell table:style-name="ACE-0" table:formula="of:=[.S100]-[.W100]*([.R$2]-[.R$3])" office:value-type="float" office:value="-2.4619999999999997">
            <text:p>−2.46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45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2740">
            <text:p>27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1]-[.F101]*[.R$2]" office:value-type="float" office:value="-3.3060000000000005">
            <text:p>−3.3</text:p>
          </table:table-cell>
          <table:table-cell table:style-name="ACE-4" table:formula="of:=SQRT(([.Y101]-[.M101])^2+[.T101]^2)" office:value-type="float" office:value="0.807437923310517">
            <text:p>0.8</text:p>
          </table:table-cell>
          <table:table-cell table:style-name="ACE-4" table:formula="of:=SQRT(([.M101]-[.X101])^2+[.U101]^2)" office:value-type="float" office:value="1.3763269960296496">
            <text:p>1.4</text:p>
          </table:table-cell>
          <table:table-cell table:style-name="ACE-0" office:value-type="string">
            <text:p>SugiharaEtal2003,MiiKigoshi1966</text:p>
          </table:table-cell>
          <table:table-cell table:number-columns-repeated="2" table:style-name="ACE-0"/>
          <table:table-cell table:style-name="ACE-0" office:value-type="float" office:value="1.8999999999999999">
            <text:p>1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1.2">
            <text:p>1.2</text:p>
          </table:table-cell>
          <table:table-cell table:style-name="ACE-0" table:formula="of:=[.F101]+[.G101]*2" office:value-type="float" office:value="2940">
            <text:p>2940</text:p>
          </table:table-cell>
          <table:table-cell table:style-name="ACE-0" table:formula="of:=[.F101]-[.G101]*2" office:value-type="float" office:value="2540">
            <text:p>2540</text:p>
          </table:table-cell>
          <table:table-cell table:style-name="ACE-0" table:formula="of:=[.S101]-[.V101]*([.R$2]+[.R$3])" office:value-type="float" office:value="-3.98">
            <text:p>−3.98</text:p>
          </table:table-cell>
          <table:table-cell table:style-name="ACE-0" table:formula="of:=[.S101]-[.W101]*([.R$2]-[.R$3])" office:value-type="float" office:value="-2.6720000000000002">
            <text:p>−2.67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790">
            <text:p>37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2]-[.F102]*[.R$2]" office:value-type="float" office:value="-3.9509999999999996">
            <text:p>−4.0</text:p>
          </table:table-cell>
          <table:table-cell table:style-name="ACE-4" table:formula="of:=SQRT(([.Y102]-[.M102])^2+[.T102]^2)" office:value-type="float" office:value="0.80508446761815011">
            <text:p>0.8</text:p>
          </table:table-cell>
          <table:table-cell table:style-name="ACE-4" table:formula="of:=SQRT(([.M102]-[.X102])^2+[.U102]^2)" office:value-type="float" office:value="0.82721279003651826">
            <text:p>0.8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3.25">
            <text:p>3.2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2]+[.G102]*2" office:value-type="float" office:value="3930">
            <text:p>3930</text:p>
          </table:table-cell>
          <table:table-cell table:style-name="ACE-0" table:formula="of:=[.F102]-[.G102]*2" office:value-type="float" office:value="3650">
            <text:p>3650</text:p>
          </table:table-cell>
          <table:table-cell table:style-name="ACE-0" table:formula="of:=[.S102]-[.V102]*([.R$2]+[.R$3])" office:value-type="float" office:value="-4.6100000000000003">
            <text:p>−4.61</text:p>
          </table:table-cell>
          <table:table-cell table:style-name="ACE-0" table:formula="of:=[.S102]-[.W102]*([.R$2]-[.R$3])" office:value-type="float" office:value="-3.3199999999999994">
            <text:p>−3.319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1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650">
            <text:p>36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Favi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3]-[.F103]*[.R$2]" office:value-type="float" office:value="-4.4849999999999994">
            <text:p>−4.5</text:p>
          </table:table-cell>
          <table:table-cell table:style-name="ACE-4" table:formula="of:=SQRT(([.Y103]-[.M103])^2+[.T103]^2)" office:value-type="float" office:value="0.79415930391830081">
            <text:p>0.8</text:p>
          </table:table-cell>
          <table:table-cell table:style-name="ACE-4" table:formula="of:=SQRT(([.M103]-[.X103])^2+[.U103]^2)" office:value-type="float" office:value="0.81610354735168289">
            <text:p>0.8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2.4500000000000002">
            <text:p>2.4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3]+[.G103]*2" office:value-type="float" office:value="3790">
            <text:p>3790</text:p>
          </table:table-cell>
          <table:table-cell table:style-name="ACE-0" table:formula="of:=[.F103]-[.G103]*2" office:value-type="float" office:value="3510">
            <text:p>3510</text:p>
          </table:table-cell>
          <table:table-cell table:style-name="ACE-0" table:formula="of:=[.S103]-[.V103]*([.R$2]+[.R$3])" office:value-type="float" office:value="-5.1299999999999999">
            <text:p>−5.13</text:p>
          </table:table-cell>
          <table:table-cell table:style-name="ACE-0" table:formula="of:=[.S103]-[.W103]*([.R$2]-[.R$3])" office:value-type="float" office:value="-3.8679999999999994">
            <text:p>−3.867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490">
            <text:p>34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4]-[.F104]*[.R$2]" office:value-type="float" office:value="-4.0310000000000006">
            <text:p>−4.0</text:p>
          </table:table-cell>
          <table:table-cell table:style-name="ACE-4" table:formula="of:=SQRT(([.Y104]-[.M104])^2+[.T104]^2)" office:value-type="float" office:value="0.75447001265789282">
            <text:p>0.8</text:p>
          </table:table-cell>
          <table:table-cell table:style-name="ACE-4" table:formula="of:=SQRT(([.M104]-[.X104])^2+[.U104]^2)" office:value-type="float" office:value="0.77260662694543225">
            <text:p>0.8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2.6000000000000001">
            <text:p>2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4]+[.G104]*2" office:value-type="float" office:value="3610">
            <text:p>3610</text:p>
          </table:table-cell>
          <table:table-cell table:style-name="ACE-0" table:formula="of:=[.F104]-[.G104]*2" office:value-type="float" office:value="3370">
            <text:p>3370</text:p>
          </table:table-cell>
          <table:table-cell table:style-name="ACE-0" table:formula="of:=[.S104]-[.V104]*([.R$2]+[.R$3])" office:value-type="float" office:value="-4.6199999999999992">
            <text:p>−4.619999999999999</text:p>
          </table:table-cell>
          <table:table-cell table:style-name="ACE-0" table:formula="of:=[.S104]-[.W104]*([.R$2]-[.R$3])" office:value-type="float" office:value="-3.4659999999999997">
            <text:p>−3.466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400">
            <text:p>34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onti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5]-[.F105]*[.R$2]" office:value-type="float" office:value="-3.8100000000000001">
            <text:p>−3.8</text:p>
          </table:table-cell>
          <table:table-cell table:style-name="ACE-4" table:formula="of:=SQRT(([.Y105]-[.M105])^2+[.T105]^2)" office:value-type="float" office:value="0.77489612207056535">
            <text:p>0.8</text:p>
          </table:table-cell>
          <table:table-cell table:style-name="ACE-4" table:formula="of:=SQRT(([.M105]-[.X105])^2+[.U105]^2)" office:value-type="float" office:value="0.79649231006959487">
            <text:p>0.8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2.6499999999999999">
            <text:p>2.6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5]+[.G105]*2" office:value-type="float" office:value="3540">
            <text:p>3540</text:p>
          </table:table-cell>
          <table:table-cell table:style-name="ACE-0" table:formula="of:=[.F105]-[.G105]*2" office:value-type="float" office:value="3260">
            <text:p>3260</text:p>
          </table:table-cell>
          <table:table-cell table:style-name="ACE-0" table:formula="of:=[.S105]-[.V105]*([.R$2]+[.R$3])" office:value-type="float" office:value="-4.4299999999999997">
            <text:p>−4.43</text:p>
          </table:table-cell>
          <table:table-cell table:style-name="ACE-0" table:formula="of:=[.S105]-[.W105]*([.R$2]-[.R$3])" office:value-type="float" office:value="-3.2179999999999995">
            <text:p>−3.21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360">
            <text:p>33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6]-[.F106]*[.R$2]" office:value-type="float" office:value="-4.2840000000000007">
            <text:p>−4.3</text:p>
          </table:table-cell>
          <table:table-cell table:style-name="ACE-4" table:formula="of:=SQRT(([.Y106]-[.M106])^2+[.T106]^2)" office:value-type="float" office:value="0.71850956848186887">
            <text:p>0.7</text:p>
          </table:table-cell>
          <table:table-cell table:style-name="ACE-4" table:formula="of:=SQRT(([.M106]-[.X106])^2+[.U106]^2)" office:value-type="float" office:value="0.73300477488212823">
            <text:p>0.7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2.1000000000000001">
            <text:p>2.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6]+[.G106]*2" office:value-type="float" office:value="3460">
            <text:p>3460</text:p>
          </table:table-cell>
          <table:table-cell table:style-name="ACE-0" table:formula="of:=[.F106]-[.G106]*2" office:value-type="float" office:value="3260">
            <text:p>3260</text:p>
          </table:table-cell>
          <table:table-cell table:style-name="ACE-0" table:formula="of:=[.S106]-[.V106]*([.R$2]+[.R$3])" office:value-type="float" office:value="-4.8200000000000003">
            <text:p>−4.82</text:p>
          </table:table-cell>
          <table:table-cell table:style-name="ACE-0" table:formula="of:=[.S106]-[.W106]*([.R$2]-[.R$3])" office:value-type="float" office:value="-3.7679999999999993">
            <text:p>−3.767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190">
            <text:p>31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7]-[.F107]*[.R$2]" office:value-type="float" office:value="-4.5110000000000001">
            <text:p>−4.5</text:p>
          </table:table-cell>
          <table:table-cell table:style-name="ACE-4" table:formula="of:=SQRT(([.Y107]-[.M107])^2+[.T107]^2)" office:value-type="float" office:value="0.7322738558763382">
            <text:p>0.7</text:p>
          </table:table-cell>
          <table:table-cell table:style-name="ACE-4" table:formula="of:=SQRT(([.M107]-[.X107])^2+[.U107]^2)" office:value-type="float" office:value="0.74998733322636868">
            <text:p>0.7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1.55">
            <text:p>1.5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7]+[.G107]*2" office:value-type="float" office:value="3310">
            <text:p>3310</text:p>
          </table:table-cell>
          <table:table-cell table:style-name="ACE-0" table:formula="of:=[.F107]-[.G107]*2" office:value-type="float" office:value="3070">
            <text:p>3070</text:p>
          </table:table-cell>
          <table:table-cell table:style-name="ACE-0" table:formula="of:=[.S107]-[.V107]*([.R$2]+[.R$3])" office:value-type="float" office:value="-5.0700000000000003">
            <text:p>−5.07</text:p>
          </table:table-cell>
          <table:table-cell table:style-name="ACE-0" table:formula="of:=[.S107]-[.W107]*([.R$2]-[.R$3])" office:value-type="float" office:value="-3.976">
            <text:p>−3.976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1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2410">
            <text:p>24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8]-[.F108]*[.R$2]" office:value-type="float" office:value="-3.1289999999999996">
            <text:p>−3.1</text:p>
          </table:table-cell>
          <table:table-cell table:style-name="ACE-4" table:formula="of:=SQRT(([.Y108]-[.M108])^2+[.T108]^2)" office:value-type="float" office:value="0.65363674927286652">
            <text:p>0.7</text:p>
          </table:table-cell>
          <table:table-cell table:style-name="ACE-4" table:formula="of:=SQRT(([.M108]-[.X108])^2+[.U108]^2)" office:value-type="float" office:value="0.66669408276960174">
            <text:p>0.7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1.45">
            <text:p>1.4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8]+[.G108]*2" office:value-type="float" office:value="2510">
            <text:p>2510</text:p>
          </table:table-cell>
          <table:table-cell table:style-name="ACE-0" table:formula="of:=[.F108]-[.G108]*2" office:value-type="float" office:value="2310">
            <text:p>2310</text:p>
          </table:table-cell>
          <table:table-cell table:style-name="ACE-0" table:formula="of:=[.S108]-[.V108]*([.R$2]+[.R$3])" office:value-type="float" office:value="-3.5700000000000003">
            <text:p>−3.57</text:p>
          </table:table-cell>
          <table:table-cell table:style-name="ACE-0" table:formula="of:=[.S108]-[.W108]*([.R$2]-[.R$3])" office:value-type="float" office:value="-2.7079999999999993">
            <text:p>−2.707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K-1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930">
            <text:p>393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9]-[.F109]*[.R$2]" office:value-type="float" office:value="-2.4669999999999996">
            <text:p>−2.5</text:p>
          </table:table-cell>
          <table:table-cell table:style-name="ACE-4" table:formula="of:=SQRT(([.Y109]-[.M109])^2+[.T109]^2)" office:value-type="float" office:value="0.98012703258302181">
            <text:p>1.0</text:p>
          </table:table-cell>
          <table:table-cell table:style-name="ACE-4" table:formula="of:=SQRT(([.M109]-[.X109])^2+[.U109]^2)" office:value-type="float" office:value="1.0234495590892594">
            <text:p>1.0</text:p>
          </table:table-cell>
          <table:table-cell table:style-name="ACE-0" office:value-type="string">
            <text:p>SugiharaEtal2003,KonishiEtal1974</text:p>
          </table:table-cell>
          <table:table-cell table:number-columns-repeated="2" table:style-name="ACE-0"/>
          <table:table-cell table:style-name="ACE-0" office:value-type="float" office:value="5">
            <text:p>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9]+[.G109]*2" office:value-type="float" office:value="4180">
            <text:p>4180</text:p>
          </table:table-cell>
          <table:table-cell table:style-name="ACE-0" table:formula="of:=[.F109]-[.G109]*2" office:value-type="float" office:value="3680">
            <text:p>3680</text:p>
          </table:table-cell>
          <table:table-cell table:style-name="ACE-0" table:formula="of:=[.S109]-[.V109]*([.R$2]+[.R$3])" office:value-type="float" office:value="-3.3599999999999994">
            <text:p>−3.359999999999999</text:p>
          </table:table-cell>
          <table:table-cell table:style-name="ACE-0" table:formula="of:=[.S109]-[.W109]*([.R$2]-[.R$3])" office:value-type="float" office:value="-1.6239999999999997">
            <text:p>−1.62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73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720">
            <text:p>37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0]-[.F110]*[.R$2]" office:value-type="float" office:value="-3.7679999999999998">
            <text:p>−3.8</text:p>
          </table:table-cell>
          <table:table-cell table:style-name="ACE-4" table:formula="of:=SQRT(([.Y110]-[.M110])^2+[.T110]^2)" office:value-type="float" office:value="0.88646714547128047">
            <text:p>0.9</text:p>
          </table:table-cell>
          <table:table-cell table:style-name="ACE-4" table:formula="of:=SQRT(([.M110]-[.X110])^2+[.U110]^2)" office:value-type="float" office:value="0.91977388525658865">
            <text:p>0.9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3.2999999999999998">
            <text:p>3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0]+[.G110]*2" office:value-type="float" office:value="3920">
            <text:p>3920</text:p>
          </table:table-cell>
          <table:table-cell table:style-name="ACE-0" table:formula="of:=[.F110]-[.G110]*2" office:value-type="float" office:value="3520">
            <text:p>3520</text:p>
          </table:table-cell>
          <table:table-cell table:style-name="ACE-0" table:formula="of:=[.S110]-[.V110]*([.R$2]+[.R$3])" office:value-type="float" office:value="-4.54">
            <text:p>−4.54</text:p>
          </table:table-cell>
          <table:table-cell table:style-name="ACE-0" table:formula="of:=[.S110]-[.W110]*([.R$2]-[.R$3])" office:value-type="float" office:value="-3.0359999999999996">
            <text:p>−3.036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31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010">
            <text:p>301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1]-[.F111]*[.R$2]" office:value-type="float" office:value="-2.2190000000000003">
            <text:p>−2.2</text:p>
          </table:table-cell>
          <table:table-cell table:style-name="ACE-4" table:formula="of:=SQRT(([.Y111]-[.M111])^2+[.T111]^2)" office:value-type="float" office:value="0.97840737936710198">
            <text:p>1.0</text:p>
          </table:table-cell>
          <table:table-cell table:style-name="ACE-4" table:formula="of:=SQRT(([.M111]-[.X111])^2+[.U111]^2)" office:value-type="float" office:value="1.0304372858160751">
            <text:p>1.0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3.5">
            <text:p>3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1]+[.G111]*2" office:value-type="float" office:value="3310">
            <text:p>3310</text:p>
          </table:table-cell>
          <table:table-cell table:style-name="ACE-0" table:formula="of:=[.F111]-[.G111]*2" office:value-type="float" office:value="2710">
            <text:p>2710</text:p>
          </table:table-cell>
          <table:table-cell table:style-name="ACE-0" table:formula="of:=[.S111]-[.V111]*([.R$2]+[.R$3])" office:value-type="float" office:value="-3.1200000000000001">
            <text:p>−3.12</text:p>
          </table:table-cell>
          <table:table-cell table:style-name="ACE-0" table:formula="of:=[.S111]-[.W111]*([.R$2]-[.R$3])" office:value-type="float" office:value="-1.3780000000000001">
            <text:p>−1.37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31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2300">
            <text:p>23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2]-[.F112]*[.R$2]" office:value-type="float" office:value="-2.77">
            <text:p>−2.8</text:p>
          </table:table-cell>
          <table:table-cell table:style-name="ACE-4" table:formula="of:=SQRT(([.Y112]-[.M112])^2+[.T112]^2)" office:value-type="float" office:value="0.74626804835796123">
            <text:p>0.7</text:p>
          </table:table-cell>
          <table:table-cell table:style-name="ACE-4" table:formula="of:=SQRT(([.M112]-[.X112])^2+[.U112]^2)" office:value-type="float" office:value="0.7733692520394122">
            <text:p>0.8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1.6000000000000001">
            <text:p>1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2]+[.G112]*2" office:value-type="float" office:value="2480">
            <text:p>2480</text:p>
          </table:table-cell>
          <table:table-cell table:style-name="ACE-0" table:formula="of:=[.F112]-[.G112]*2" office:value-type="float" office:value="2120">
            <text:p>2120</text:p>
          </table:table-cell>
          <table:table-cell table:style-name="ACE-0" table:formula="of:=[.S112]-[.V112]*([.R$2]+[.R$3])" office:value-type="float" office:value="-3.3599999999999999">
            <text:p>−3.36</text:p>
          </table:table-cell>
          <table:table-cell table:style-name="ACE-0" table:formula="of:=[.S112]-[.W112]*([.R$2]-[.R$3])" office:value-type="float" office:value="-2.2159999999999997">
            <text:p>−2.216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45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610">
            <text:p>6610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3]-[.F113]*[.R$2]" office:value-type="float" office:value="-4.0589999999999993">
            <text:p>−4.1</text:p>
          </table:table-cell>
          <table:table-cell table:style-name="ACE-4" table:formula="of:=SQRT(([.Y113]-[.M113])^2+[.T113]^2)" office:value-type="float" office:value="1.3844424870683509">
            <text:p>1.4</text:p>
          </table:table-cell>
          <table:table-cell table:style-name="ACE-4" table:formula="of:=SQRT(([.M113]-[.X113])^2+[.U113]^2)" office:value-type="float" office:value="1.4499382745482656">
            <text:p>1.4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8.5">
            <text:p>8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3]+[.G113]*2" office:value-type="float" office:value="6960">
            <text:p>6960</text:p>
          </table:table-cell>
          <table:table-cell table:style-name="ACE-0" table:formula="of:=[.F113]-[.G113]*2" office:value-type="float" office:value="6260">
            <text:p>6260</text:p>
          </table:table-cell>
          <table:table-cell table:style-name="ACE-0" table:formula="of:=[.S113]-[.V113]*([.R$2]+[.R$3])" office:value-type="float" office:value="-5.4199999999999999">
            <text:p>−5.42</text:p>
          </table:table-cell>
          <table:table-cell table:style-name="ACE-0" table:formula="of:=[.S113]-[.W113]*([.R$2]-[.R$3])" office:value-type="float" office:value="-2.7679999999999989">
            <text:p>−2.767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45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780">
            <text:p>5780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4]-[.F114]*[.R$2]" office:value-type="float" office:value="-5.1819999999999995">
            <text:p>−5.2</text:p>
          </table:table-cell>
          <table:table-cell table:style-name="ACE-4" table:formula="of:=SQRT(([.Y114]-[.M114])^2+[.T114]^2)" office:value-type="float" office:value="1.3741906709041503">
            <text:p>1.4</text:p>
          </table:table-cell>
          <table:table-cell table:style-name="ACE-4" table:formula="of:=SQRT(([.M114]-[.X114])^2+[.U114]^2)" office:value-type="float" office:value="1.4471226623890601">
            <text:p>1.4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.7999999999999998">
            <text:p>5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4]+[.G114]*2" office:value-type="float" office:value="6170">
            <text:p>6170</text:p>
          </table:table-cell>
          <table:table-cell table:style-name="ACE-0" table:formula="of:=[.F114]-[.G114]*2" office:value-type="float" office:value="5390">
            <text:p>5390</text:p>
          </table:table-cell>
          <table:table-cell table:style-name="ACE-0" table:formula="of:=[.S114]-[.V114]*([.R$2]+[.R$3])" office:value-type="float" office:value="-6.54">
            <text:p>−6.54</text:p>
          </table:table-cell>
          <table:table-cell table:style-name="ACE-0" table:formula="of:=[.S114]-[.W114]*([.R$2]-[.R$3])" office:value-type="float" office:value="-3.9020000000000001">
            <text:p>−3.90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73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150">
            <text:p>51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5]-[.F115]*[.R$2]" office:value-type="float" office:value="-4.7850000000000001">
            <text:p>−4.8</text:p>
          </table:table-cell>
          <table:table-cell table:style-name="ACE-4" table:formula="of:=SQRT(([.Y115]-[.M115])^2+[.T115]^2)" office:value-type="float" office:value="1.1028549315299818">
            <text:p>1.1</text:p>
          </table:table-cell>
          <table:table-cell table:style-name="ACE-4" table:formula="of:=SQRT(([.M115]-[.X115])^2+[.U115]^2)" office:value-type="float" office:value="1.149445518500116">
            <text:p>1.1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">
            <text:p>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5]+[.G115]*2" office:value-type="float" office:value="5410">
            <text:p>5410</text:p>
          </table:table-cell>
          <table:table-cell table:style-name="ACE-0" table:formula="of:=[.F115]-[.G115]*2" office:value-type="float" office:value="4890">
            <text:p>4890</text:p>
          </table:table-cell>
          <table:table-cell table:style-name="ACE-0" table:formula="of:=[.S115]-[.V115]*([.R$2]+[.R$3])" office:value-type="float" office:value="-5.8200000000000003">
            <text:p>−5.82</text:p>
          </table:table-cell>
          <table:table-cell table:style-name="ACE-0" table:formula="of:=[.S115]-[.W115]*([.R$2]-[.R$3])" office:value-type="float" office:value="-3.8019999999999996">
            <text:p>−3.80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73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020">
            <text:p>50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6]-[.F116]*[.R$2]" office:value-type="float" office:value="-3.7380000000000004">
            <text:p>−3.7</text:p>
          </table:table-cell>
          <table:table-cell table:style-name="ACE-4" table:formula="of:=SQRT(([.Y116]-[.M116])^2+[.T116]^2)" office:value-type="float" office:value="1.0594130450395645">
            <text:p>1.1</text:p>
          </table:table-cell>
          <table:table-cell table:style-name="ACE-4" table:formula="of:=SQRT(([.M116]-[.X116])^2+[.U116]^2)" office:value-type="float" office:value="1.1019637017615411">
            <text:p>1.1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.7999999999999998">
            <text:p>5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6]+[.G116]*2" office:value-type="float" office:value="5260">
            <text:p>5260</text:p>
          </table:table-cell>
          <table:table-cell table:style-name="ACE-0" table:formula="of:=[.F116]-[.G116]*2" office:value-type="float" office:value="4780">
            <text:p>4780</text:p>
          </table:table-cell>
          <table:table-cell table:style-name="ACE-0" table:formula="of:=[.S116]-[.V116]*([.R$2]+[.R$3])" office:value-type="float" office:value="-4.7199999999999998">
            <text:p>−4.72</text:p>
          </table:table-cell>
          <table:table-cell table:style-name="ACE-0" table:formula="of:=[.S116]-[.W116]*([.R$2]-[.R$3])" office:value-type="float" office:value="-2.8039999999999994">
            <text:p>−2.803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72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840">
            <text:p>38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7]-[.F117]*[.R$2]" office:value-type="float" office:value="-1.4960000000000004">
            <text:p>−1.5</text:p>
          </table:table-cell>
          <table:table-cell table:style-name="ACE-4" table:formula="of:=SQRT(([.Y117]-[.M117])^2+[.T117]^2)" office:value-type="float" office:value="0.86675486730678375">
            <text:p>0.9</text:p>
          </table:table-cell>
          <table:table-cell table:style-name="ACE-4" table:formula="of:=SQRT(([.M117]-[.X117])^2+[.U117]^2)" office:value-type="float" office:value="0.89640169566997197">
            <text:p>0.9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.7999999999999998">
            <text:p>5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7]+[.G117]*2" office:value-type="float" office:value="4020">
            <text:p>4020</text:p>
          </table:table-cell>
          <table:table-cell table:style-name="ACE-0" table:formula="of:=[.F117]-[.G117]*2" office:value-type="float" office:value="3660">
            <text:p>3660</text:p>
          </table:table-cell>
          <table:table-cell table:style-name="ACE-0" table:formula="of:=[.S117]-[.V117]*([.R$2]+[.R$3])" office:value-type="float" office:value="-2.2400000000000011">
            <text:p>−2.240000000000001</text:p>
          </table:table-cell>
          <table:table-cell table:style-name="ACE-0" table:formula="of:=[.S117]-[.W117]*([.R$2]-[.R$3])" office:value-type="float" office:value="-0.78800000000000026">
            <text:p>−0.78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73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520">
            <text:p>35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8]-[.F118]*[.R$2]" office:value-type="float" office:value="-0.8879999999999999">
            <text:p>−0.9</text:p>
          </table:table-cell>
          <table:table-cell table:style-name="ACE-4" table:formula="of:=SQRT(([.Y118]-[.M118])^2+[.T118]^2)" office:value-type="float" office:value="0.92986880795088489">
            <text:p>0.9</text:p>
          </table:table-cell>
          <table:table-cell table:style-name="ACE-4" table:formula="of:=SQRT(([.M118]-[.X118])^2+[.U118]^2)" office:value-type="float" office:value="0.97068223430739742">
            <text:p>1.0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.7999999999999998">
            <text:p>5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8]+[.G118]*2" office:value-type="float" office:value="3760">
            <text:p>3760</text:p>
          </table:table-cell>
          <table:table-cell table:style-name="ACE-0" table:formula="of:=[.F118]-[.G118]*2" office:value-type="float" office:value="3280">
            <text:p>3280</text:p>
          </table:table-cell>
          <table:table-cell table:style-name="ACE-0" table:formula="of:=[.S118]-[.V118]*([.R$2]+[.R$3])" office:value-type="float" office:value="-1.7200000000000006">
            <text:p>−1.720000000000001</text:p>
          </table:table-cell>
          <table:table-cell table:style-name="ACE-0" table:formula="of:=[.S118]-[.W118]*([.R$2]-[.R$3])" office:value-type="float" office:value="-0.10400000000000009">
            <text:p>−0.10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K-3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940">
            <text:p>694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9]-[.F119]*[.R$2]" office:value-type="float" office:value="-12.186">
            <text:p>−12.2</text:p>
          </table:table-cell>
          <table:table-cell table:style-name="ACE-4" table:formula="of:=SQRT(([.Y119]-[.M119])^2+[.T119]^2)" office:value-type="float" office:value="1.3481483597883437">
            <text:p>1.3</text:p>
          </table:table-cell>
          <table:table-cell table:style-name="ACE-4" table:formula="of:=SQRT(([.M119]-[.X119])^2+[.U119]^2)" office:value-type="float" office:value="1.4059146489029839">
            <text:p>1.4</text:p>
          </table:table-cell>
          <table:table-cell table:style-name="ACE-0" office:value-type="string">
            <text:p>SugiharaEtal2003,KonishiEtal1974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9]+[.G119]*2" office:value-type="float" office:value="7250">
            <text:p>7250</text:p>
          </table:table-cell>
          <table:table-cell table:style-name="ACE-0" table:formula="of:=[.F119]-[.G119]*2" office:value-type="float" office:value="6630">
            <text:p>6630</text:p>
          </table:table-cell>
          <table:table-cell table:style-name="ACE-0" table:formula="of:=[.S119]-[.V119]*([.R$2]+[.R$3])" office:value-type="float" office:value="-13.5">
            <text:p>−13.5</text:p>
          </table:table-cell>
          <table:table-cell table:style-name="ACE-0" table:formula="of:=[.S119]-[.W119]*([.R$2]-[.R$3])" office:value-type="float" office:value="-10.933999999999999">
            <text:p>−10.93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45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680">
            <text:p>46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0]-[.F120]*[.R$2]" office:value-type="float" office:value="-6.9919999999999991">
            <text:p>−7.0</text:p>
          </table:table-cell>
          <table:table-cell table:style-name="ACE-4" table:formula="of:=SQRT(([.Y120]-[.M120])^2+[.T120]^2)" office:value-type="float" office:value="0.93662372380801873">
            <text:p>0.9</text:p>
          </table:table-cell>
          <table:table-cell table:style-name="ACE-4" table:formula="of:=SQRT(([.M120]-[.X120])^2+[.U120]^2)" office:value-type="float" office:value="0.96725591236239128">
            <text:p>1.0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1.8999999999999999">
            <text:p>1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0]+[.G120]*2" office:value-type="float" office:value="4860">
            <text:p>4860</text:p>
          </table:table-cell>
          <table:table-cell table:style-name="ACE-0" table:formula="of:=[.F120]-[.G120]*2" office:value-type="float" office:value="4500">
            <text:p>4500</text:p>
          </table:table-cell>
          <table:table-cell table:style-name="ACE-0" table:formula="of:=[.S120]-[.V120]*([.R$2]+[.R$3])" office:value-type="float" office:value="-7.8200000000000003">
            <text:p>−7.82</text:p>
          </table:table-cell>
          <table:table-cell table:style-name="ACE-0" table:formula="of:=[.S120]-[.W120]*([.R$2]-[.R$3])" office:value-type="float" office:value="-6.1999999999999993">
            <text:p>−6.199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73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270">
            <text:p>32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1]-[.F121]*[.R$2]" office:value-type="float" office:value="-4.3130000000000006">
            <text:p>−4.3</text:p>
          </table:table-cell>
          <table:table-cell table:style-name="ACE-4" table:formula="of:=SQRT(([.Y121]-[.M121])^2+[.T121]^2)" office:value-type="float" office:value="0.84968758964692481">
            <text:p>0.8</text:p>
          </table:table-cell>
          <table:table-cell table:style-name="ACE-4" table:formula="of:=SQRT(([.M121]-[.X121])^2+[.U121]^2)" office:value-type="float" office:value="0.88234290386447856">
            <text:p>0.9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1.8999999999999999">
            <text:p>1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1]+[.G121]*2" office:value-type="float" office:value="3470">
            <text:p>3470</text:p>
          </table:table-cell>
          <table:table-cell table:style-name="ACE-0" table:formula="of:=[.F121]-[.G121]*2" office:value-type="float" office:value="3070">
            <text:p>3070</text:p>
          </table:table-cell>
          <table:table-cell table:style-name="ACE-0" table:formula="of:=[.S121]-[.V121]*([.R$2]+[.R$3])" office:value-type="float" office:value="-5.0400000000000009">
            <text:p>−5.040000000000001</text:p>
          </table:table-cell>
          <table:table-cell table:style-name="ACE-0" table:formula="of:=[.S121]-[.W121]*([.R$2]-[.R$3])" office:value-type="float" office:value="-3.6259999999999999">
            <text:p>−3.626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72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2460">
            <text:p>24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2]-[.F122]*[.R$2]" office:value-type="float" office:value="-3.0740000000000003">
            <text:p>−3.1</text:p>
          </table:table-cell>
          <table:table-cell table:style-name="ACE-4" table:formula="of:=SQRT(([.Y122]-[.M122])^2+[.T122]^2)" office:value-type="float" office:value="0.73154357354842559">
            <text:p>0.7</text:p>
          </table:table-cell>
          <table:table-cell table:style-name="ACE-4" table:formula="of:=SQRT(([.M122]-[.X122])^2+[.U122]^2)" office:value-type="float" office:value="0.75521917348541934">
            <text:p>0.8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1.6000000000000001">
            <text:p>1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2]+[.G122]*2" office:value-type="float" office:value="2620">
            <text:p>2620</text:p>
          </table:table-cell>
          <table:table-cell table:style-name="ACE-0" table:formula="of:=[.F122]-[.G122]*2" office:value-type="float" office:value="2300">
            <text:p>2300</text:p>
          </table:table-cell>
          <table:table-cell table:style-name="ACE-0" table:formula="of:=[.S122]-[.V122]*([.R$2]+[.R$3])" office:value-type="float" office:value="-3.6400000000000001">
            <text:p>−3.64</text:p>
          </table:table-cell>
          <table:table-cell table:style-name="ACE-0" table:formula="of:=[.S122]-[.W122]*([.R$2]-[.R$3])" office:value-type="float" office:value="-2.5399999999999996">
            <text:p>−2.5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45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630">
            <text:p>663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3]-[.F123]*[.R$2]" office:value-type="float" office:value="-6.5969999999999995">
            <text:p>−6.6</text:p>
          </table:table-cell>
          <table:table-cell table:style-name="ACE-4" table:formula="of:=SQRT(([.Y123]-[.M123])^2+[.T123]^2)" office:value-type="float" office:value="1.3194093375446454">
            <text:p>1.3</text:p>
          </table:table-cell>
          <table:table-cell table:style-name="ACE-4" table:formula="of:=SQRT(([.M123]-[.X123])^2+[.U123]^2)" office:value-type="float" office:value="1.7567267858150291">
            <text:p>1.8</text:p>
          </table:table-cell>
          <table:table-cell table:style-name="ACE-0" office:value-type="string">
            <text:p>SugiharaEtal2003,MiiKigoshi1966</text:p>
          </table:table-cell>
          <table:table-cell table:number-columns-repeated="2" table:style-name="ACE-0"/>
          <table:table-cell table:style-name="ACE-0" office:value-type="float" office:value="6">
            <text:p>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1.2">
            <text:p>1.2</text:p>
          </table:table-cell>
          <table:table-cell table:style-name="ACE-0" table:formula="of:=[.F123]+[.G123]*2" office:value-type="float" office:value="6940">
            <text:p>6940</text:p>
          </table:table-cell>
          <table:table-cell table:style-name="ACE-0" table:formula="of:=[.F123]-[.G123]*2" office:value-type="float" office:value="6320">
            <text:p>6320</text:p>
          </table:table-cell>
          <table:table-cell table:style-name="ACE-0" table:formula="of:=[.S123]-[.V123]*([.R$2]+[.R$3])" office:value-type="float" office:value="-7.8800000000000008">
            <text:p>−7.880000000000001</text:p>
          </table:table-cell>
          <table:table-cell table:style-name="ACE-0" table:formula="of:=[.S123]-[.W123]*([.R$2]-[.R$3])" office:value-type="float" office:value="-5.3759999999999994">
            <text:p>−5.375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415">
            <text:p>6415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4]-[.F124]*[.R$2]" office:value-type="float" office:value="-6.8884999999999996">
            <text:p>−6.9</text:p>
          </table:table-cell>
          <table:table-cell table:style-name="ACE-4" table:formula="of:=SQRT(([.Y124]-[.M124])^2+[.T124]^2)" office:value-type="float" office:value="1.399841508885916">
            <text:p>1.4</text:p>
          </table:table-cell>
          <table:table-cell table:style-name="ACE-4" table:formula="of:=SQRT(([.M124]-[.X124])^2+[.U124]^2)" office:value-type="float" office:value="1.4691978253455182">
            <text:p>1.5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5.2999999999999998">
            <text:p>5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4]+[.G124]*2" office:value-type="float" office:value="6785">
            <text:p>6785</text:p>
          </table:table-cell>
          <table:table-cell table:style-name="ACE-0" table:formula="of:=[.F124]-[.G124]*2" office:value-type="float" office:value="6045">
            <text:p>6045</text:p>
          </table:table-cell>
          <table:table-cell table:style-name="ACE-0" table:formula="of:=[.S124]-[.V124]*([.R$2]+[.R$3])" office:value-type="float" office:value="-8.2699999999999996">
            <text:p>−8.27</text:p>
          </table:table-cell>
          <table:table-cell table:style-name="ACE-0" table:formula="of:=[.S124]-[.W124]*([.R$2]-[.R$3])" office:value-type="float" office:value="-5.5810000000000004">
            <text:p>−5.581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2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370">
            <text:p>637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5]-[.F125]*[.R$2]" office:value-type="float" office:value="-3.1029999999999998">
            <text:p>−3.1</text:p>
          </table:table-cell>
          <table:table-cell table:style-name="ACE-4" table:formula="of:=SQRT(([.Y125]-[.M125])^2+[.T125]^2)" office:value-type="float" office:value="1.4124592029506549">
            <text:p>1.4</text:p>
          </table:table-cell>
          <table:table-cell table:style-name="ACE-4" table:formula="of:=SQRT(([.M125]-[.X125])^2+[.U125]^2)" office:value-type="float" office:value="1.4837819920729596">
            <text:p>1.5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9">
            <text:p>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5]+[.G125]*2" office:value-type="float" office:value="6750">
            <text:p>6750</text:p>
          </table:table-cell>
          <table:table-cell table:style-name="ACE-0" table:formula="of:=[.F125]-[.G125]*2" office:value-type="float" office:value="5990">
            <text:p>5990</text:p>
          </table:table-cell>
          <table:table-cell table:style-name="ACE-0" table:formula="of:=[.S125]-[.V125]*([.R$2]+[.R$3])" office:value-type="float" office:value="-4.5">
            <text:p>−4.5</text:p>
          </table:table-cell>
          <table:table-cell table:style-name="ACE-0" table:formula="of:=[.S125]-[.W125]*([.R$2]-[.R$3])" office:value-type="float" office:value="-1.782">
            <text:p>−1.78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29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100">
            <text:p>610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Monti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6]-[.F126]*[.R$2]" office:value-type="float" office:value="-4.5899999999999999">
            <text:p>−4.6</text:p>
          </table:table-cell>
          <table:table-cell table:style-name="ACE-4" table:formula="of:=SQRT(([.Y126]-[.M126])^2+[.T126]^2)" office:value-type="float" office:value="1.3537222758010605">
            <text:p>1.4</text:p>
          </table:table-cell>
          <table:table-cell table:style-name="ACE-4" table:formula="of:=SQRT(([.M126]-[.X126])^2+[.U126]^2)" office:value-type="float" office:value="1.4208800090085019">
            <text:p>1.4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7">
            <text:p>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6]+[.G126]*2" office:value-type="float" office:value="6460">
            <text:p>6460</text:p>
          </table:table-cell>
          <table:table-cell table:style-name="ACE-0" table:formula="of:=[.F126]-[.G126]*2" office:value-type="float" office:value="5740">
            <text:p>5740</text:p>
          </table:table-cell>
          <table:table-cell table:style-name="ACE-0" table:formula="of:=[.S126]-[.V126]*([.R$2]+[.R$3])" office:value-type="float" office:value="-5.9199999999999999">
            <text:p>−5.92</text:p>
          </table:table-cell>
          <table:table-cell table:style-name="ACE-0" table:formula="of:=[.S126]-[.W126]*([.R$2]-[.R$3])" office:value-type="float" office:value="-3.331999999999999">
            <text:p>−3.331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4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065">
            <text:p>6065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Acropora humilis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7]-[.F127]*[.R$2]" office:value-type="float" office:value="-3.323500000000001">
            <text:p>−3.3</text:p>
          </table:table-cell>
          <table:table-cell table:style-name="ACE-4" table:formula="of:=SQRT(([.Y127]-[.M127])^2+[.T127]^2)" office:value-type="float" office:value="1.3337661901547824">
            <text:p>1.3</text:p>
          </table:table-cell>
          <table:table-cell table:style-name="ACE-4" table:formula="of:=SQRT(([.M127]-[.X127])^2+[.U127]^2)" office:value-type="float" office:value="1.3989075201742249">
            <text:p>1.4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8.1999999999999993">
            <text:p>8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7]+[.G127]*2" office:value-type="float" office:value="6415">
            <text:p>6415</text:p>
          </table:table-cell>
          <table:table-cell table:style-name="ACE-0" table:formula="of:=[.F127]-[.G127]*2" office:value-type="float" office:value="5715">
            <text:p>5715</text:p>
          </table:table-cell>
          <table:table-cell table:style-name="ACE-0" table:formula="of:=[.S127]-[.V127]*([.R$2]+[.R$3])" office:value-type="float" office:value="-4.6300000000000008">
            <text:p>−4.630000000000001</text:p>
          </table:table-cell>
          <table:table-cell table:style-name="ACE-0" table:formula="of:=[.S127]-[.W127]*([.R$2]-[.R$3])" office:value-type="float" office:value="-2.0869999999999997">
            <text:p>−2.087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4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005">
            <text:p>6005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8]-[.F128]*[.R$2]" office:value-type="float" office:value="-6.5094999999999992">
            <text:p>−6.5</text:p>
          </table:table-cell>
          <table:table-cell table:style-name="ACE-4" table:formula="of:=SQRT(([.Y128]-[.M128])^2+[.T128]^2)" office:value-type="float" office:value="1.3282056504924222">
            <text:p>1.3</text:p>
          </table:table-cell>
          <table:table-cell table:style-name="ACE-4" table:formula="of:=SQRT(([.M128]-[.X128])^2+[.U128]^2)" office:value-type="float" office:value="1.3933055120826887">
            <text:p>1.4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4.9000000000000004">
            <text:p>4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8]+[.G128]*2" office:value-type="float" office:value="6355">
            <text:p>6355</text:p>
          </table:table-cell>
          <table:table-cell table:style-name="ACE-0" table:formula="of:=[.F128]-[.G128]*2" office:value-type="float" office:value="5655">
            <text:p>5655</text:p>
          </table:table-cell>
          <table:table-cell table:style-name="ACE-0" table:formula="of:=[.S128]-[.V128]*([.R$2]+[.R$3])" office:value-type="float" office:value="-7.8100000000000005">
            <text:p>−7.81</text:p>
          </table:table-cell>
          <table:table-cell table:style-name="ACE-0" table:formula="of:=[.S128]-[.W128]*([.R$2]-[.R$3])" office:value-type="float" office:value="-5.2789999999999999">
            <text:p>−5.27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42a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060">
            <text:p>506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9]-[.F129]*[.R$2]" office:value-type="float" office:value="-5.3140000000000009">
            <text:p>−5.3</text:p>
          </table:table-cell>
          <table:table-cell table:style-name="ACE-4" table:formula="of:=SQRT(([.Y129]-[.M129])^2+[.T129]^2)" office:value-type="float" office:value="1.1919412737211517">
            <text:p>1.2</text:p>
          </table:table-cell>
          <table:table-cell table:style-name="ACE-4" table:formula="of:=SQRT(([.M129]-[.X129])^2+[.U129]^2)" office:value-type="float" office:value="1.250326357396339">
            <text:p>1.3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4.2999999999999998">
            <text:p>4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9]+[.G129]*2" office:value-type="float" office:value="5380">
            <text:p>5380</text:p>
          </table:table-cell>
          <table:table-cell table:style-name="ACE-0" table:formula="of:=[.F129]-[.G129]*2" office:value-type="float" office:value="4740">
            <text:p>4740</text:p>
          </table:table-cell>
          <table:table-cell table:style-name="ACE-0" table:formula="of:=[.S129]-[.V129]*([.R$2]+[.R$3])" office:value-type="float" office:value="-6.46">
            <text:p>−6.46</text:p>
          </table:table-cell>
          <table:table-cell table:style-name="ACE-0" table:formula="of:=[.S129]-[.W129]*([.R$2]-[.R$3])" office:value-type="float" office:value="-4.2320000000000002">
            <text:p>−4.23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585">
            <text:p>4585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0]-[.F130]*[.R$2]" office:value-type="float" office:value="-4.2114999999999991">
            <text:p>−4.2</text:p>
          </table:table-cell>
          <table:table-cell table:style-name="ACE-4" table:formula="of:=SQRT(([.Y130]-[.M130])^2+[.T130]^2)" office:value-type="float" office:value="1.1328160706840276">
            <text:p>1.1</text:p>
          </table:table-cell>
          <table:table-cell table:style-name="ACE-4" table:formula="of:=SQRT(([.M130]-[.X130])^2+[.U130]^2)" office:value-type="float" office:value="1.1887650104204799">
            <text:p>1.2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4.5">
            <text:p>4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0]+[.G130]*2" office:value-type="float" office:value="4895">
            <text:p>4895</text:p>
          </table:table-cell>
          <table:table-cell table:style-name="ACE-0" table:formula="of:=[.F130]-[.G130]*2" office:value-type="float" office:value="4275">
            <text:p>4275</text:p>
          </table:table-cell>
          <table:table-cell table:style-name="ACE-0" table:formula="of:=[.S130]-[.V130]*([.R$2]+[.R$3])" office:value-type="float" office:value="-5.2900000000000009">
            <text:p>−5.290000000000001</text:p>
          </table:table-cell>
          <table:table-cell table:style-name="ACE-0" table:formula="of:=[.S130]-[.W130]*([.R$2]-[.R$3])" office:value-type="float" office:value="-3.1949999999999994">
            <text:p>−3.194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980">
            <text:p>398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1]-[.F131]*[.R$2]" office:value-type="float" office:value="-2.7620000000000005">
            <text:p>−2.8</text:p>
          </table:table-cell>
          <table:table-cell table:style-name="ACE-4" table:formula="of:=SQRT(([.Y131]-[.M131])^2+[.T131]^2)" office:value-type="float" office:value="1.0313117860278724">
            <text:p>1.0</text:p>
          </table:table-cell>
          <table:table-cell table:style-name="ACE-4" table:formula="of:=SQRT(([.M131]-[.X131])^2+[.U131]^2)" office:value-type="float" office:value="1.0806312969741338">
            <text:p>1.1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4.7999999999999998">
            <text:p>4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1]+[.G131]*2" office:value-type="float" office:value="4260">
            <text:p>4260</text:p>
          </table:table-cell>
          <table:table-cell table:style-name="ACE-0" table:formula="of:=[.F131]-[.G131]*2" office:value-type="float" office:value="3700">
            <text:p>3700</text:p>
          </table:table-cell>
          <table:table-cell table:style-name="ACE-0" table:formula="of:=[.S131]-[.V131]*([.R$2]+[.R$3])" office:value-type="float" office:value="-3.7199999999999998">
            <text:p>−3.72</text:p>
          </table:table-cell>
          <table:table-cell table:style-name="ACE-0" table:formula="of:=[.S131]-[.W131]*([.R$2]-[.R$3])" office:value-type="float" office:value="-1.8600000000000003">
            <text:p>−1.86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780">
            <text:p>378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2]-[.F132]*[.R$2]" office:value-type="float" office:value="-4.5820000000000007">
            <text:p>−4.6</text:p>
          </table:table-cell>
          <table:table-cell table:style-name="ACE-4" table:formula="of:=SQRT(([.Y132]-[.M132])^2+[.T132]^2)" office:value-type="float" office:value="1.0138658688406479">
            <text:p>1.0</text:p>
          </table:table-cell>
          <table:table-cell table:style-name="ACE-4" table:formula="of:=SQRT(([.M132]-[.X132])^2+[.U132]^2)" office:value-type="float" office:value="1.0629412025131029">
            <text:p>1.1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2.6000000000000001">
            <text:p>2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2]+[.G132]*2" office:value-type="float" office:value="4060">
            <text:p>4060</text:p>
          </table:table-cell>
          <table:table-cell table:style-name="ACE-0" table:formula="of:=[.F132]-[.G132]*2" office:value-type="float" office:value="3500">
            <text:p>3500</text:p>
          </table:table-cell>
          <table:table-cell table:style-name="ACE-0" table:formula="of:=[.S132]-[.V132]*([.R$2]+[.R$3])" office:value-type="float" office:value="-5.5200000000000014">
            <text:p>−5.520000000000001</text:p>
          </table:table-cell>
          <table:table-cell table:style-name="ACE-0" table:formula="of:=[.S132]-[.W132]*([.R$2]-[.R$3])" office:value-type="float" office:value="-3.6999999999999997">
            <text:p>−3.7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690">
            <text:p>369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3]-[.F133]*[.R$2]" office:value-type="float" office:value="-6.7610000000000001">
            <text:p>−6.8</text:p>
          </table:table-cell>
          <table:table-cell table:style-name="ACE-4" table:formula="of:=SQRT(([.Y133]-[.M133])^2+[.T133]^2)" office:value-type="float" office:value="1.0060462216021688">
            <text:p>1.0</text:p>
          </table:table-cell>
          <table:table-cell table:style-name="ACE-4" table:formula="of:=SQRT(([.M133]-[.X133])^2+[.U133]^2)" office:value-type="float" office:value="1.0550075829111374">
            <text:p>1.1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0.25">
            <text:p>0.2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3]+[.G133]*2" office:value-type="float" office:value="3970">
            <text:p>3970</text:p>
          </table:table-cell>
          <table:table-cell table:style-name="ACE-0" table:formula="of:=[.F133]-[.G133]*2" office:value-type="float" office:value="3410">
            <text:p>3410</text:p>
          </table:table-cell>
          <table:table-cell table:style-name="ACE-0" table:formula="of:=[.S133]-[.V133]*([.R$2]+[.R$3])" office:value-type="float" office:value="-7.6900000000000004">
            <text:p>−7.69</text:p>
          </table:table-cell>
          <table:table-cell table:style-name="ACE-0" table:formula="of:=[.S133]-[.W133]*([.R$2]-[.R$3])" office:value-type="float" office:value="-5.8879999999999999">
            <text:p>−5.88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2210">
            <text:p>22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4]-[.F134]*[.R$2]" office:value-type="float" office:value="-3.6989999999999998">
            <text:p>−3.7</text:p>
          </table:table-cell>
          <table:table-cell table:style-name="ACE-4" table:formula="of:=SQRT(([.Y134]-[.M134])^2+[.T134]^2)" office:value-type="float" office:value="0.82244087933419263">
            <text:p>0.8</text:p>
          </table:table-cell>
          <table:table-cell table:style-name="ACE-4" table:formula="of:=SQRT(([.M134]-[.X134])^2+[.U134]^2)" office:value-type="float" office:value="0.86104645635412769">
            <text:p>0.9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4]+[.G134]*2" office:value-type="float" office:value="2450">
            <text:p>2450</text:p>
          </table:table-cell>
          <table:table-cell table:style-name="ACE-0" table:formula="of:=[.F134]-[.G134]*2" office:value-type="float" office:value="1970">
            <text:p>1970</text:p>
          </table:table-cell>
          <table:table-cell table:style-name="ACE-0" table:formula="of:=[.S134]-[.V134]*([.R$2]+[.R$3])" office:value-type="float" office:value="-4.4000000000000004">
            <text:p>−4.4</text:p>
          </table:table-cell>
          <table:table-cell table:style-name="ACE-0" table:formula="of:=[.S134]-[.W134]*([.R$2]-[.R$3])" office:value-type="float" office:value="-3.0459999999999998">
            <text:p>−3.046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1700">
            <text:p>170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5]-[.F135]*[.R$2]" office:value-type="float" office:value="-1.8300000000000001">
            <text:p>−1.8</text:p>
          </table:table-cell>
          <table:table-cell table:style-name="ACE-4" table:formula="of:=SQRT(([.Y135]-[.M135])^2+[.T135]^2)" office:value-type="float" office:value="0.76880166493055935">
            <text:p>0.8</text:p>
          </table:table-cell>
          <table:table-cell table:style-name="ACE-4" table:formula="of:=SQRT(([.M135]-[.X135])^2+[.U135]^2)" office:value-type="float" office:value="0.80430093870391561">
            <text:p>0.8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1.3999999999999999">
            <text:p>1.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5]+[.G135]*2" office:value-type="float" office:value="1930">
            <text:p>1930</text:p>
          </table:table-cell>
          <table:table-cell table:style-name="ACE-0" table:formula="of:=[.F135]-[.G135]*2" office:value-type="float" office:value="1470">
            <text:p>1470</text:p>
          </table:table-cell>
          <table:table-cell table:style-name="ACE-0" table:formula="of:=[.S135]-[.V135]*([.R$2]+[.R$3])" office:value-type="float" office:value="-2.46">
            <text:p>−2.46</text:p>
          </table:table-cell>
          <table:table-cell table:style-name="ACE-0" table:formula="of:=[.S135]-[.W135]*([.R$2]-[.R$3])" office:value-type="float" office:value="-1.246">
            <text:p>−1.246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1550">
            <text:p>15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6]-[.F136]*[.R$2]" office:value-type="float" office:value="-2.2450000000000001">
            <text:p>−2.2</text:p>
          </table:table-cell>
          <table:table-cell table:style-name="ACE-4" table:formula="of:=SQRT(([.Y136]-[.M136])^2+[.T136]^2)" office:value-type="float" office:value="0.74404368151339073">
            <text:p>0.7</text:p>
          </table:table-cell>
          <table:table-cell table:style-name="ACE-4" table:formula="of:=SQRT(([.M136]-[.X136])^2+[.U136]^2)" office:value-type="float" office:value="0.77719045284923549">
            <text:p>0.8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0.69999999999999996">
            <text:p>0.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6]+[.G136]*2" office:value-type="float" office:value="1770">
            <text:p>1770</text:p>
          </table:table-cell>
          <table:table-cell table:style-name="ACE-0" table:formula="of:=[.F136]-[.G136]*2" office:value-type="float" office:value="1330">
            <text:p>1330</text:p>
          </table:table-cell>
          <table:table-cell table:style-name="ACE-0" table:formula="of:=[.S136]-[.V136]*([.R$2]+[.R$3])" office:value-type="float" office:value="-2.8399999999999999">
            <text:p>−2.84</text:p>
          </table:table-cell>
          <table:table-cell table:style-name="ACE-0" table:formula="of:=[.S136]-[.W136]*([.R$2]-[.R$3])" office:value-type="float" office:value="-1.6940000000000002">
            <text:p>−1.69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64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070">
            <text:p>507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7]-[.F137]*[.R$2]" office:value-type="float" office:value="-5.7329999999999988">
            <text:p>−5.7</text:p>
          </table:table-cell>
          <table:table-cell table:style-name="ACE-4" table:formula="of:=SQRT(([.Y137]-[.M137])^2+[.T137]^2)" office:value-type="float" office:value="1.127883415961064">
            <text:p>1.1</text:p>
          </table:table-cell>
          <table:table-cell table:style-name="ACE-4" table:formula="of:=SQRT(([.M137]-[.X137])^2+[.U137]^2)" office:value-type="float" office:value="1.1783416312767721">
            <text:p>1.2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3.8999999999999999">
            <text:p>3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7]+[.G137]*2" office:value-type="float" office:value="5350">
            <text:p>5350</text:p>
          </table:table-cell>
          <table:table-cell table:style-name="ACE-0" table:formula="of:=[.F137]-[.G137]*2" office:value-type="float" office:value="4790">
            <text:p>4790</text:p>
          </table:table-cell>
          <table:table-cell table:style-name="ACE-0" table:formula="of:=[.S137]-[.V137]*([.R$2]+[.R$3])" office:value-type="float" office:value="-6.8000000000000007">
            <text:p>−6.800000000000001</text:p>
          </table:table-cell>
          <table:table-cell table:style-name="ACE-0" table:formula="of:=[.S137]-[.W137]*([.R$2]-[.R$3])" office:value-type="float" office:value="-4.7219999999999995">
            <text:p>−4.72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639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500">
            <text:p>35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8]-[.F138]*[.R$2]" office:value-type="float" office:value="-3.6500000000000004">
            <text:p>−3.7</text:p>
          </table:table-cell>
          <table:table-cell table:style-name="ACE-4" table:formula="of:=SQRT(([.Y138]-[.M138])^2+[.T138]^2)" office:value-type="float" office:value="0.89806235863663764">
            <text:p>0.9</text:p>
          </table:table-cell>
          <table:table-cell table:style-name="ACE-4" table:formula="of:=SQRT(([.M138]-[.X138])^2+[.U138]^2)" office:value-type="float" office:value="0.93493315269060817">
            <text:p>0.9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8]+[.G138]*2" office:value-type="float" office:value="3720">
            <text:p>3720</text:p>
          </table:table-cell>
          <table:table-cell table:style-name="ACE-0" table:formula="of:=[.F138]-[.G138]*2" office:value-type="float" office:value="3280">
            <text:p>3280</text:p>
          </table:table-cell>
          <table:table-cell table:style-name="ACE-0" table:formula="of:=[.S138]-[.V138]*([.R$2]+[.R$3])" office:value-type="float" office:value="-4.4400000000000004">
            <text:p>−4.44</text:p>
          </table:table-cell>
          <table:table-cell table:style-name="ACE-0" table:formula="of:=[.S138]-[.W138]*([.R$2]-[.R$3])" office:value-type="float" office:value="-2.9039999999999999">
            <text:p>−2.90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1099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7406">
            <text:p>7406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Acropora hyacinthus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9]-[.F139]*[.R$2]" office:value-type="float" office:value="-7.7714000000000008">
            <text:p>−7.8</text:p>
          </table:table-cell>
          <table:table-cell table:style-name="ACE-4" table:formula="of:=SQRT(([.Y139]-[.M139])^2+[.T139]^2)" office:value-type="float" office:value="0.95790582000528801">
            <text:p>1.0</text:p>
          </table:table-cell>
          <table:table-cell table:style-name="ACE-4" table:formula="of:=SQRT(([.M139]-[.X139])^2+[.U139]^2)" office:value-type="float" office:value="0.98187390229091853">
            <text:p>1.0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6.2999999999999998">
            <text:p>6.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39]+[.G139]*2" office:value-type="float" office:value="7526">
            <text:p>7526</text:p>
          </table:table-cell>
          <table:table-cell table:style-name="ACE-0" table:formula="of:=[.F139]-[.G139]*2" office:value-type="float" office:value="7286">
            <text:p>7286</text:p>
          </table:table-cell>
          <table:table-cell table:style-name="ACE-0" table:formula="of:=[.S139]-[.V139]*([.R$2]+[.R$3])" office:value-type="float" office:value="-8.7519999999999989">
            <text:p>−8.751999999999999</text:p>
          </table:table-cell>
          <table:table-cell table:style-name="ACE-0" table:formula="of:=[.S139]-[.W139]*([.R$2]-[.R$3])" office:value-type="float" office:value="-6.8147999999999991">
            <text:p>−6.8147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1099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977">
            <text:p>6977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0]-[.F140]*[.R$2]" office:value-type="float" office:value="-4.9162999999999997">
            <text:p>−4.9</text:p>
          </table:table-cell>
          <table:table-cell table:style-name="ACE-4" table:formula="of:=SQRT(([.Y140]-[.M140])^2+[.T140]^2)" office:value-type="float" office:value="0.95101529430393494">
            <text:p>1.0</text:p>
          </table:table-cell>
          <table:table-cell table:style-name="ACE-4" table:formula="of:=SQRT(([.M140]-[.X140])^2+[.U140]^2)" office:value-type="float" office:value="0.97897767594567797">
            <text:p>1.0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8.3399999999999999">
            <text:p>8.3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40]+[.G140]*2" office:value-type="float" office:value="7117">
            <text:p>7117</text:p>
          </table:table-cell>
          <table:table-cell table:style-name="ACE-0" table:formula="of:=[.F140]-[.G140]*2" office:value-type="float" office:value="6837">
            <text:p>6837</text:p>
          </table:table-cell>
          <table:table-cell table:style-name="ACE-0" table:formula="of:=[.S140]-[.V140]*([.R$2]+[.R$3])" office:value-type="float" office:value="-5.8940000000000001">
            <text:p>−5.894</text:p>
          </table:table-cell>
          <table:table-cell table:style-name="ACE-0" table:formula="of:=[.S140]-[.W140]*([.R$2]-[.R$3])" office:value-type="float" office:value="-3.9665999999999997">
            <text:p>−3.9666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1100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663">
            <text:p>5663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1]-[.F141]*[.R$2]" office:value-type="float" office:value="-2.6397000000000013">
            <text:p>−2.6</text:p>
          </table:table-cell>
          <table:table-cell table:style-name="ACE-4" table:formula="of:=SQRT(([.Y141]-[.M141])^2+[.T141]^2)" office:value-type="float" office:value="0.783896223999071">
            <text:p>0.8</text:p>
          </table:table-cell>
          <table:table-cell table:style-name="ACE-4" table:formula="of:=SQRT(([.M141]-[.X141])^2+[.U141]^2)" office:value-type="float" office:value="0.80784880392311054">
            <text:p>0.8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8.1199999999999992">
            <text:p>8.1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41]+[.G141]*2" office:value-type="float" office:value="5783">
            <text:p>5783</text:p>
          </table:table-cell>
          <table:table-cell table:style-name="ACE-0" table:formula="of:=[.F141]-[.G141]*2" office:value-type="float" office:value="5543">
            <text:p>5543</text:p>
          </table:table-cell>
          <table:table-cell table:style-name="ACE-0" table:formula="of:=[.S141]-[.V141]*([.R$2]+[.R$3])" office:value-type="float" office:value="-3.4460000000000015">
            <text:p>−3.446000000000002</text:p>
          </table:table-cell>
          <table:table-cell table:style-name="ACE-0" table:formula="of:=[.S141]-[.W141]*([.R$2]-[.R$3])" office:value-type="float" office:value="-1.8574000000000002">
            <text:p>−1.857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1100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590">
            <text:p>55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2]-[.F142]*[.R$2]" office:value-type="float" office:value="-1.2510000000000012">
            <text:p>−1.3</text:p>
          </table:table-cell>
          <table:table-cell table:style-name="ACE-4" table:formula="of:=SQRT(([.Y142]-[.M142])^2+[.T142]^2)" office:value-type="float" office:value="0.81253984517683797">
            <text:p>0.8</text:p>
          </table:table-cell>
          <table:table-cell table:style-name="ACE-4" table:formula="of:=SQRT(([.M142]-[.X142])^2+[.U142]^2)" office:value-type="float" office:value="0.84048854840503362">
            <text:p>0.8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9.3699999999999992">
            <text:p>9.37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42]+[.G142]*2" office:value-type="float" office:value="5730">
            <text:p>5730</text:p>
          </table:table-cell>
          <table:table-cell table:style-name="ACE-0" table:formula="of:=[.F142]-[.G142]*2" office:value-type="float" office:value="5450">
            <text:p>5450</text:p>
          </table:table-cell>
          <table:table-cell table:style-name="ACE-0" table:formula="of:=[.S142]-[.V142]*([.R$2]+[.R$3])" office:value-type="float" office:value="-2.0900000000000016">
            <text:p>−2.090000000000002</text:p>
          </table:table-cell>
          <table:table-cell table:style-name="ACE-0" table:formula="of:=[.S142]-[.W142]*([.R$2]-[.R$3])" office:value-type="float" office:value="-0.44000000000000128">
            <text:p>−0.440000000000001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459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930">
            <text:p>39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3]-[.F143]*[.R$2]" office:value-type="float" office:value="-2.4669999999999996">
            <text:p>−2.5</text:p>
          </table:table-cell>
          <table:table-cell table:style-name="ACE-4" table:formula="of:=SQRT(([.Y143]-[.M143])^2+[.T143]^2)" office:value-type="float" office:value="0.8741218450536512">
            <text:p>0.9</text:p>
          </table:table-cell>
          <table:table-cell table:style-name="ACE-4" table:formula="of:=SQRT(([.M143]-[.X143])^2+[.U143]^2)" office:value-type="float" office:value="0.90388550159851633">
            <text:p>0.9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">
            <text:p>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3]+[.G143]*2" office:value-type="float" office:value="4110">
            <text:p>4110</text:p>
          </table:table-cell>
          <table:table-cell table:style-name="ACE-0" table:formula="of:=[.F143]-[.G143]*2" office:value-type="float" office:value="3750">
            <text:p>3750</text:p>
          </table:table-cell>
          <table:table-cell table:style-name="ACE-0" table:formula="of:=[.S143]-[.V143]*([.R$2]+[.R$3])" office:value-type="float" office:value="-3.2200000000000006">
            <text:p>−3.220000000000001</text:p>
          </table:table-cell>
          <table:table-cell table:style-name="ACE-0" table:formula="of:=[.S143]-[.W143]*([.R$2]-[.R$3])" office:value-type="float" office:value="-1.75">
            <text:p>−1.75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45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670">
            <text:p>36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4]-[.F144]*[.R$2]" office:value-type="float" office:value="-1.9729999999999999">
            <text:p>−2.0</text:p>
          </table:table-cell>
          <table:table-cell table:style-name="ACE-4" table:formula="of:=SQRT(([.Y144]-[.M144])^2+[.T144]^2)" office:value-type="float" office:value="0.85292496739162227">
            <text:p>0.9</text:p>
          </table:table-cell>
          <table:table-cell table:style-name="ACE-4" table:formula="of:=SQRT(([.M144]-[.X144])^2+[.U144]^2)" office:value-type="float" office:value="0.88234290386447856">
            <text:p>0.9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">
            <text:p>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4]+[.G144]*2" office:value-type="float" office:value="3850">
            <text:p>3850</text:p>
          </table:table-cell>
          <table:table-cell table:style-name="ACE-0" table:formula="of:=[.F144]-[.G144]*2" office:value-type="float" office:value="3490">
            <text:p>3490</text:p>
          </table:table-cell>
          <table:table-cell table:style-name="ACE-0" table:formula="of:=[.S144]-[.V144]*([.R$2]+[.R$3])" office:value-type="float" office:value="-2.7000000000000002">
            <text:p>−2.7</text:p>
          </table:table-cell>
          <table:table-cell table:style-name="ACE-0" table:formula="of:=[.S144]-[.W144]*([.R$2]-[.R$3])" office:value-type="float" office:value="-1.282">
            <text:p>−1.28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66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560">
            <text:p>35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5]-[.F145]*[.R$2]" office:value-type="float" office:value="-3.6640000000000001">
            <text:p>−3.7</text:p>
          </table:table-cell>
          <table:table-cell table:style-name="ACE-4" table:formula="of:=SQRT(([.Y145]-[.M145])^2+[.T145]^2)" office:value-type="float" office:value="0.84403791384036819">
            <text:p>0.8</text:p>
          </table:table-cell>
          <table:table-cell table:style-name="ACE-4" table:formula="of:=SQRT(([.M145]-[.X145])^2+[.U145]^2)" office:value-type="float" office:value="0.87330178060049835">
            <text:p>0.9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3.1000000000000001">
            <text:p>3.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5]+[.G145]*2" office:value-type="float" office:value="3740">
            <text:p>3740</text:p>
          </table:table-cell>
          <table:table-cell table:style-name="ACE-0" table:formula="of:=[.F145]-[.G145]*2" office:value-type="float" office:value="3380">
            <text:p>3380</text:p>
          </table:table-cell>
          <table:table-cell table:style-name="ACE-0" table:formula="of:=[.S145]-[.V145]*([.R$2]+[.R$3])" office:value-type="float" office:value="-4.3800000000000008">
            <text:p>−4.380000000000001</text:p>
          </table:table-cell>
          <table:table-cell table:style-name="ACE-0" table:formula="of:=[.S145]-[.W145]*([.R$2]-[.R$3])" office:value-type="float" office:value="-2.9839999999999995">
            <text:p>−2.98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66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520">
            <text:p>352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6]-[.F146]*[.R$2]" office:value-type="float" office:value="-3.6879999999999997">
            <text:p>−3.7</text:p>
          </table:table-cell>
          <table:table-cell table:style-name="ACE-4" table:formula="of:=SQRT(([.Y146]-[.M146])^2+[.T146]^2)" office:value-type="float" office:value="0.82641635995422991">
            <text:p>0.8</text:p>
          </table:table-cell>
          <table:table-cell table:style-name="ACE-4" table:formula="of:=SQRT(([.M146]-[.X146])^2+[.U146]^2)" office:value-type="float" office:value="0.85373532198217039">
            <text:p>0.9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6]+[.G146]*2" office:value-type="float" office:value="3690">
            <text:p>3690</text:p>
          </table:table-cell>
          <table:table-cell table:style-name="ACE-0" table:formula="of:=[.F146]-[.G146]*2" office:value-type="float" office:value="3350">
            <text:p>3350</text:p>
          </table:table-cell>
          <table:table-cell table:style-name="ACE-0" table:formula="of:=[.S146]-[.V146]*([.R$2]+[.R$3])" office:value-type="float" office:value="-4.3799999999999999">
            <text:p>−4.38</text:p>
          </table:table-cell>
          <table:table-cell table:style-name="ACE-0" table:formula="of:=[.S146]-[.W146]*([.R$2]-[.R$3])" office:value-type="float" office:value="-3.0300000000000002">
            <text:p>−3.03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66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2870">
            <text:p>28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7]-[.F147]*[.R$2]" office:value-type="float" office:value="-4.4530000000000003">
            <text:p>−4.5</text:p>
          </table:table-cell>
          <table:table-cell table:style-name="ACE-4" table:formula="of:=SQRT(([.Y147]-[.M147])^2+[.T147]^2)" office:value-type="float" office:value="0.76198753270640862">
            <text:p>0.8</text:p>
          </table:table-cell>
          <table:table-cell table:style-name="ACE-4" table:formula="of:=SQRT(([.M147]-[.X147])^2+[.U147]^2)" office:value-type="float" office:value="0.78641528469378075">
            <text:p>0.8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7]+[.G147]*2" office:value-type="float" office:value="3030">
            <text:p>3030</text:p>
          </table:table-cell>
          <table:table-cell table:style-name="ACE-0" table:formula="of:=[.F147]-[.G147]*2" office:value-type="float" office:value="2710">
            <text:p>2710</text:p>
          </table:table-cell>
          <table:table-cell table:style-name="ACE-0" table:formula="of:=[.S147]-[.V147]*([.R$2]+[.R$3])" office:value-type="float" office:value="-5.0600000000000005">
            <text:p>−5.06</text:p>
          </table:table-cell>
          <table:table-cell table:style-name="ACE-0" table:formula="of:=[.S147]-[.W147]*([.R$2]-[.R$3])" office:value-type="float" office:value="-3.8780000000000001">
            <text:p>−3.87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66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2110">
            <text:p>21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8]-[.F148]*[.R$2]" office:value-type="float" office:value="-3.2090000000000005">
            <text:p>−3.2</text:p>
          </table:table-cell>
          <table:table-cell table:style-name="ACE-4" table:formula="of:=SQRT(([.Y148]-[.M148])^2+[.T148]^2)" office:value-type="float" office:value="0.70640002831257065">
            <text:p>0.7</text:p>
          </table:table-cell>
          <table:table-cell table:style-name="ACE-4" table:formula="of:=SQRT(([.M148]-[.X148])^2+[.U148]^2)" office:value-type="float" office:value="0.72935656574819407">
            <text:p>0.7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0.80000000000000004">
            <text:p>0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8]+[.G148]*2" office:value-type="float" office:value="2270">
            <text:p>2270</text:p>
          </table:table-cell>
          <table:table-cell table:style-name="ACE-0" table:formula="of:=[.F148]-[.G148]*2" office:value-type="float" office:value="1950">
            <text:p>1950</text:p>
          </table:table-cell>
          <table:table-cell table:style-name="ACE-0" table:formula="of:=[.S148]-[.V148]*([.R$2]+[.R$3])" office:value-type="float" office:value="-3.7400000000000002">
            <text:p>−3.74</text:p>
          </table:table-cell>
          <table:table-cell table:style-name="ACE-0" table:formula="of:=[.S148]-[.W148]*([.R$2]-[.R$3])" office:value-type="float" office:value="-2.71">
            <text:p>−2.71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K-1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950">
            <text:p>395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9]-[.F149]*[.R$2]" office:value-type="float" office:value="-4.5049999999999999">
            <text:p>−4.5</text:p>
          </table:table-cell>
          <table:table-cell table:style-name="ACE-4" table:formula="of:=SQRT(([.Y149]-[.M149])^2+[.T149]^2)" office:value-type="float" office:value="0.98184774787132834">
            <text:p>1.0</text:p>
          </table:table-cell>
          <table:table-cell table:style-name="ACE-4" table:formula="of:=SQRT(([.M149]-[.X149])^2+[.U149]^2)" office:value-type="float" office:value="1.0251951033827664">
            <text:p>1.0</text:p>
          </table:table-cell>
          <table:table-cell table:style-name="ACE-0" office:value-type="string">
            <text:p>SugiharaEtal2003,KonishiEtal1974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9]+[.G149]*2" office:value-type="float" office:value="4200">
            <text:p>4200</text:p>
          </table:table-cell>
          <table:table-cell table:style-name="ACE-0" table:formula="of:=[.F149]-[.G149]*2" office:value-type="float" office:value="3700">
            <text:p>3700</text:p>
          </table:table-cell>
          <table:table-cell table:style-name="ACE-0" table:formula="of:=[.S149]-[.V149]*([.R$2]+[.R$3])" office:value-type="float" office:value="-5.4000000000000004">
            <text:p>−5.4</text:p>
          </table:table-cell>
          <table:table-cell table:style-name="ACE-0" table:formula="of:=[.S149]-[.W149]*([.R$2]-[.R$3])" office:value-type="float" office:value="-3.6600000000000001">
            <text:p>−3.66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8624a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416">
            <text:p>6416</text:p>
          </table:table-cell>
          <table:table-cell table:style-name="ACE-0" office:value-type="float" office:value="71">
            <text:p>71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0]-[.F150]*[.R$2]" office:value-type="float" office:value="-3.4603999999999999">
            <text:p>−3.5</text:p>
          </table:table-cell>
          <table:table-cell table:style-name="ACE-4" table:formula="of:=SQRT(([.Y150]-[.M150])^2+[.T150]^2)" office:value-type="float" office:value="0.89859214329972836">
            <text:p>0.9</text:p>
          </table:table-cell>
          <table:table-cell table:style-name="ACE-4" table:formula="of:=SQRT(([.M150]-[.X150])^2+[.U150]^2)" office:value-type="float" office:value="0.92694949161213669">
            <text:p>0.9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8.7300000000000004">
            <text:p>8.7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0]+[.G150]*2" office:value-type="float" office:value="6558">
            <text:p>6558</text:p>
          </table:table-cell>
          <table:table-cell table:style-name="ACE-0" table:formula="of:=[.F150]-[.G150]*2" office:value-type="float" office:value="6274">
            <text:p>6274</text:p>
          </table:table-cell>
          <table:table-cell table:style-name="ACE-0" table:formula="of:=[.S150]-[.V150]*([.R$2]+[.R$3])" office:value-type="float" office:value="-4.3859999999999992">
            <text:p>−4.385999999999999</text:p>
          </table:table-cell>
          <table:table-cell table:style-name="ACE-0" table:formula="of:=[.S150]-[.W150]*([.R$2]-[.R$3])" office:value-type="float" office:value="-2.5632000000000001">
            <text:p>−2.563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8623a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270">
            <text:p>6270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1]-[.F151]*[.R$2]" office:value-type="float" office:value="-2.9329999999999998">
            <text:p>−2.9</text:p>
          </table:table-cell>
          <table:table-cell table:style-name="ACE-4" table:formula="of:=SQRT(([.Y151]-[.M151])^2+[.T151]^2)" office:value-type="float" office:value="0.84088784032117037">
            <text:p>0.8</text:p>
          </table:table-cell>
          <table:table-cell table:style-name="ACE-4" table:formula="of:=SQRT(([.M151]-[.X151])^2+[.U151]^2)" office:value-type="float" office:value="0.86444722221775872">
            <text:p>0.9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8.9800000000000004">
            <text:p>8.98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1]+[.G151]*2" office:value-type="float" office:value="6388">
            <text:p>6388</text:p>
          </table:table-cell>
          <table:table-cell table:style-name="ACE-0" table:formula="of:=[.F151]-[.G151]*2" office:value-type="float" office:value="6152">
            <text:p>6152</text:p>
          </table:table-cell>
          <table:table-cell table:style-name="ACE-0" table:formula="of:=[.S151]-[.V151]*([.R$2]+[.R$3])" office:value-type="float" office:value="-3.7959999999999994">
            <text:p>−3.795999999999999</text:p>
          </table:table-cell>
          <table:table-cell table:style-name="ACE-0" table:formula="of:=[.S151]-[.W151]*([.R$2]-[.R$3])" office:value-type="float" office:value="-2.0935999999999986">
            <text:p>−2.0935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862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529">
            <text:p>6529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2]-[.F152]*[.R$2]" office:value-type="float" office:value="-6.7950999999999988">
            <text:p>−6.8</text:p>
          </table:table-cell>
          <table:table-cell table:style-name="ACE-4" table:formula="of:=SQRT(([.Y152]-[.M152])^2+[.T152]^2)" office:value-type="float" office:value="0.8667433818610899">
            <text:p>0.9</text:p>
          </table:table-cell>
          <table:table-cell table:style-name="ACE-4" table:formula="of:=SQRT(([.M152]-[.X152])^2+[.U152]^2)" office:value-type="float" office:value="0.89030512185430133">
            <text:p>0.9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5.6100000000000003">
            <text:p>5.6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2]+[.G152]*2" office:value-type="float" office:value="6647">
            <text:p>6647</text:p>
          </table:table-cell>
          <table:table-cell table:style-name="ACE-0" table:formula="of:=[.F152]-[.G152]*2" office:value-type="float" office:value="6411">
            <text:p>6411</text:p>
          </table:table-cell>
          <table:table-cell table:style-name="ACE-0" table:formula="of:=[.S152]-[.V152]*([.R$2]+[.R$3])" office:value-type="float" office:value="-7.6840000000000002">
            <text:p>−7.684</text:p>
          </table:table-cell>
          <table:table-cell table:style-name="ACE-0" table:formula="of:=[.S152]-[.W152]*([.R$2]-[.R$3])" office:value-type="float" office:value="-5.9297999999999993">
            <text:p>−5.9297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862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240">
            <text:p>624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3]-[.F153]*[.R$2]" office:value-type="float" office:value="-4.7359999999999998">
            <text:p>−4.7</text:p>
          </table:table-cell>
          <table:table-cell table:style-name="ACE-4" table:formula="of:=SQRT(([.Y153]-[.M153])^2+[.T153]^2)" office:value-type="float" office:value="0.84508044587482944">
            <text:p>0.8</text:p>
          </table:table-cell>
          <table:table-cell table:style-name="ACE-4" table:formula="of:=SQRT(([.M153]-[.X153])^2+[.U153]^2)" office:value-type="float" office:value="0.86943889952083497">
            <text:p>0.9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7.1200000000000001">
            <text:p>7.1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3]+[.G153]*2" office:value-type="float" office:value="6362">
            <text:p>6362</text:p>
          </table:table-cell>
          <table:table-cell table:style-name="ACE-0" table:formula="of:=[.F153]-[.G153]*2" office:value-type="float" office:value="6118">
            <text:p>6118</text:p>
          </table:table-cell>
          <table:table-cell table:style-name="ACE-0" table:formula="of:=[.S153]-[.V153]*([.R$2]+[.R$3])" office:value-type="float" office:value="-5.6040000000000001">
            <text:p>−5.604</text:p>
          </table:table-cell>
          <table:table-cell table:style-name="ACE-0" table:formula="of:=[.S153]-[.W153]*([.R$2]-[.R$3])" office:value-type="float" office:value="-3.8923999999999994">
            <text:p>−3.8923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8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635">
            <text:p>5635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4]-[.F154]*[.R$2]" office:value-type="float" office:value="-8.7065000000000001">
            <text:p>−8.7</text:p>
          </table:table-cell>
          <table:table-cell table:style-name="ACE-4" table:formula="of:=SQRT(([.Y154]-[.M154])^2+[.T154]^2)" office:value-type="float" office:value="1.1625189245771443">
            <text:p>1.2</text:p>
          </table:table-cell>
          <table:table-cell table:style-name="ACE-4" table:formula="of:=SQRT(([.M154]-[.X154])^2+[.U154]^2)" office:value-type="float" office:value="1.2114917457415881">
            <text:p>1.2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54]+[.G154]*2" office:value-type="float" office:value="5905">
            <text:p>5905</text:p>
          </table:table-cell>
          <table:table-cell table:style-name="ACE-0" table:formula="of:=[.F154]-[.G154]*2" office:value-type="float" office:value="5365">
            <text:p>5365</text:p>
          </table:table-cell>
          <table:table-cell table:style-name="ACE-0" table:formula="of:=[.S154]-[.V154]*([.R$2]+[.R$3])" office:value-type="float" office:value="-9.8100000000000005">
            <text:p>−9.81</text:p>
          </table:table-cell>
          <table:table-cell table:style-name="ACE-0" table:formula="of:=[.S154]-[.W154]*([.R$2]-[.R$3])" office:value-type="float" office:value="-7.657">
            <text:p>−7.657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992">
            <text:p>5992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Acropora robust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5]-[.F155]*[.R$2]" office:value-type="float" office:value="-9.1248000000000005">
            <text:p>−9.1</text:p>
          </table:table-cell>
          <table:table-cell table:style-name="ACE-4" table:formula="of:=SQRT(([.Y155]-[.M155])^2+[.T155]^2)" office:value-type="float" office:value="0.82391853966275086">
            <text:p>0.8</text:p>
          </table:table-cell>
          <table:table-cell table:style-name="ACE-4" table:formula="of:=SQRT(([.M155]-[.X155])^2+[.U155]^2)" office:value-type="float" office:value="0.84867416597891177">
            <text:p>0.8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2.2599999999999998">
            <text:p>2.2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5]+[.G155]*2" office:value-type="float" office:value="6116">
            <text:p>6116</text:p>
          </table:table-cell>
          <table:table-cell table:style-name="ACE-0" table:formula="of:=[.F155]-[.G155]*2" office:value-type="float" office:value="5868">
            <text:p>5868</text:p>
          </table:table-cell>
          <table:table-cell table:style-name="ACE-0" table:formula="of:=[.S155]-[.V155]*([.R$2]+[.R$3])" office:value-type="float" office:value="-9.9720000000000013">
            <text:p>−9.972000000000001</text:p>
          </table:table-cell>
          <table:table-cell table:style-name="ACE-0" table:formula="of:=[.S155]-[.W155]*([.R$2]-[.R$3])" office:value-type="float" office:value="-8.3024000000000004">
            <text:p>−8.302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898">
            <text:p>5898</text:p>
          </table:table-cell>
          <table:table-cell table:style-name="ACE-0" office:value-type="float" office:value="69">
            <text:p>69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6]-[.F156]*[.R$2]" office:value-type="float" office:value="-7.2862000000000009">
            <text:p>−7.3</text:p>
          </table:table-cell>
          <table:table-cell table:style-name="ACE-4" table:formula="of:=SQRT(([.Y156]-[.M156])^2+[.T156]^2)" office:value-type="float" office:value="0.83968996659481454">
            <text:p>0.8</text:p>
          </table:table-cell>
          <table:table-cell table:style-name="ACE-4" table:formula="of:=SQRT(([.M156]-[.X156])^2+[.U156]^2)" office:value-type="float" office:value="0.86724254969414416">
            <text:p>0.9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3.9199999999999999">
            <text:p>3.9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6]+[.G156]*2" office:value-type="float" office:value="6036">
            <text:p>6036</text:p>
          </table:table-cell>
          <table:table-cell table:style-name="ACE-0" table:formula="of:=[.F156]-[.G156]*2" office:value-type="float" office:value="5760">
            <text:p>5760</text:p>
          </table:table-cell>
          <table:table-cell table:style-name="ACE-0" table:formula="of:=[.S156]-[.V156]*([.R$2]+[.R$3])" office:value-type="float" office:value="-8.152000000000001">
            <text:p>−8.152000000000001</text:p>
          </table:table-cell>
          <table:table-cell table:style-name="ACE-0" table:formula="of:=[.S156]-[.W156]*([.R$2]-[.R$3])" office:value-type="float" office:value="-6.4480000000000004">
            <text:p>−6.44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670">
            <text:p>5670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Acropora robust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7]-[.F157]*[.R$2]" office:value-type="float" office:value="-6.5229999999999997">
            <text:p>−6.5</text:p>
          </table:table-cell>
          <table:table-cell table:style-name="ACE-4" table:formula="of:=SQRT(([.Y157]-[.M157])^2+[.T157]^2)" office:value-type="float" office:value="0.79178029780994219">
            <text:p>0.8</text:p>
          </table:table-cell>
          <table:table-cell table:style-name="ACE-4" table:formula="of:=SQRT(([.M157]-[.X157])^2+[.U157]^2)" office:value-type="float" office:value="0.81653230187176429">
            <text:p>0.8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4.25">
            <text:p>4.25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7]+[.G157]*2" office:value-type="float" office:value="5794">
            <text:p>5794</text:p>
          </table:table-cell>
          <table:table-cell table:style-name="ACE-0" table:formula="of:=[.F157]-[.G157]*2" office:value-type="float" office:value="5546">
            <text:p>5546</text:p>
          </table:table-cell>
          <table:table-cell table:style-name="ACE-0" table:formula="of:=[.S157]-[.V157]*([.R$2]+[.R$3])" office:value-type="float" office:value="-7.338000000000001">
            <text:p>−7.338000000000001</text:p>
          </table:table-cell>
          <table:table-cell table:style-name="ACE-0" table:formula="of:=[.S157]-[.W157]*([.R$2]-[.R$3])" office:value-type="float" office:value="-5.7327999999999992">
            <text:p>−5.7327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886">
            <text:p>4886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Acropora formos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8]-[.F158]*[.R$2]" office:value-type="float" office:value="-6.6834000000000007">
            <text:p>−6.7</text:p>
          </table:table-cell>
          <table:table-cell table:style-name="ACE-4" table:formula="of:=SQRT(([.Y158]-[.M158])^2+[.T158]^2)" office:value-type="float" office:value="0.71355395030789381">
            <text:p>0.7</text:p>
          </table:table-cell>
          <table:table-cell table:style-name="ACE-4" table:formula="of:=SQRT(([.M158]-[.X158])^2+[.U158]^2)" office:value-type="float" office:value="0.73829503587657885">
            <text:p>0.7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2.6000000000000001">
            <text:p>2.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8]+[.G158]*2" office:value-type="float" office:value="5010">
            <text:p>5010</text:p>
          </table:table-cell>
          <table:table-cell table:style-name="ACE-0" table:formula="of:=[.F158]-[.G158]*2" office:value-type="float" office:value="4762">
            <text:p>4762</text:p>
          </table:table-cell>
          <table:table-cell table:style-name="ACE-0" table:formula="of:=[.S158]-[.V158]*([.R$2]+[.R$3])" office:value-type="float" office:value="-7.4199999999999999">
            <text:p>−7.42</text:p>
          </table:table-cell>
          <table:table-cell table:style-name="ACE-0" table:formula="of:=[.S158]-[.W158]*([.R$2]-[.R$3])" office:value-type="float" office:value="-5.9716000000000005">
            <text:p>−5.9716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259">
            <text:p>4259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9]-[.F159]*[.R$2]" office:value-type="float" office:value="-4.9221000000000004">
            <text:p>−4.9</text:p>
          </table:table-cell>
          <table:table-cell table:style-name="ACE-4" table:formula="of:=SQRT(([.Y159]-[.M159])^2+[.T159]^2)" office:value-type="float" office:value="0.64743358732768896">
            <text:p>0.6</text:p>
          </table:table-cell>
          <table:table-cell table:style-name="ACE-4" table:formula="of:=SQRT(([.M159]-[.X159])^2+[.U159]^2)" office:value-type="float" office:value="0.67176335863159453">
            <text:p>0.7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3.1699999999999999">
            <text:p>3.17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9]+[.G159]*2" office:value-type="float" office:value="4381">
            <text:p>4381</text:p>
          </table:table-cell>
          <table:table-cell table:style-name="ACE-0" table:formula="of:=[.F159]-[.G159]*2" office:value-type="float" office:value="4137">
            <text:p>4137</text:p>
          </table:table-cell>
          <table:table-cell table:style-name="ACE-0" table:formula="of:=[.S159]-[.V159]*([.R$2]+[.R$3])" office:value-type="float" office:value="-5.5920000000000005">
            <text:p>−5.592000000000001</text:p>
          </table:table-cell>
          <table:table-cell table:style-name="ACE-0" table:formula="of:=[.S159]-[.W159]*([.R$2]-[.R$3])" office:value-type="float" office:value="-4.2766000000000002">
            <text:p>−4.2766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812">
            <text:p>3812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0]-[.F160]*[.R$2]" office:value-type="float" office:value="-3.0327999999999999">
            <text:p>−3.0</text:p>
          </table:table-cell>
          <table:table-cell table:style-name="ACE-4" table:formula="of:=SQRT(([.Y160]-[.M160])^2+[.T160]^2)" office:value-type="float" office:value="0.60646464035424197">
            <text:p>0.6</text:p>
          </table:table-cell>
          <table:table-cell table:style-name="ACE-4" table:formula="of:=SQRT(([.M160]-[.X160])^2+[.U160]^2)" office:value-type="float" office:value="0.63118352323234794">
            <text:p>0.6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4.21">
            <text:p>4.2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0]+[.G160]*2" office:value-type="float" office:value="3936">
            <text:p>3936</text:p>
          </table:table-cell>
          <table:table-cell table:style-name="ACE-0" table:formula="of:=[.F160]-[.G160]*2" office:value-type="float" office:value="3688">
            <text:p>3688</text:p>
          </table:table-cell>
          <table:table-cell table:style-name="ACE-0" table:formula="of:=[.S160]-[.V160]*([.R$2]+[.R$3])" office:value-type="float" office:value="-3.6619999999999999">
            <text:p>−3.662</text:p>
          </table:table-cell>
          <table:table-cell table:style-name="ACE-0" table:formula="of:=[.S160]-[.W160]*([.R$2]-[.R$3])" office:value-type="float" office:value="-2.4283999999999999">
            <text:p>−2.428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GA862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356">
            <text:p>3356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1]-[.F161]*[.R$2]" office:value-type="float" office:value="-4.2964000000000002">
            <text:p>−4.3</text:p>
          </table:table-cell>
          <table:table-cell table:style-name="ACE-4" table:formula="of:=SQRT(([.Y161]-[.M161])^2+[.T161]^2)" office:value-type="float" office:value="0.55027629423772206">
            <text:p>0.6</text:p>
          </table:table-cell>
          <table:table-cell table:style-name="ACE-4" table:formula="of:=SQRT(([.M161]-[.X161])^2+[.U161]^2)" office:value-type="float" office:value="0.5737826766294013">
            <text:p>0.6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2.0800000000000001">
            <text:p>2.08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1]+[.G161]*2" office:value-type="float" office:value="3474">
            <text:p>3474</text:p>
          </table:table-cell>
          <table:table-cell table:style-name="ACE-0" table:formula="of:=[.F161]-[.G161]*2" office:value-type="float" office:value="3238">
            <text:p>3238</text:p>
          </table:table-cell>
          <table:table-cell table:style-name="ACE-0" table:formula="of:=[.S161]-[.V161]*([.R$2]+[.R$3])" office:value-type="float" office:value="-4.8680000000000003">
            <text:p>−4.868</text:p>
          </table:table-cell>
          <table:table-cell table:style-name="ACE-0" table:formula="of:=[.S161]-[.W161]*([.R$2]-[.R$3])" office:value-type="float" office:value="-3.7484000000000002">
            <text:p>−3.748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268">
            <text:p>3268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2]-[.F162]*[.R$2]" office:value-type="float" office:value="-3.9992000000000001">
            <text:p>−4.0</text:p>
          </table:table-cell>
          <table:table-cell table:style-name="ACE-4" table:formula="of:=SQRT(([.Y162]-[.M162])^2+[.T162]^2)" office:value-type="float" office:value="0.54868293212018204">
            <text:p>0.5</text:p>
          </table:table-cell>
          <table:table-cell table:style-name="ACE-4" table:formula="of:=SQRT(([.M162]-[.X162])^2+[.U162]^2)" office:value-type="float" office:value="0.57298572408045234">
            <text:p>0.6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2.21">
            <text:p>2.2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2]+[.G162]*2" office:value-type="float" office:value="3390">
            <text:p>3390</text:p>
          </table:table-cell>
          <table:table-cell table:style-name="ACE-0" table:formula="of:=[.F162]-[.G162]*2" office:value-type="float" office:value="3146">
            <text:p>3146</text:p>
          </table:table-cell>
          <table:table-cell table:style-name="ACE-0" table:formula="of:=[.S162]-[.V162]*([.R$2]+[.R$3])" office:value-type="float" office:value="-4.5700000000000003">
            <text:p>−4.57</text:p>
          </table:table-cell>
          <table:table-cell table:style-name="ACE-0" table:formula="of:=[.S162]-[.W162]*([.R$2]-[.R$3])" office:value-type="float" office:value="-3.4527999999999999">
            <text:p>−3.452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8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2700">
            <text:p>270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3]-[.F163]*[.R$2]" office:value-type="float" office:value="-2.6299999999999999">
            <text:p>−2.6</text:p>
          </table:table-cell>
          <table:table-cell table:style-name="ACE-4" table:formula="of:=SQRT(([.Y163]-[.M163])^2+[.T163]^2)" office:value-type="float" office:value="0.64992614965086581">
            <text:p>0.6</text:p>
          </table:table-cell>
          <table:table-cell table:style-name="ACE-4" table:formula="of:=SQRT(([.M163]-[.X163])^2+[.U163]^2)" office:value-type="float" office:value="0.69180922225711949">
            <text:p>0.7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2.5">
            <text:p>2.5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3]+[.G163]*2" office:value-type="float" office:value="2910">
            <text:p>2910</text:p>
          </table:table-cell>
          <table:table-cell table:style-name="ACE-0" table:formula="of:=[.F163]-[.G163]*2" office:value-type="float" office:value="2490">
            <text:p>2490</text:p>
          </table:table-cell>
          <table:table-cell table:style-name="ACE-0" table:formula="of:=[.S163]-[.V163]*([.R$2]+[.R$3])" office:value-type="float" office:value="-3.3200000000000003">
            <text:p>−3.32</text:p>
          </table:table-cell>
          <table:table-cell table:style-name="ACE-0" table:formula="of:=[.S163]-[.W163]*([.R$2]-[.R$3])" office:value-type="float" office:value="-1.9820000000000002">
            <text:p>−1.98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3033">
            <text:p>3033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Acropora pal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4]-[.F164]*[.R$2]" office:value-type="float" office:value="-4.1926999999999994">
            <text:p>−4.2</text:p>
          </table:table-cell>
          <table:table-cell table:style-name="ACE-4" table:formula="of:=SQRT(([.Y164]-[.M164])^2+[.T164]^2)" office:value-type="float" office:value="0.5396214321169982">
            <text:p>0.5</text:p>
          </table:table-cell>
          <table:table-cell table:style-name="ACE-4" table:formula="of:=SQRT(([.M164]-[.X164])^2+[.U164]^2)" office:value-type="float" office:value="0.56551471245229412">
            <text:p>0.6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1.5700000000000001">
            <text:p>1.57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4]+[.G164]*2" office:value-type="float" office:value="3163">
            <text:p>3163</text:p>
          </table:table-cell>
          <table:table-cell table:style-name="ACE-0" table:formula="of:=[.F164]-[.G164]*2" office:value-type="float" office:value="2903">
            <text:p>2903</text:p>
          </table:table-cell>
          <table:table-cell table:style-name="ACE-0" table:formula="of:=[.S164]-[.V164]*([.R$2]+[.R$3])" office:value-type="float" office:value="-4.7560000000000002">
            <text:p>−4.756</text:p>
          </table:table-cell>
          <table:table-cell table:style-name="ACE-0" table:formula="of:=[.S164]-[.W164]*([.R$2]-[.R$3])" office:value-type="float" office:value="-3.6553999999999993">
            <text:p>−3.6553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79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1865">
            <text:p>1865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5]-[.F165]*[.R$2]" office:value-type="float" office:value="-2.8434999999999997">
            <text:p>−2.8</text:p>
          </table:table-cell>
          <table:table-cell table:style-name="ACE-4" table:formula="of:=SQRT(([.Y165]-[.M165])^2+[.T165]^2)" office:value-type="float" office:value="0.53085991560862766">
            <text:p>0.5</text:p>
          </table:table-cell>
          <table:table-cell table:style-name="ACE-4" table:formula="of:=SQRT(([.M165]-[.X165])^2+[.U165]^2)" office:value-type="float" office:value="0.56870225074286507">
            <text:p>0.6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0.69999999999999996">
            <text:p>0.7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5]+[.G165]*2" office:value-type="float" office:value="2055">
            <text:p>2055</text:p>
          </table:table-cell>
          <table:table-cell table:style-name="ACE-0" table:formula="of:=[.F165]-[.G165]*2" office:value-type="float" office:value="1675">
            <text:p>1675</text:p>
          </table:table-cell>
          <table:table-cell table:style-name="ACE-0" table:formula="of:=[.S165]-[.V165]*([.R$2]+[.R$3])" office:value-type="float" office:value="-3.4100000000000001">
            <text:p>−3.41</text:p>
          </table:table-cell>
          <table:table-cell table:style-name="ACE-0" table:formula="of:=[.S165]-[.W165]*([.R$2]-[.R$3])" office:value-type="float" office:value="-2.3150000000000004">
            <text:p>−2.315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1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2543">
            <text:p>2543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Pocillopora damicornis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6]-[.F166]*[.R$2]" office:value-type="float" office:value="-4.1516999999999999">
            <text:p>−4.2</text:p>
          </table:table-cell>
          <table:table-cell table:style-name="ACE-4" table:formula="of:=SQRT(([.Y166]-[.M166])^2+[.T166]^2)" office:value-type="float" office:value="0.48011066432646593">
            <text:p>0.5</text:p>
          </table:table-cell>
          <table:table-cell table:style-name="ACE-4" table:formula="of:=SQRT(([.M166]-[.X166])^2+[.U166]^2)" office:value-type="float" office:value="0.50478241847354477">
            <text:p>0.5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0.68000000000000005">
            <text:p>0.68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6]+[.G166]*2" office:value-type="float" office:value="2667">
            <text:p>2667</text:p>
          </table:table-cell>
          <table:table-cell table:style-name="ACE-0" table:formula="of:=[.F166]-[.G166]*2" office:value-type="float" office:value="2419">
            <text:p>2419</text:p>
          </table:table-cell>
          <table:table-cell table:style-name="ACE-0" table:formula="of:=[.S166]-[.V166]*([.R$2]+[.R$3])" office:value-type="float" office:value="-4.6540000000000008">
            <text:p>−4.654000000000001</text:p>
          </table:table-cell>
          <table:table-cell table:style-name="ACE-0" table:formula="of:=[.S166]-[.W166]*([.R$2]-[.R$3])" office:value-type="float" office:value="-3.6741999999999995">
            <text:p>−3.6741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19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1612">
            <text:p>1612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7]-[.F167]*[.R$2]" office:value-type="float" office:value="-2.7228000000000003">
            <text:p>−2.7</text:p>
          </table:table-cell>
          <table:table-cell table:style-name="ACE-4" table:formula="of:=SQRT(([.Y167]-[.M167])^2+[.T167]^2)" office:value-type="float" office:value="0.38763818181391813">
            <text:p>0.4</text:p>
          </table:table-cell>
          <table:table-cell table:style-name="ACE-4" table:formula="of:=SQRT(([.M167]-[.X167])^2+[.U167]^2)" office:value-type="float" office:value="0.41224342323437957">
            <text:p>0.4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0.34000000000000002">
            <text:p>0.3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7]+[.G167]*2" office:value-type="float" office:value="1736">
            <text:p>1736</text:p>
          </table:table-cell>
          <table:table-cell table:style-name="ACE-0" table:formula="of:=[.F167]-[.G167]*2" office:value-type="float" office:value="1488">
            <text:p>1488</text:p>
          </table:table-cell>
          <table:table-cell table:style-name="ACE-0" table:formula="of:=[.S167]-[.V167]*([.R$2]+[.R$3])" office:value-type="float" office:value="-3.1320000000000001">
            <text:p>−3.132</text:p>
          </table:table-cell>
          <table:table-cell table:style-name="ACE-0" table:formula="of:=[.S167]-[.W167]*([.R$2]-[.R$3])" office:value-type="float" office:value="-2.3384">
            <text:p>−2.338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45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370">
            <text:p>437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8]-[.F168]*[.R$2]" office:value-type="float" office:value="-5.3030000000000008">
            <text:p>−5.3</text:p>
          </table:table-cell>
          <table:table-cell table:style-name="ACE-4" table:formula="of:=SQRT(([.Y168]-[.M168])^2+[.T168]^2)" office:value-type="float" office:value="1.0339366518312436">
            <text:p>1.0</text:p>
          </table:table-cell>
          <table:table-cell table:style-name="ACE-4" table:formula="of:=SQRT(([.M168]-[.X168])^2+[.U168]^2)" office:value-type="float" office:value="1.0797448772742559">
            <text:p>1.1</text:p>
          </table:table-cell>
          <table:table-cell table:style-name="ACE-0" office:value-type="string">
            <text:p>OtaEtal1978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68]+[.G168]*2" office:value-type="float" office:value="4630">
            <text:p>4630</text:p>
          </table:table-cell>
          <table:table-cell table:style-name="ACE-0" table:formula="of:=[.F168]-[.G168]*2" office:value-type="float" office:value="4110">
            <text:p>4110</text:p>
          </table:table-cell>
          <table:table-cell table:style-name="ACE-0" table:formula="of:=[.S168]-[.V168]*([.R$2]+[.R$3])" office:value-type="float" office:value="-6.2599999999999998">
            <text:p>−6.26</text:p>
          </table:table-cell>
          <table:table-cell table:style-name="ACE-0" table:formula="of:=[.S168]-[.W168]*([.R$2]-[.R$3])" office:value-type="float" office:value="-4.3979999999999997">
            <text:p>−4.39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0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6700">
            <text:p>56700</text:p>
          </table:table-cell>
          <table:table-cell table:style-name="ACE-0" office:value-type="float" office:value="1100">
            <text:p>1100</text:p>
          </table:table-cell>
          <table:table-cell table:style-name="ACE-0" office:value-type="string">
            <text:p>T. Geoffroyi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69]-[.F169]*[.R$2]" office:value-type="float" office:value="-87.730000000000004">
            <text:p>−87.7</text:p>
          </table:table-cell>
          <table:table-cell table:style-name="ACE-4" table:formula="of:=SQRT(([.Y169]-[.M169])^2+[.T169]^2)" office:value-type="float" office:value="9.6817818607940236">
            <text:p>9.7</text:p>
          </table:table-cell>
          <table:table-cell table:style-name="ACE-4" table:formula="of:=SQRT(([.M169]-[.X169])^2+[.U169]^2)" office:value-type="float" office:value="10.119530621525875">
            <text:p>10.1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69]+[.G169]*2" office:value-type="float" office:value="58900">
            <text:p>58900</text:p>
          </table:table-cell>
          <table:table-cell table:style-name="ACE-0" table:formula="of:=[.F169]-[.G169]*2" office:value-type="float" office:value="54500">
            <text:p>54500</text:p>
          </table:table-cell>
          <table:table-cell table:style-name="ACE-0" table:formula="of:=[.S169]-[.V169]*([.R$2]+[.R$3])" office:value-type="float" office:value="-97.799999999999997">
            <text:p>−97.8</text:p>
          </table:table-cell>
          <table:table-cell table:style-name="ACE-0" table:formula="of:=[.S169]-[.W169]*([.R$2]-[.R$3])" office:value-type="float" office:value="-78.099999999999994">
            <text:p>−78.1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1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9300">
            <text:p>59300</text:p>
          </table:table-cell>
          <table:table-cell table:style-name="ACE-0" office:value-type="float" office:value="1400">
            <text:p>1400</text:p>
          </table:table-cell>
          <table:table-cell table:style-name="ACE-0" office:value-type="string">
            <text:p>T. Geoffroyi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0]-[.F170]*[.R$2]" office:value-type="float" office:value="-94.670000000000002">
            <text:p>−94.7</text:p>
          </table:table-cell>
          <table:table-cell table:style-name="ACE-4" table:formula="of:=SQRT(([.Y170]-[.M170])^2+[.T170]^2)" office:value-type="float" office:value="11.015484555842288">
            <text:p>11.0</text:p>
          </table:table-cell>
          <table:table-cell table:style-name="ACE-4" table:formula="of:=SQRT(([.M170]-[.X170])^2+[.U170]^2)" office:value-type="float" office:value="11.573283890063356">
            <text:p>11.6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0]+[.G170]*2" office:value-type="float" office:value="62100">
            <text:p>62100</text:p>
          </table:table-cell>
          <table:table-cell table:style-name="ACE-0" table:formula="of:=[.F170]-[.G170]*2" office:value-type="float" office:value="56500">
            <text:p>56500</text:p>
          </table:table-cell>
          <table:table-cell table:style-name="ACE-0" table:formula="of:=[.S170]-[.V170]*([.R$2]+[.R$3])" office:value-type="float" office:value="-106.2">
            <text:p>−106.2</text:p>
          </table:table-cell>
          <table:table-cell table:style-name="ACE-0" table:formula="of:=[.S170]-[.W170]*([.R$2]-[.R$3])" office:value-type="float" office:value="-83.700000000000003">
            <text:p>−83.7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09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9900">
            <text:p>599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T. Geoffroyi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1]-[.F171]*[.R$2]" office:value-type="float" office:value="-93.810000000000002">
            <text:p>−93.8</text:p>
          </table:table-cell>
          <table:table-cell table:style-name="ACE-4" table:formula="of:=SQRT(([.Y171]-[.M171])^2+[.T171]^2)" office:value-type="float" office:value="8.9261917971775659">
            <text:p>8.9</text:p>
          </table:table-cell>
          <table:table-cell table:style-name="ACE-4" table:formula="of:=SQRT(([.M171]-[.X171])^2+[.U171]^2)" office:value-type="float" office:value="9.244246859533769">
            <text:p>9.2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1]+[.G171]*2" office:value-type="float" office:value="61500">
            <text:p>61500</text:p>
          </table:table-cell>
          <table:table-cell table:style-name="ACE-0" table:formula="of:=[.F171]-[.G171]*2" office:value-type="float" office:value="58300">
            <text:p>58300</text:p>
          </table:table-cell>
          <table:table-cell table:style-name="ACE-0" table:formula="of:=[.S171]-[.V171]*([.R$2]+[.R$3])" office:value-type="float" office:value="-103">
            <text:p>−103</text:p>
          </table:table-cell>
          <table:table-cell table:style-name="ACE-0" table:formula="of:=[.S171]-[.W171]*([.R$2]-[.R$3])" office:value-type="float" office:value="-84.939999999999998">
            <text:p>−84.9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1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1500">
            <text:p>615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T. Geoffroyi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2]-[.F172]*[.R$2]" office:value-type="float" office:value="-98.849999999999994">
            <text:p>−98.8</text:p>
          </table:table-cell>
          <table:table-cell table:style-name="ACE-4" table:formula="of:=SQRT(([.Y172]-[.M172])^2+[.T172]^2)" office:value-type="float" office:value="9.0852022542153694">
            <text:p>9.1</text:p>
          </table:table-cell>
          <table:table-cell table:style-name="ACE-4" table:formula="of:=SQRT(([.M172]-[.X172])^2+[.U172]^2)" office:value-type="float" office:value="9.4033238804159112">
            <text:p>9.4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2]+[.G172]*2" office:value-type="float" office:value="63100">
            <text:p>63100</text:p>
          </table:table-cell>
          <table:table-cell table:style-name="ACE-0" table:formula="of:=[.F172]-[.G172]*2" office:value-type="float" office:value="59900">
            <text:p>59900</text:p>
          </table:table-cell>
          <table:table-cell table:style-name="ACE-0" table:formula="of:=[.S172]-[.V172]*([.R$2]+[.R$3])" office:value-type="float" office:value="-108.2">
            <text:p>−108.2</text:p>
          </table:table-cell>
          <table:table-cell table:style-name="ACE-0" table:formula="of:=[.S172]-[.W172]*([.R$2]-[.R$3])" office:value-type="float" office:value="-89.819999999999993">
            <text:p>−89.8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0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3400">
            <text:p>634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T. Geoffroyi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3]-[.F173]*[.R$2]" office:value-type="float" office:value="-102.45999999999999">
            <text:p>−102.5</text:p>
          </table:table-cell>
          <table:table-cell table:style-name="ACE-4" table:formula="of:=SQRT(([.Y173]-[.M173])^2+[.T173]^2)" office:value-type="float" office:value="9.2740713820845677">
            <text:p>9.3</text:p>
          </table:table-cell>
          <table:table-cell table:style-name="ACE-4" table:formula="of:=SQRT(([.M173]-[.X173])^2+[.U173]^2)" office:value-type="float" office:value="9.5922677193664754">
            <text:p>9.6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3]+[.G173]*2" office:value-type="float" office:value="65000">
            <text:p>65000</text:p>
          </table:table-cell>
          <table:table-cell table:style-name="ACE-0" table:formula="of:=[.F173]-[.G173]*2" office:value-type="float" office:value="61800">
            <text:p>61800</text:p>
          </table:table-cell>
          <table:table-cell table:style-name="ACE-0" table:formula="of:=[.S173]-[.V173]*([.R$2]+[.R$3])" office:value-type="float" office:value="-112">
            <text:p>−112</text:p>
          </table:table-cell>
          <table:table-cell table:style-name="ACE-0" table:formula="of:=[.S173]-[.W173]*([.R$2]-[.R$3])" office:value-type="float" office:value="-93.239999999999995">
            <text:p>−93.2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3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8500">
            <text:p>68500</text:p>
          </table:table-cell>
          <table:table-cell table:style-name="ACE-0" office:value-type="float" office:value="1200">
            <text:p>1200</text:p>
          </table:table-cell>
          <table:table-cell table:style-name="ACE-0" office:value-type="string">
            <text:p>Cycloseri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4]-[.F174]*[.R$2]" office:value-type="float" office:value="-114.15000000000001">
            <text:p>−114.2</text:p>
          </table:table-cell>
          <table:table-cell table:style-name="ACE-4" table:formula="of:=SQRT(([.Y174]-[.M174])^2+[.T174]^2)" office:value-type="float" office:value="11.214673423689179">
            <text:p>11.2</text:p>
          </table:table-cell>
          <table:table-cell table:style-name="ACE-4" table:formula="of:=SQRT(([.M174]-[.X174])^2+[.U174]^2)" office:value-type="float" office:value="11.692839689314146">
            <text:p>11.7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16">
            <text:p>1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4]+[.G174]*2" office:value-type="float" office:value="70900">
            <text:p>70900</text:p>
          </table:table-cell>
          <table:table-cell table:style-name="ACE-0" table:formula="of:=[.F174]-[.G174]*2" office:value-type="float" office:value="66100">
            <text:p>66100</text:p>
          </table:table-cell>
          <table:table-cell table:style-name="ACE-0" table:formula="of:=[.S174]-[.V174]*([.R$2]+[.R$3])" office:value-type="float" office:value="-125.80000000000001">
            <text:p>−125.8</text:p>
          </table:table-cell>
          <table:table-cell table:style-name="ACE-0" table:formula="of:=[.S174]-[.W174]*([.R$2]-[.R$3])" office:value-type="float" office:value="-102.97999999999999">
            <text:p>−102.9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3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70400">
            <text:p>704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T. Geoffroyi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5]-[.F175]*[.R$2]" office:value-type="float" office:value="-103.75999999999999">
            <text:p>−103.8</text:p>
          </table:table-cell>
          <table:table-cell table:style-name="ACE-4" table:formula="of:=SQRT(([.Y175]-[.M175])^2+[.T175]^2)" office:value-type="float" office:value="10.686889163830605">
            <text:p>10.7</text:p>
          </table:table-cell>
          <table:table-cell table:style-name="ACE-4" table:formula="of:=SQRT(([.M175]-[.X175])^2+[.U175]^2)" office:value-type="float" office:value="11.085197336989561">
            <text:p>11.1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5]+[.G175]*2" office:value-type="float" office:value="72400">
            <text:p>72400</text:p>
          </table:table-cell>
          <table:table-cell table:style-name="ACE-0" table:formula="of:=[.F175]-[.G175]*2" office:value-type="float" office:value="68400">
            <text:p>68400</text:p>
          </table:table-cell>
          <table:table-cell table:style-name="ACE-0" table:formula="of:=[.S175]-[.V175]*([.R$2]+[.R$3])" office:value-type="float" office:value="-114.80000000000001">
            <text:p>−114.8</text:p>
          </table:table-cell>
          <table:table-cell table:style-name="ACE-0" table:formula="of:=[.S175]-[.W175]*([.R$2]-[.R$3])" office:value-type="float" office:value="-93.11999999999999">
            <text:p>−93.1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0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76100">
            <text:p>761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F. Rubrum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6]-[.F176]*[.R$2]" office:value-type="float" office:value="-104.59">
            <text:p>−104.6</text:p>
          </table:table-cell>
          <table:table-cell table:style-name="ACE-4" table:formula="of:=SQRT(([.Y176]-[.M176])^2+[.T176]^2)" office:value-type="float" office:value="11.254514649686151">
            <text:p>11.3</text:p>
          </table:table-cell>
          <table:table-cell table:style-name="ACE-4" table:formula="of:=SQRT(([.M176]-[.X176])^2+[.U176]^2)" office:value-type="float" office:value="11.652986741604073">
            <text:p>11.7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6]+[.G176]*2" office:value-type="float" office:value="78100">
            <text:p>78100</text:p>
          </table:table-cell>
          <table:table-cell table:style-name="ACE-0" table:formula="of:=[.F176]-[.G176]*2" office:value-type="float" office:value="74100">
            <text:p>74100</text:p>
          </table:table-cell>
          <table:table-cell table:style-name="ACE-0" table:formula="of:=[.S176]-[.V176]*([.R$2]+[.R$3])" office:value-type="float" office:value="-116.20000000000002">
            <text:p>−116.2</text:p>
          </table:table-cell>
          <table:table-cell table:style-name="ACE-0" table:formula="of:=[.S176]-[.W176]*([.R$2]-[.R$3])" office:value-type="float" office:value="-93.379999999999995">
            <text:p>−93.3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0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77200">
            <text:p>77200</text:p>
          </table:table-cell>
          <table:table-cell table:style-name="ACE-0" office:value-type="float" office:value="1100">
            <text:p>1100</text:p>
          </table:table-cell>
          <table:table-cell table:style-name="ACE-0" office:value-type="string">
            <text:p>F. Rubrum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7]-[.F177]*[.R$2]" office:value-type="float" office:value="-106.68000000000001">
            <text:p>−106.7</text:p>
          </table:table-cell>
          <table:table-cell table:style-name="ACE-4" table:formula="of:=SQRT(([.Y177]-[.M177])^2+[.T177]^2)" office:value-type="float" office:value="11.72273005745676">
            <text:p>11.7</text:p>
          </table:table-cell>
          <table:table-cell table:style-name="ACE-4" table:formula="of:=SQRT(([.M177]-[.X177])^2+[.U177]^2)" office:value-type="float" office:value="12.16118415286933">
            <text:p>12.2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7]+[.G177]*2" office:value-type="float" office:value="79400">
            <text:p>79400</text:p>
          </table:table-cell>
          <table:table-cell table:style-name="ACE-0" table:formula="of:=[.F177]-[.G177]*2" office:value-type="float" office:value="75000">
            <text:p>75000</text:p>
          </table:table-cell>
          <table:table-cell table:style-name="ACE-0" table:formula="of:=[.S177]-[.V177]*([.R$2]+[.R$3])" office:value-type="float" office:value="-118.80000000000001">
            <text:p>−118.8</text:p>
          </table:table-cell>
          <table:table-cell table:style-name="ACE-0" table:formula="of:=[.S177]-[.W177]*([.R$2]-[.R$3])" office:value-type="float" office:value="-95">
            <text:p>−95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1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87600">
            <text:p>87600</text:p>
          </table:table-cell>
          <table:table-cell table:style-name="ACE-0" office:value-type="float" office:value="1400">
            <text:p>1400</text:p>
          </table:table-cell>
          <table:table-cell table:style-name="ACE-0" office:value-type="string">
            <text:p>F. Rubrum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8]-[.F178]*[.R$2]" office:value-type="float" office:value="-126.44">
            <text:p>−126.4</text:p>
          </table:table-cell>
          <table:table-cell table:style-name="ACE-4" table:formula="of:=SQRT(([.Y178]-[.M178])^2+[.T178]^2)" office:value-type="float" office:value="13.836184445142393">
            <text:p>13.8</text:p>
          </table:table-cell>
          <table:table-cell table:style-name="ACE-4" table:formula="of:=SQRT(([.M178]-[.X178])^2+[.U178]^2)" office:value-type="float" office:value="14.394776830503501">
            <text:p>14.4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8]+[.G178]*2" office:value-type="float" office:value="90400">
            <text:p>90400</text:p>
          </table:table-cell>
          <table:table-cell table:style-name="ACE-0" table:formula="of:=[.F178]-[.G178]*2" office:value-type="float" office:value="84800">
            <text:p>84800</text:p>
          </table:table-cell>
          <table:table-cell table:style-name="ACE-0" table:formula="of:=[.S178]-[.V178]*([.R$2]+[.R$3])" office:value-type="float" office:value="-140.80000000000001">
            <text:p>−140.8</text:p>
          </table:table-cell>
          <table:table-cell table:style-name="ACE-0" table:formula="of:=[.S178]-[.W178]*([.R$2]-[.R$3])" office:value-type="float" office:value="-112.63999999999999">
            <text:p>−112.6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1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88900">
            <text:p>88900</text:p>
          </table:table-cell>
          <table:table-cell table:style-name="ACE-0" office:value-type="float" office:value="1300">
            <text:p>1300</text:p>
          </table:table-cell>
          <table:table-cell table:style-name="ACE-0" office:value-type="string">
            <text:p>F. Rubrum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9]-[.F179]*[.R$2]" office:value-type="float" office:value="-128.91">
            <text:p>−128.9</text:p>
          </table:table-cell>
          <table:table-cell table:style-name="ACE-4" table:formula="of:=SQRT(([.Y179]-[.M179])^2+[.T179]^2)" office:value-type="float" office:value="13.606796096069045">
            <text:p>13.6</text:p>
          </table:table-cell>
          <table:table-cell table:style-name="ACE-4" table:formula="of:=SQRT(([.M179]-[.X179])^2+[.U179]^2)" office:value-type="float" office:value="14.125441586017766">
            <text:p>14.1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9]+[.G179]*2" office:value-type="float" office:value="91500">
            <text:p>91500</text:p>
          </table:table-cell>
          <table:table-cell table:style-name="ACE-0" table:formula="of:=[.F179]-[.G179]*2" office:value-type="float" office:value="86300">
            <text:p>86300</text:p>
          </table:table-cell>
          <table:table-cell table:style-name="ACE-0" table:formula="of:=[.S179]-[.V179]*([.R$2]+[.R$3])" office:value-type="float" office:value="-143">
            <text:p>−143</text:p>
          </table:table-cell>
          <table:table-cell table:style-name="ACE-0" table:formula="of:=[.S179]-[.W179]*([.R$2]-[.R$3])" office:value-type="float" office:value="-115.34">
            <text:p>−115.3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1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93900">
            <text:p>93900</text:p>
          </table:table-cell>
          <table:table-cell table:style-name="ACE-0" office:value-type="float" office:value="1400">
            <text:p>1400</text:p>
          </table:table-cell>
          <table:table-cell table:style-name="ACE-0" office:value-type="string">
            <text:p>F. Rubrum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0]-[.F180]*[.R$2]" office:value-type="float" office:value="-138.41">
            <text:p>−138.4</text:p>
          </table:table-cell>
          <table:table-cell table:style-name="ACE-4" table:formula="of:=SQRT(([.Y180]-[.M180])^2+[.T180]^2)" office:value-type="float" office:value="14.464608532552832">
            <text:p>14.5</text:p>
          </table:table-cell>
          <table:table-cell table:style-name="ACE-4" table:formula="of:=SQRT(([.M180]-[.X180])^2+[.U180]^2)" office:value-type="float" office:value="15.023318541520721">
            <text:p>15.0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0]+[.G180]*2" office:value-type="float" office:value="96700">
            <text:p>96700</text:p>
          </table:table-cell>
          <table:table-cell table:style-name="ACE-0" table:formula="of:=[.F180]-[.G180]*2" office:value-type="float" office:value="91100">
            <text:p>91100</text:p>
          </table:table-cell>
          <table:table-cell table:style-name="ACE-0" table:formula="of:=[.S180]-[.V180]*([.R$2]+[.R$3])" office:value-type="float" office:value="-153.40000000000001">
            <text:p>−153.4</text:p>
          </table:table-cell>
          <table:table-cell table:style-name="ACE-0" table:formula="of:=[.S180]-[.W180]*([.R$2]-[.R$3])" office:value-type="float" office:value="-123.97999999999999">
            <text:p>−123.9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0700">
            <text:p>407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1]-[.F181]*[.R$2]" office:value-type="float" office:value="-52.329999999999998">
            <text:p>−52.3</text:p>
          </table:table-cell>
          <table:table-cell table:style-name="ACE-4" table:formula="of:=SQRT(([.Y181]-[.M181])^2+[.T181]^2)" office:value-type="float" office:value="6.3097464291364398">
            <text:p>6.3</text:p>
          </table:table-cell>
          <table:table-cell table:style-name="ACE-4" table:formula="of:=SQRT(([.M181]-[.X181])^2+[.U181]^2)" office:value-type="float" office:value="6.5468236573165761">
            <text:p>6.5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1]+[.G181]*2" office:value-type="float" office:value="41900">
            <text:p>41900</text:p>
          </table:table-cell>
          <table:table-cell table:style-name="ACE-0" table:formula="of:=[.F181]-[.G181]*2" office:value-type="float" office:value="39500">
            <text:p>39500</text:p>
          </table:table-cell>
          <table:table-cell table:style-name="ACE-0" table:formula="of:=[.S181]-[.V181]*([.R$2]+[.R$3])" office:value-type="float" office:value="-58.799999999999997">
            <text:p>−58.8</text:p>
          </table:table-cell>
          <table:table-cell table:style-name="ACE-0" table:formula="of:=[.S181]-[.W181]*([.R$2]-[.R$3])" office:value-type="float" office:value="-46.099999999999994">
            <text:p>−46.09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8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0900">
            <text:p>409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2]-[.F182]*[.R$2]" office:value-type="float" office:value="-52.709999999999994">
            <text:p>−52.7</text:p>
          </table:table-cell>
          <table:table-cell table:style-name="ACE-4" table:formula="of:=SQRT(([.Y182]-[.M182])^2+[.T182]^2)" office:value-type="float" office:value="5.9742865682857902">
            <text:p>6.0</text:p>
          </table:table-cell>
          <table:table-cell table:style-name="ACE-4" table:formula="of:=SQRT(([.M182]-[.X182])^2+[.U182]^2)" office:value-type="float" office:value="6.1715557195896755">
            <text:p>6.2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2]+[.G182]*2" office:value-type="float" office:value="41900">
            <text:p>41900</text:p>
          </table:table-cell>
          <table:table-cell table:style-name="ACE-0" table:formula="of:=[.F182]-[.G182]*2" office:value-type="float" office:value="39900">
            <text:p>39900</text:p>
          </table:table-cell>
          <table:table-cell table:style-name="ACE-0" table:formula="of:=[.S182]-[.V182]*([.R$2]+[.R$3])" office:value-type="float" office:value="-58.799999999999997">
            <text:p>−58.8</text:p>
          </table:table-cell>
          <table:table-cell table:style-name="ACE-0" table:formula="of:=[.S182]-[.W182]*([.R$2]-[.R$3])" office:value-type="float" office:value="-46.819999999999993">
            <text:p>−46.8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6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1000">
            <text:p>41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3]-[.F183]*[.R$2]" office:value-type="float" office:value="-52.900000000000006">
            <text:p>−52.9</text:p>
          </table:table-cell>
          <table:table-cell table:style-name="ACE-4" table:formula="of:=SQRT(([.Y183]-[.M183])^2+[.T183]^2)" office:value-type="float" office:value="5.9841457201508774">
            <text:p>6.0</text:p>
          </table:table-cell>
          <table:table-cell table:style-name="ACE-4" table:formula="of:=SQRT(([.M183]-[.X183])^2+[.U183]^2)" office:value-type="float" office:value="6.1814237842102306">
            <text:p>6.2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3]+[.G183]*2" office:value-type="float" office:value="42000">
            <text:p>42000</text:p>
          </table:table-cell>
          <table:table-cell table:style-name="ACE-0" table:formula="of:=[.F183]-[.G183]*2" office:value-type="float" office:value="40000">
            <text:p>40000</text:p>
          </table:table-cell>
          <table:table-cell table:style-name="ACE-0" table:formula="of:=[.S183]-[.V183]*([.R$2]+[.R$3])" office:value-type="float" office:value="-59">
            <text:p>−59</text:p>
          </table:table-cell>
          <table:table-cell table:style-name="ACE-0" table:formula="of:=[.S183]-[.W183]*([.R$2]-[.R$3])" office:value-type="float" office:value="-47">
            <text:p>−47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1600">
            <text:p>416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4]-[.F184]*[.R$2]" office:value-type="float" office:value="-54.040000000000006">
            <text:p>−54.0</text:p>
          </table:table-cell>
          <table:table-cell table:style-name="ACE-4" table:formula="of:=SQRT(([.Y184]-[.M184])^2+[.T184]^2)" office:value-type="float" office:value="6.043310351123802">
            <text:p>6.0</text:p>
          </table:table-cell>
          <table:table-cell table:style-name="ACE-4" table:formula="of:=SQRT(([.M184]-[.X184])^2+[.U184]^2)" office:value-type="float" office:value="6.2406409927186131">
            <text:p>6.2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4]+[.G184]*2" office:value-type="float" office:value="42600">
            <text:p>42600</text:p>
          </table:table-cell>
          <table:table-cell table:style-name="ACE-0" table:formula="of:=[.F184]-[.G184]*2" office:value-type="float" office:value="40600">
            <text:p>40600</text:p>
          </table:table-cell>
          <table:table-cell table:style-name="ACE-0" table:formula="of:=[.S184]-[.V184]*([.R$2]+[.R$3])" office:value-type="float" office:value="-60.200000000000003">
            <text:p>−60.2</text:p>
          </table:table-cell>
          <table:table-cell table:style-name="ACE-0" table:formula="of:=[.S184]-[.W184]*([.R$2]-[.R$3])" office:value-type="float" office:value="-48.079999999999998">
            <text:p>−48.0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1600">
            <text:p>416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Goni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5]-[.F185]*[.R$2]" office:value-type="float" office:value="-54.040000000000006">
            <text:p>−54.0</text:p>
          </table:table-cell>
          <table:table-cell table:style-name="ACE-4" table:formula="of:=SQRT(([.Y185]-[.M185])^2+[.T185]^2)" office:value-type="float" office:value="6.043310351123802">
            <text:p>6.0</text:p>
          </table:table-cell>
          <table:table-cell table:style-name="ACE-4" table:formula="of:=SQRT(([.M185]-[.X185])^2+[.U185]^2)" office:value-type="float" office:value="6.2406409927186131">
            <text:p>6.2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5]+[.G185]*2" office:value-type="float" office:value="42600">
            <text:p>42600</text:p>
          </table:table-cell>
          <table:table-cell table:style-name="ACE-0" table:formula="of:=[.F185]-[.G185]*2" office:value-type="float" office:value="40600">
            <text:p>40600</text:p>
          </table:table-cell>
          <table:table-cell table:style-name="ACE-0" table:formula="of:=[.S185]-[.V185]*([.R$2]+[.R$3])" office:value-type="float" office:value="-60.200000000000003">
            <text:p>−60.2</text:p>
          </table:table-cell>
          <table:table-cell table:style-name="ACE-0" table:formula="of:=[.S185]-[.W185]*([.R$2]-[.R$3])" office:value-type="float" office:value="-48.079999999999998">
            <text:p>−48.0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8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5100">
            <text:p>451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Galax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6]-[.F186]*[.R$2]" office:value-type="float" office:value="-65.689999999999998">
            <text:p>−65.7</text:p>
          </table:table-cell>
          <table:table-cell table:style-name="ACE-4" table:formula="of:=SQRT(([.Y186]-[.M186])^2+[.T186]^2)" office:value-type="float" office:value="6.3887479211501237">
            <text:p>6.4</text:p>
          </table:table-cell>
          <table:table-cell table:style-name="ACE-4" table:formula="of:=SQRT(([.M186]-[.X186])^2+[.U186]^2)" office:value-type="float" office:value="6.58635711148432">
            <text:p>6.6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6]+[.G186]*2" office:value-type="float" office:value="46100">
            <text:p>46100</text:p>
          </table:table-cell>
          <table:table-cell table:style-name="ACE-0" table:formula="of:=[.F186]-[.G186]*2" office:value-type="float" office:value="44100">
            <text:p>44100</text:p>
          </table:table-cell>
          <table:table-cell table:style-name="ACE-0" table:formula="of:=[.S186]-[.V186]*([.R$2]+[.R$3])" office:value-type="float" office:value="-72.200000000000003">
            <text:p>−72.2</text:p>
          </table:table-cell>
          <table:table-cell table:style-name="ACE-0" table:formula="of:=[.S186]-[.W186]*([.R$2]-[.R$3])" office:value-type="float" office:value="-59.379999999999995">
            <text:p>−59.3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6200">
            <text:p>462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Cyph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7]-[.F187]*[.R$2]" office:value-type="float" office:value="-72.780000000000001">
            <text:p>−72.8</text:p>
          </table:table-cell>
          <table:table-cell table:style-name="ACE-4" table:formula="of:=SQRT(([.Y187]-[.M187])^2+[.T187]^2)" office:value-type="float" office:value="6.8533495460249227">
            <text:p>6.9</text:p>
          </table:table-cell>
          <table:table-cell table:style-name="ACE-4" table:formula="of:=SQRT(([.M187]-[.X187])^2+[.U187]^2)" office:value-type="float" office:value="7.0908673658446002">
            <text:p>7.1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15">
            <text:p>1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7]+[.G187]*2" office:value-type="float" office:value="47400">
            <text:p>47400</text:p>
          </table:table-cell>
          <table:table-cell table:style-name="ACE-0" table:formula="of:=[.F187]-[.G187]*2" office:value-type="float" office:value="45000">
            <text:p>45000</text:p>
          </table:table-cell>
          <table:table-cell table:style-name="ACE-0" table:formula="of:=[.S187]-[.V187]*([.R$2]+[.R$3])" office:value-type="float" office:value="-79.799999999999997">
            <text:p>−79.8</text:p>
          </table:table-cell>
          <table:table-cell table:style-name="ACE-0" table:formula="of:=[.S187]-[.W187]*([.R$2]-[.R$3])" office:value-type="float" office:value="-66">
            <text:p>−66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51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6800">
            <text:p>468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A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8]-[.F188]*[.R$2]" office:value-type="float" office:value="-63.920000000000002">
            <text:p>−63.9</text:p>
          </table:table-cell>
          <table:table-cell table:style-name="ACE-4" table:formula="of:=SQRT(([.Y188]-[.M188])^2+[.T188]^2)" office:value-type="float" office:value="6.5567064903044159">
            <text:p>6.6</text:p>
          </table:table-cell>
          <table:table-cell table:style-name="ACE-4" table:formula="of:=SQRT(([.M188]-[.X188])^2+[.U188]^2)" office:value-type="float" office:value="6.7544355796765201">
            <text:p>6.8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8]+[.G188]*2" office:value-type="float" office:value="47800">
            <text:p>47800</text:p>
          </table:table-cell>
          <table:table-cell table:style-name="ACE-0" table:formula="of:=[.F188]-[.G188]*2" office:value-type="float" office:value="45800">
            <text:p>45800</text:p>
          </table:table-cell>
          <table:table-cell table:style-name="ACE-0" table:formula="of:=[.S188]-[.V188]*([.R$2]+[.R$3])" office:value-type="float" office:value="-70.600000000000009">
            <text:p>−70.6</text:p>
          </table:table-cell>
          <table:table-cell table:style-name="ACE-0" table:formula="of:=[.S188]-[.W188]*([.R$2]-[.R$3])" office:value-type="float" office:value="-57.439999999999998">
            <text:p>−57.4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9600">
            <text:p>496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A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9]-[.F189]*[.R$2]" office:value-type="float" office:value="-66.239999999999995">
            <text:p>−66.2</text:p>
          </table:table-cell>
          <table:table-cell table:style-name="ACE-4" table:formula="of:=SQRT(([.Y189]-[.M189])^2+[.T189]^2)" office:value-type="float" office:value="7.1898817792784229">
            <text:p>7.2</text:p>
          </table:table-cell>
          <table:table-cell table:style-name="ACE-4" table:formula="of:=SQRT(([.M189]-[.X189])^2+[.U189]^2)" office:value-type="float" office:value="7.4276241154221179">
            <text:p>7.4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8">
            <text:p>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9]+[.G189]*2" office:value-type="float" office:value="50800">
            <text:p>50800</text:p>
          </table:table-cell>
          <table:table-cell table:style-name="ACE-0" table:formula="of:=[.F189]-[.G189]*2" office:value-type="float" office:value="48400">
            <text:p>48400</text:p>
          </table:table-cell>
          <table:table-cell table:style-name="ACE-0" table:formula="of:=[.S189]-[.V189]*([.R$2]+[.R$3])" office:value-type="float" office:value="-73.600000000000009">
            <text:p>−73.6</text:p>
          </table:table-cell>
          <table:table-cell table:style-name="ACE-0" table:formula="of:=[.S189]-[.W189]*([.R$2]-[.R$3])" office:value-type="float" office:value="-59.120000000000005">
            <text:p>−59.1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51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9700">
            <text:p>497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0]-[.F190]*[.R$2]" office:value-type="float" office:value="-69.430000000000007">
            <text:p>−69.4</text:p>
          </table:table-cell>
          <table:table-cell table:style-name="ACE-4" table:formula="of:=SQRT(([.Y190]-[.M190])^2+[.T190]^2)" office:value-type="float" office:value="7.199784719003766">
            <text:p>7.2</text:p>
          </table:table-cell>
          <table:table-cell table:style-name="ACE-4" table:formula="of:=SQRT(([.M190]-[.X190])^2+[.U190]^2)" office:value-type="float" office:value="7.4375331932032314">
            <text:p>7.4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0]+[.G190]*2" office:value-type="float" office:value="50900">
            <text:p>50900</text:p>
          </table:table-cell>
          <table:table-cell table:style-name="ACE-0" table:formula="of:=[.F190]-[.G190]*2" office:value-type="float" office:value="48500">
            <text:p>48500</text:p>
          </table:table-cell>
          <table:table-cell table:style-name="ACE-0" table:formula="of:=[.S190]-[.V190]*([.R$2]+[.R$3])" office:value-type="float" office:value="-76.799999999999997">
            <text:p>−76.8</text:p>
          </table:table-cell>
          <table:table-cell table:style-name="ACE-0" table:formula="of:=[.S190]-[.W190]*([.R$2]-[.R$3])" office:value-type="float" office:value="-62.299999999999997">
            <text:p>−62.3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8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9800">
            <text:p>498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1]-[.F191]*[.R$2]" office:value-type="float" office:value="-66.620000000000005">
            <text:p>−66.6</text:p>
          </table:table-cell>
          <table:table-cell table:style-name="ACE-4" table:formula="of:=SQRT(([.Y191]-[.M191])^2+[.T191]^2)" office:value-type="float" office:value="7.5663729752107782">
            <text:p>7.6</text:p>
          </table:table-cell>
          <table:table-cell table:style-name="ACE-4" table:formula="of:=SQRT(([.M191]-[.X191])^2+[.U191]^2)" office:value-type="float" office:value="7.8440040795501895">
            <text:p>7.8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8">
            <text:p>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1]+[.G191]*2" office:value-type="float" office:value="51200">
            <text:p>51200</text:p>
          </table:table-cell>
          <table:table-cell table:style-name="ACE-0" table:formula="of:=[.F191]-[.G191]*2" office:value-type="float" office:value="48400">
            <text:p>48400</text:p>
          </table:table-cell>
          <table:table-cell table:style-name="ACE-0" table:formula="of:=[.S191]-[.V191]*([.R$2]+[.R$3])" office:value-type="float" office:value="-74.400000000000006">
            <text:p>−74.4</text:p>
          </table:table-cell>
          <table:table-cell table:style-name="ACE-0" table:formula="of:=[.S191]-[.W191]*([.R$2]-[.R$3])" office:value-type="float" office:value="-59.120000000000005">
            <text:p>−59.1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51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9800">
            <text:p>498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Mont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2]-[.F192]*[.R$2]" office:value-type="float" office:value="-69.620000000000005">
            <text:p>−69.6</text:p>
          </table:table-cell>
          <table:table-cell table:style-name="ACE-4" table:formula="of:=SQRT(([.Y192]-[.M192])^2+[.T192]^2)" office:value-type="float" office:value="7.2096879266720002">
            <text:p>7.2</text:p>
          </table:table-cell>
          <table:table-cell table:style-name="ACE-4" table:formula="of:=SQRT(([.M192]-[.X192])^2+[.U192]^2)" office:value-type="float" office:value="7.4474425140446661">
            <text:p>7.4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2]+[.G192]*2" office:value-type="float" office:value="51000">
            <text:p>51000</text:p>
          </table:table-cell>
          <table:table-cell table:style-name="ACE-0" table:formula="of:=[.F192]-[.G192]*2" office:value-type="float" office:value="48600">
            <text:p>48600</text:p>
          </table:table-cell>
          <table:table-cell table:style-name="ACE-0" table:formula="of:=[.S192]-[.V192]*([.R$2]+[.R$3])" office:value-type="float" office:value="-77">
            <text:p>−77</text:p>
          </table:table-cell>
          <table:table-cell table:style-name="ACE-0" table:formula="of:=[.S192]-[.W192]*([.R$2]-[.R$3])" office:value-type="float" office:value="-62.480000000000004">
            <text:p>−62.48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3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0200">
            <text:p>502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3]-[.F193]*[.R$2]" office:value-type="float" office:value="-70.379999999999995">
            <text:p>−70.4</text:p>
          </table:table-cell>
          <table:table-cell table:style-name="ACE-4" table:formula="of:=SQRT(([.Y193]-[.M193])^2+[.T193]^2)" office:value-type="float" office:value="7.6060239284398703">
            <text:p>7.6</text:p>
          </table:table-cell>
          <table:table-cell table:style-name="ACE-4" table:formula="of:=SQRT(([.M193]-[.X193])^2+[.U193]^2)" office:value-type="float" office:value="7.8836793440626511">
            <text:p>7.9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3]+[.G193]*2" office:value-type="float" office:value="51600">
            <text:p>51600</text:p>
          </table:table-cell>
          <table:table-cell table:style-name="ACE-0" table:formula="of:=[.F193]-[.G193]*2" office:value-type="float" office:value="48800">
            <text:p>48800</text:p>
          </table:table-cell>
          <table:table-cell table:style-name="ACE-0" table:formula="of:=[.S193]-[.V193]*([.R$2]+[.R$3])" office:value-type="float" office:value="-78.200000000000003">
            <text:p>−78.2</text:p>
          </table:table-cell>
          <table:table-cell table:style-name="ACE-0" table:formula="of:=[.S193]-[.W193]*([.R$2]-[.R$3])" office:value-type="float" office:value="-62.840000000000003">
            <text:p>−62.8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89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0700">
            <text:p>507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4]-[.F194]*[.R$2]" office:value-type="float" office:value="-68.329999999999998">
            <text:p>−68.3</text:p>
          </table:table-cell>
          <table:table-cell table:style-name="ACE-4" table:formula="of:=SQRT(([.Y194]-[.M194])^2+[.T194]^2)" office:value-type="float" office:value="7.2988286731502372">
            <text:p>7.3</text:p>
          </table:table-cell>
          <table:table-cell table:style-name="ACE-4" table:formula="of:=SQRT(([.M194]-[.X194])^2+[.U194]^2)" office:value-type="float" office:value="7.5366371811305859">
            <text:p>7.5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8">
            <text:p>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4]+[.G194]*2" office:value-type="float" office:value="51900">
            <text:p>51900</text:p>
          </table:table-cell>
          <table:table-cell table:style-name="ACE-0" table:formula="of:=[.F194]-[.G194]*2" office:value-type="float" office:value="49500">
            <text:p>49500</text:p>
          </table:table-cell>
          <table:table-cell table:style-name="ACE-0" table:formula="of:=[.S194]-[.V194]*([.R$2]+[.R$3])" office:value-type="float" office:value="-75.799999999999997">
            <text:p>−75.8</text:p>
          </table:table-cell>
          <table:table-cell table:style-name="ACE-0" table:formula="of:=[.S194]-[.W194]*([.R$2]-[.R$3])" office:value-type="float" office:value="-61.099999999999994">
            <text:p>−61.0999999999999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9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3200">
            <text:p>532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Favi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5]-[.F195]*[.R$2]" office:value-type="float" office:value="-76.079999999999998">
            <text:p>−76.1</text:p>
          </table:table-cell>
          <table:table-cell table:style-name="ACE-4" table:formula="of:=SQRT(([.Y195]-[.M195])^2+[.T195]^2)" office:value-type="float" office:value="7.9035182039393099">
            <text:p>7.9</text:p>
          </table:table-cell>
          <table:table-cell table:style-name="ACE-4" table:formula="of:=SQRT(([.M195]-[.X195])^2+[.U195]^2)" office:value-type="float" office:value="8.1813446327605632">
            <text:p>8.2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5]+[.G195]*2" office:value-type="float" office:value="54600">
            <text:p>54600</text:p>
          </table:table-cell>
          <table:table-cell table:style-name="ACE-0" table:formula="of:=[.F195]-[.G195]*2" office:value-type="float" office:value="51800">
            <text:p>51800</text:p>
          </table:table-cell>
          <table:table-cell table:style-name="ACE-0" table:formula="of:=[.S195]-[.V195]*([.R$2]+[.R$3])" office:value-type="float" office:value="-84.200000000000003">
            <text:p>−84.2</text:p>
          </table:table-cell>
          <table:table-cell table:style-name="ACE-0" table:formula="of:=[.S195]-[.W195]*([.R$2]-[.R$3])" office:value-type="float" office:value="-68.239999999999995">
            <text:p>−68.2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59500">
            <text:p>595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Platygy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6]-[.F196]*[.R$2]" office:value-type="float" office:value="-99.049999999999997">
            <text:p>−99.0</text:p>
          </table:table-cell>
          <table:table-cell table:style-name="ACE-4" table:formula="of:=SQRT(([.Y196]-[.M196])^2+[.T196]^2)" office:value-type="float" office:value="8.8864447334127927">
            <text:p>8.9</text:p>
          </table:table-cell>
          <table:table-cell table:style-name="ACE-4" table:formula="of:=SQRT(([.M196]-[.X196])^2+[.U196]^2)" office:value-type="float" office:value="9.2044826036013614">
            <text:p>9.2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14">
            <text:p>1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6]+[.G196]*2" office:value-type="float" office:value="61100">
            <text:p>61100</text:p>
          </table:table-cell>
          <table:table-cell table:style-name="ACE-0" table:formula="of:=[.F196]-[.G196]*2" office:value-type="float" office:value="57900">
            <text:p>57900</text:p>
          </table:table-cell>
          <table:table-cell table:style-name="ACE-0" table:formula="of:=[.S196]-[.V196]*([.R$2]+[.R$3])" office:value-type="float" office:value="-108.2">
            <text:p>−108.2</text:p>
          </table:table-cell>
          <table:table-cell table:style-name="ACE-0" table:formula="of:=[.S196]-[.W196]*([.R$2]-[.R$3])" office:value-type="float" office:value="-90.219999999999999">
            <text:p>−90.22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9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1900">
            <text:p>619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7]-[.F197]*[.R$2]" office:value-type="float" office:value="-91.609999999999999">
            <text:p>−91.6</text:p>
          </table:table-cell>
          <table:table-cell table:style-name="ACE-4" table:formula="of:=SQRT(([.Y197]-[.M197])^2+[.T197]^2)" office:value-type="float" office:value="8.7672173464560661">
            <text:p>8.8</text:p>
          </table:table-cell>
          <table:table-cell table:style-name="ACE-4" table:formula="of:=SQRT(([.M197]-[.X197])^2+[.U197]^2)" office:value-type="float" office:value="9.045446368200972">
            <text:p>9.0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6">
            <text:p>2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7]+[.G197]*2" office:value-type="float" office:value="63300">
            <text:p>63300</text:p>
          </table:table-cell>
          <table:table-cell table:style-name="ACE-0" table:formula="of:=[.F197]-[.G197]*2" office:value-type="float" office:value="60500">
            <text:p>60500</text:p>
          </table:table-cell>
          <table:table-cell table:style-name="ACE-0" table:formula="of:=[.S197]-[.V197]*([.R$2]+[.R$3])" office:value-type="float" office:value="-100.60000000000001">
            <text:p>−100.6</text:p>
          </table:table-cell>
          <table:table-cell table:style-name="ACE-0" table:formula="of:=[.S197]-[.W197]*([.R$2]-[.R$3])" office:value-type="float" office:value="-82.899999999999991">
            <text:p>−82.9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3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4800">
            <text:p>648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8]-[.F198]*[.R$2]" office:value-type="float" office:value="-95.120000000000005">
            <text:p>−95.1</text:p>
          </table:table-cell>
          <table:table-cell table:style-name="ACE-4" table:formula="of:=SQRT(([.Y198]-[.M198])^2+[.T198]^2)" office:value-type="float" office:value="9.4132672330068399">
            <text:p>9.4</text:p>
          </table:table-cell>
          <table:table-cell table:style-name="ACE-4" table:formula="of:=SQRT(([.M198]-[.X198])^2+[.U198]^2)" office:value-type="float" office:value="9.7315158120408007">
            <text:p>9.7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8">
            <text:p>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8]+[.G198]*2" office:value-type="float" office:value="66400">
            <text:p>66400</text:p>
          </table:table-cell>
          <table:table-cell table:style-name="ACE-0" table:formula="of:=[.F198]-[.G198]*2" office:value-type="float" office:value="63200">
            <text:p>63200</text:p>
          </table:table-cell>
          <table:table-cell table:style-name="ACE-0" table:formula="of:=[.S198]-[.V198]*([.R$2]+[.R$3])" office:value-type="float" office:value="-104.80000000000001">
            <text:p>−104.8</text:p>
          </table:table-cell>
          <table:table-cell table:style-name="ACE-0" table:formula="of:=[.S198]-[.W198]*([.R$2]-[.R$3])" office:value-type="float" office:value="-85.759999999999991">
            <text:p>−85.76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9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67600">
            <text:p>676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9]-[.F199]*[.R$2]" office:value-type="float" office:value="-101.44">
            <text:p>−101.4</text:p>
          </table:table-cell>
          <table:table-cell table:style-name="ACE-4" table:formula="of:=SQRT(([.Y199]-[.M199])^2+[.T199]^2)" office:value-type="float" office:value="10.04987562112089">
            <text:p>10.0</text:p>
          </table:table-cell>
          <table:table-cell table:style-name="ACE-4" table:formula="of:=SQRT(([.M199]-[.X199])^2+[.U199]^2)" office:value-type="float" office:value="10.408150652253276">
            <text:p>10.4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7">
            <text:p>2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9]+[.G199]*2" office:value-type="float" office:value="69400">
            <text:p>69400</text:p>
          </table:table-cell>
          <table:table-cell table:style-name="ACE-0" table:formula="of:=[.F199]-[.G199]*2" office:value-type="float" office:value="65800">
            <text:p>65800</text:p>
          </table:table-cell>
          <table:table-cell table:style-name="ACE-0" table:formula="of:=[.S199]-[.V199]*([.R$2]+[.R$3])" office:value-type="float" office:value="-111.80000000000001">
            <text:p>−111.8</text:p>
          </table:table-cell>
          <table:table-cell table:style-name="ACE-0" table:formula="of:=[.S199]-[.W199]*([.R$2]-[.R$3])" office:value-type="float" office:value="-91.439999999999998">
            <text:p>−91.44</text:p>
          </table:table-cell>
          <table:table-cell table:number-columns-repeated="231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0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0" office:value-type="float" office:value="439400">
            <text:p>439400</text:p>
          </table:table-cell>
          <table:table-cell table:style-name="ACE-0" office:value-type="float" office:value="31850">
            <text:p>3185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00]-[.F200]*[.R$2]" office:value-type="float" office:value="-792.86000000000001">
            <text:p>−792.9</text:p>
          </table:table-cell>
          <table:table-cell table:style-name="ACE-4" table:formula="of:=SQRT(([.Y200]-[.M200])^2+[.T200]^2)" office:value-type="float" office:value="158.60315255378754">
            <text:p>158.6</text:p>
          </table:table-cell>
          <table:table-cell table:style-name="ACE-4" table:formula="of:=SQRT(([.M200]-[.X200])^2+[.U200]^2)" office:value-type="float" office:value="171.34291814954014">
            <text:p>171.3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ported error range is +63.7 -40.3</text:p>
          </table:table-cell>
          <table:table-cell table:style-name="ACE-0"/>
          <table:table-cell table:style-name="ACE-0" office:value-type="float" office:value="42">
            <text:p>4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00]+[.G200]*2" office:value-type="float" office:value="503100">
            <text:p>503100</text:p>
          </table:table-cell>
          <table:table-cell table:style-name="ACE-0" table:formula="of:=[.F200]-[.G200]*2" office:value-type="float" office:value="375700">
            <text:p>375700</text:p>
          </table:table-cell>
          <table:table-cell table:style-name="ACE-0" table:formula="of:=[.S200]-[.V200]*([.R$2]+[.R$3])" office:value-type="float" office:value="-964.20000000000005">
            <text:p>−964.2</text:p>
          </table:table-cell>
          <table:table-cell table:style-name="ACE-0" table:formula="of:=[.S200]-[.W200]*([.R$2]-[.R$3])" office:value-type="float" office:value="-634.25999999999999">
            <text:p>−634.26</text:p>
          </table:table-cell>
          <table:table-cell table:number-columns-repeated="231" table:style-name="Gnumeric-default"/>
        </table:table-row>
        <table:table-row table:style-name="AROW-0" table:number-rows-repeated="65336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2" gnm:cursor-row="169">
          <gnm:selection gnm:start-col="12" gnm:start-row="169" gnm:end-col="12" gnm:end-row="16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3-10-03T09:37:5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